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1">
      <style:table-cell-properties fo:background-color="#729fcf"/>
    </style:style>
    <style:style style:name="ce9" style:family="table-cell" style:parent-style-name="Default" style:data-style-name="N121">
      <style:table-cell-properties fo:background-color="#650953"/>
    </style:style>
    <style:style style:name="ce4" style:family="table-cell" style:parent-style-name="Default" style:data-style-name="N121"/>
    <style:style style:name="ce14" style:family="table-cell" style:parent-style-name="Default" style:data-style-name="N121">
      <style:table-cell-properties fo:background-color="#ffbf00"/>
    </style:style>
    <style:style style:name="ce11" style:family="table-cell" style:parent-style-name="Default" style:data-style-name="N121">
      <style:table-cell-properties fo:background-color="#bf0041"/>
    </style:style>
    <style:style style:name="ce2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21">
      <style:table-cell-properties fo:background-color="#00a933"/>
    </style:style>
    <style:style style:name="ce25" style:family="table-cell" style:parent-style-name="Default" style:data-style-name="N121">
      <style:table-cell-properties fo:background-color="transparent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00"/>
    </style:style>
    <style:style style:name="ce28" style:family="table-cell" style:parent-style-name="Default" style:data-style-name="N4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table:table-column table:style-name="co1" table:default-cell-style-name="ce1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15"/>
        <table:table-column table:style-name="co5" table:number-columns-repeated="2" table:default-cell-style-name="ce4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7" table:number-columns-repeated="4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5"/>
          <table:table-cell table:style-name="ce22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22" office:value-type="string" calcext:value-type="string" table:number-columns-spanned="2" table:number-rows-spanned="1">
            <text:p>lower_intercept</text:p>
          </table:table-cell>
          <table:covered-table-cell/>
          <table:table-cell/>
          <table:table-cell office:value-type="string" calcext:value-type="string">
            <text:p>Point</text:p>
          </table:table-cell>
          <table:table-cell table:style-name="ce5" office:value-type="string" calcext:value-type="string">
            <text:p>start_x</text:p>
          </table:table-cell>
          <table:table-cell table:style-name="ce5" office:value-type="string" calcext:value-type="string">
            <text:p>start_y</text:p>
          </table:table-cell>
          <table:table-cell table:style-name="ce5" office:value-type="string" calcext:value-type="string">
            <text:p>angle</text:p>
          </table:table-cell>
          <table:table-cell table:number-columns-repeated="5"/>
          <table:table-cell office:value-type="string" calcext:value-type="string">
            <text:p>B, H, D, F</text:p>
          </table:table-cell>
          <table:table-cell/>
          <table:table-cell office:value-type="string" calcext:value-type="string">
            <text:p>C, I, E, G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ottom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op</text:p>
          </table:table-cell>
          <table:covered-table-cell table:style-name="ce5"/>
          <table:table-cell table:style-name="ce22"/>
          <table:table-cell/>
          <table:table-cell table:style-name="ce22"/>
          <table:table-cell table:number-columns-repeated="2"/>
          <table:table-cell office:value-type="string" calcext:value-type="string">
            <text:p>maroon, green, purple, yellow</text:p>
          </table:table-cell>
          <table:table-cell table:number-columns-repeated="8"/>
          <table:table-cell office:value-type="string" calcext:value-type="string">
            <text:p>B, B, D, F</text:p>
          </table:table-cell>
          <table:table-cell/>
          <table:table-cell office:value-type="string" calcext:value-type="string">
            <text:p>C, C, E, G</text:p>
          </table:table-cell>
          <table:table-cell office:value-type="string" calcext:value-type="string">
            <text:p>sometimes changing the row</text:p>
          </table:table-cell>
          <table:table-cell/>
        </table:table-row>
        <table:table-row table:style-name="ro2">
          <table:table-cell office:value-type="string" calcext:value-type="string">
            <text:p>Stripe 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angle</text:p>
          </table:table-cell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-36.9788758424906" calcext:value-type="float">
            <text:p>-36.979</text:p>
          </table:table-cell>
          <table:table-cell table:style-name="ce8" office:value-type="float" office:value="-28.4615792675513" calcext:value-type="float">
            <text:p>-28.462</text:p>
          </table:table-cell>
          <table:table-cell table:style-name="ce11" office:value-type="float" office:value="-44.0074672710293" calcext:value-type="float">
            <text:p>-44.007</text:p>
          </table:table-cell>
          <table:table-cell table:style-name="ce11" office:value-type="float" office:value="-8.04906758605019" calcext:value-type="float">
            <text:p>-8.049</text:p>
          </table:table-cell>
          <table:table-cell table:style-name="ce13" office:value-type="float" office:value="-42.4859296282135" calcext:value-type="float">
            <text:p>-42.486</text:p>
          </table:table-cell>
          <table:table-cell table:style-name="ce13" office:value-type="float" office:value="-7.52516016096903" calcext:value-type="float">
            <text:p>-7.525</text:p>
          </table:table-cell>
          <table:table-cell office:value-type="float" office:value="-35.4573381996748" calcext:value-type="float">
            <text:p>-35.457</text:p>
          </table:table-cell>
          <table:table-cell office:value-type="float" office:value="-27.9376718424702" calcext:value-type="float">
            <text:p>-27.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.000</text:p>
          </table:table-cell>
          <table:table-cell office:value-type="float" office:value="-0.3" calcext:value-type="float">
            <text:p>-0.300</text:p>
          </table:table-cell>
          <table:table-cell table:style-name="ce16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office:value-type="string" calcext:value-type="string">
            <text:p>Old row 6 and 7</text:p>
          </table:table-cell>
          <table:table-cell table:number-columns-repeated="2"/>
          <table:table-cell table:style-name="ce7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-32.765019963034" calcext:value-type="float">
            <text:p>-32.765</text:p>
          </table:table-cell>
          <table:table-cell table:style-name="ce9" office:value-type="float" office:value="-35.7567317514874" calcext:value-type="float">
            <text:p>-35.757</text:p>
          </table:table-cell>
          <table:table-cell office:value-type="float" office:value="-43.601763515957" calcext:value-type="float">
            <text:p>-43.602</text:p>
          </table:table-cell>
          <table:table-cell office:value-type="float" office:value="-4.28454324650514" calcext:value-type="float">
            <text:p>-4.285</text:p>
          </table:table-cell>
          <table:table-cell office:value-type="float" office:value="-42.0802258731411" calcext:value-type="float">
            <text:p>-42.080</text:p>
          </table:table-cell>
          <table:table-cell office:value-type="float" office:value="-3.76063582142398" calcext:value-type="float">
            <text:p>-3.761</text:p>
          </table:table-cell>
          <table:table-cell table:style-name="ce14" office:value-type="float" office:value="-31.2434823202181" calcext:value-type="float">
            <text:p>-31.243</text:p>
          </table:table-cell>
          <table:table-cell table:style-name="ce14" office:value-type="float" office:value="-35.2328243264063" calcext:value-type="float">
            <text:p>-35.2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INDIRECT([.T5] &amp; [.V5])" office:value-type="float" office:value="-36.9788758424906" calcext:value-type="float">
            <text:p>-36.979</text:p>
          </table:table-cell>
          <table:table-cell table:style-name="ce8" table:formula="of:=INDIRECT([.U5] &amp; [.V5])" office:value-type="float" office:value="-28.4615792675513" calcext:value-type="float">
            <text:p>-28.462</text:p>
          </table:table-cell>
          <table:table-cell table:style-name="ce16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table:style-name="ce4" office:value-type="float" office:value="-6.37454413647878" calcext:value-type="float">
            <text:p>-6.375</text:p>
          </table:table-cell>
          <table:table-cell table:style-name="ce4" office:value-type="float" office:value="13.3079469945763" calcext:value-type="float">
            <text:p>13.3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0.795532844853" calcext:value-type="float">
            <text:p>-30.796</text:p>
          </table:table-cell>
          <table:table-cell office:value-type="float" office:value="-36.5337640654109" calcext:value-type="float">
            <text:p>-36.534</text:p>
          </table:table-cell>
          <table:table-cell table:style-name="ce11" office:value-type="float" office:value="-42.3708639936151" calcext:value-type="float">
            <text:p>-42.371</text:p>
          </table:table-cell>
          <table:table-cell table:style-name="ce11" office:value-type="float" office:value="-2.91656143047604" calcext:value-type="float">
            <text:p>-2.917</text:p>
          </table:table-cell>
          <table:table-cell table:style-name="ce13" office:value-type="float" office:value="-40.8493263507993" calcext:value-type="float">
            <text:p>-40.849</text:p>
          </table:table-cell>
          <table:table-cell table:style-name="ce13" office:value-type="float" office:value="-2.39265400539487" calcext:value-type="float">
            <text:p>-2.393</text:p>
          </table:table-cell>
          <table:table-cell office:value-type="float" office:value="-29.2739952020371" calcext:value-type="float">
            <text:p>-29.274</text:p>
          </table:table-cell>
          <table:table-cell office:value-type="float" office:value="-36.0098566403297" calcext:value-type="float">
            <text:p>-36.01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-7.18846452262167" calcext:value-type="float">
            <text:p>-7.188</text:p>
          </table:table-cell>
          <table:table-cell table:style-name="ce11" office:value-type="float" office:value="15.6717434335746" calcext:value-type="float">
            <text:p>15.672</text:p>
          </table:table-cell>
          <table:table-cell table:style-name="Default" table:formula="of:=[.N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table:style-name="ce4" office:value-type="float" office:value="-5.61377531507086" calcext:value-type="float">
            <text:p>-5.614</text:p>
          </table:table-cell>
          <table:table-cell table:style-name="ce4" office:value-type="float" office:value="13.5699007071168" calcext:value-type="float">
            <text:p>13.5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-29.2263739683699" calcext:value-type="float">
            <text:p>-29.226</text:p>
          </table:table-cell>
          <table:table-cell table:style-name="ce9" office:value-type="float" office:value="-36.1481587451545" calcext:value-type="float">
            <text:p>-36.148</text:p>
          </table:table-cell>
          <table:table-cell office:value-type="float" office:value="-41.0146640380523" calcext:value-type="float">
            <text:p>-41.015</text:p>
          </table:table-cell>
          <table:table-cell office:value-type="float" office:value="-1.91247849558502" calcext:value-type="float">
            <text:p>-1.912</text:p>
          </table:table-cell>
          <table:table-cell office:value-type="float" office:value="-39.4931263952365" calcext:value-type="float">
            <text:p>-39.493</text:p>
          </table:table-cell>
          <table:table-cell office:value-type="float" office:value="-1.38857107050387" calcext:value-type="float">
            <text:p>-1.389</text:p>
          </table:table-cell>
          <table:table-cell table:style-name="ce14" office:value-type="float" office:value="-27.7048363255541" calcext:value-type="float">
            <text:p>-27.705</text:p>
          </table:table-cell>
          <table:table-cell table:style-name="ce14" office:value-type="float" office:value="-35.6242513200733" calcext:value-type="float">
            <text:p>-35.62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-6.42769570121375" calcext:value-type="float">
            <text:p>-6.428</text:p>
          </table:table-cell>
          <table:table-cell table:style-name="ce13" office:value-type="float" office:value="15.9336971461151" calcext:value-type="float">
            <text:p>15.934</text:p>
          </table:table-cell>
          <table:table-cell table:style-name="Default" table:formula="of:=[.N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Old row 8 and 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.5470897146081" calcext:value-type="float">
            <text:p>-27.547</text:p>
          </table:table-cell>
          <table:table-cell office:value-type="float" office:value="-36.0823807434991" calcext:value-type="float">
            <text:p>-36.082</text:p>
          </table:table-cell>
          <table:table-cell table:style-name="ce11" office:value-type="float" office:value="-39.7458784279206" calcext:value-type="float">
            <text:p>-39.746</text:p>
          </table:table-cell>
          <table:table-cell table:style-name="ce11" office:value-type="float" office:value="-0.654525867827817" calcext:value-type="float">
            <text:p>-0.655</text:p>
          </table:table-cell>
          <table:table-cell table:style-name="ce13" office:value-type="float" office:value="-38.2243407851048" calcext:value-type="float">
            <text:p>-38.224</text:p>
          </table:table-cell>
          <table:table-cell table:style-name="ce13" office:value-type="float" office:value="-0.130618442746652" calcext:value-type="float">
            <text:p>-0.131</text:p>
          </table:table-cell>
          <table:table-cell office:value-type="float" office:value="-26.0255520717923" calcext:value-type="float">
            <text:p>-26.026</text:p>
          </table:table-cell>
          <table:table-cell office:value-type="float" office:value="-35.5584733184179" calcext:value-type="float">
            <text:p>-35.558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.0383124885835" calcext:value-type="float">
            <text:p>1.038</text:p>
          </table:table-cell>
          <table:table-cell table:style-name="ce9" office:value-type="float" office:value="-5.74916505151083" calcext:value-type="float">
            <text:p>-5.749</text:p>
          </table:table-cell>
          <table:table-cell table:style-name="Default" table:formula="of:=[.N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table:style-name="ce4" office:value-type="float" office:value="0.224392102440606" calcext:value-type="float">
            <text:p>0.224</text:p>
          </table:table-cell>
          <table:table-cell table:style-name="ce4" office:value-type="float" office:value="-3.38536861251254" calcext:value-type="float">
            <text:p>-3.385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-25.9108221555647" calcext:value-type="float">
            <text:p>-25.911</text:p>
          </table:table-cell>
          <table:table-cell table:style-name="ce9" office:value-type="float" office:value="-35.8916731891208" calcext:value-type="float">
            <text:p>-35.892</text:p>
          </table:table-cell>
          <table:table-cell office:value-type="float" office:value="-38.5749208436751" calcext:value-type="float">
            <text:p>-38.575</text:p>
          </table:table-cell>
          <table:table-cell office:value-type="float" office:value="0.887539976849607" calcext:value-type="float">
            <text:p>0.888</text:p>
          </table:table-cell>
          <table:table-cell office:value-type="float" office:value="-37.0533832008593" calcext:value-type="float">
            <text:p>-37.053</text:p>
          </table:table-cell>
          <table:table-cell office:value-type="float" office:value="1.41144740193077" calcext:value-type="float">
            <text:p>1.411</text:p>
          </table:table-cell>
          <table:table-cell table:style-name="ce25" office:value-type="float" office:value="-24.3892845127489" calcext:value-type="float">
            <text:p>-24.389</text:p>
          </table:table-cell>
          <table:table-cell table:style-name="ce25" office:value-type="float" office:value="-35.3677657640397" calcext:value-type="float">
            <text:p>-35.36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float" office:value="1.79908130999143" calcext:value-type="float">
            <text:p>1.799</text:p>
          </table:table-cell>
          <table:table-cell table:style-name="ce14" office:value-type="float" office:value="-5.48721133897025" calcext:value-type="float">
            <text:p>-5.487</text:p>
          </table:table-cell>
          <table:table-cell table:formula="of:=[.N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table:style-name="ce4" office:value-type="float" office:value="0.985160923848534" calcext:value-type="float">
            <text:p>0.985</text:p>
          </table:table-cell>
          <table:table-cell table:style-name="ce4" office:value-type="float" office:value="-3.12341489997196" calcext:value-type="float">
            <text:p>-3.123</text:p>
          </table:table-cell>
          <table:table-cell/>
          <table:table-cell table:formula="of:=[.S8]" office:value-type="float" office:value="2" calcext:value-type="float">
            <text:p>2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7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-24.2836159176594" calcext:value-type="float">
            <text:p>-24.284</text:p>
          </table:table-cell>
          <table:table-cell table:style-name="ce14" office:value-type="float" office:value="-35.6746496473271" calcext:value-type="float">
            <text:p>-35.675</text:p>
          </table:table-cell>
          <table:table-cell table:style-name="ce11" office:value-type="float" office:value="-37.5170526847066" calcext:value-type="float">
            <text:p>-37.517</text:p>
          </table:table-cell>
          <table:table-cell table:style-name="ce11" office:value-type="float" office:value="2.75804136056651" calcext:value-type="float">
            <text:p>2.758</text:p>
          </table:table-cell>
          <table:table-cell table:style-name="ce13" office:value-type="float" office:value="-35.9955150418908" calcext:value-type="float">
            <text:p>-35.996</text:p>
          </table:table-cell>
          <table:table-cell table:style-name="ce13" office:value-type="float" office:value="3.28194878564767" calcext:value-type="float">
            <text:p>3.282</text:p>
          </table:table-cell>
          <table:table-cell office:value-type="float" office:value="-22.7620782748436" calcext:value-type="float">
            <text:p>-22.762</text:p>
          </table:table-cell>
          <table:table-cell office:value-type="float" office:value="-35.150742222246" calcext:value-type="float">
            <text:p>-35.15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-6.98027977053648" calcext:value-type="float">
            <text:p>-6.980</text:p>
          </table:table-cell>
          <table:table-cell table:style-name="ce11" office:value-type="float" office:value="20.0099046101427" calcext:value-type="float">
            <text:p>20.010</text:p>
          </table:table-cell>
          <table:table-cell table:formula="of:=[.N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table:number-columns-repeated="3"/>
          <table:table-cell table:formula="of:=[.S9]+1" office:value-type="float" office:value="3" calcext:value-type="float">
            <text:p>3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" table:formula="of:=[.V8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-22.5546611834077" calcext:value-type="float">
            <text:p>-22.555</text:p>
          </table:table-cell>
          <table:table-cell table:style-name="ce9" office:value-type="float" office:value="-35.75312519541" calcext:value-type="float">
            <text:p>-35.753</text:p>
          </table:table-cell>
          <table:table-cell office:value-type="float" office:value="-36.7747723915661" calcext:value-type="float">
            <text:p>-36.775</text:p>
          </table:table-cell>
          <table:table-cell office:value-type="float" office:value="5.54507645708344" calcext:value-type="float">
            <text:p>5.545</text:p>
          </table:table-cell>
          <table:table-cell office:value-type="float" office:value="-35.2532347487502" calcext:value-type="float">
            <text:p>-35.253</text:p>
          </table:table-cell>
          <table:table-cell office:value-type="float" office:value="6.0689838821646" calcext:value-type="float">
            <text:p>6.069</text:p>
          </table:table-cell>
          <table:table-cell office:value-type="float" office:value="-21.0331235405918" calcext:value-type="float">
            <text:p>-21.033</text:p>
          </table:table-cell>
          <table:table-cell office:value-type="float" office:value="-35.2292177703288" calcext:value-type="float">
            <text:p>-35.22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-6.21951094912858" calcext:value-type="float">
            <text:p>-6.220</text:p>
          </table:table-cell>
          <table:table-cell table:style-name="ce13" office:value-type="float" office:value="20.2718583226833" calcext:value-type="float">
            <text:p>20.272</text:p>
          </table:table-cell>
          <table:table-cell table:formula="of:=[.N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Old row 12 and 13</text:p>
          </table:table-cell>
          <table:table-cell table:number-columns-repeated="2"/>
          <table:table-cell table:formula="of:=[.S10]" office:value-type="float" office:value="3" calcext:value-type="float">
            <text:p>3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" table:formula="of:=[.V9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-20.8414556933789" calcext:value-type="float">
            <text:p>-20.841</text:p>
          </table:table-cell>
          <table:table-cell table:style-name="ce14" office:value-type="float" office:value="-35.7858616171053" calcext:value-type="float">
            <text:p>-35.786</text:p>
          </table:table-cell>
          <table:table-cell table:style-name="ce11" office:value-type="float" office:value="-35.8394272531002" calcext:value-type="float">
            <text:p>-35.839</text:p>
          </table:table-cell>
          <table:table-cell table:style-name="ce11" office:value-type="float" office:value="7.77141052970997" calcext:value-type="float">
            <text:p>7.771</text:p>
          </table:table-cell>
          <table:table-cell table:style-name="ce13" office:value-type="float" office:value="-34.3178896102844" calcext:value-type="float">
            <text:p>-34.318</text:p>
          </table:table-cell>
          <table:table-cell table:style-name="ce13" office:value-type="float" office:value="8.29531795479114" calcext:value-type="float">
            <text:p>8.295</text:p>
          </table:table-cell>
          <table:table-cell office:value-type="float" office:value="-19.3199180505631" calcext:value-type="float">
            <text:p>-19.320</text:p>
          </table:table-cell>
          <table:table-cell office:value-type="float" office:value="-35.2619541920241" calcext:value-type="float">
            <text:p>-35.262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4.00665741499235" calcext:value-type="float">
            <text:p>4.007</text:p>
          </table:table-cell>
          <table:table-cell table:style-name="ce9" office:value-type="float" office:value="-9.42709107734113" calcext:value-type="float">
            <text:p>-9.427</text:p>
          </table:table-cell>
          <table:table-cell table:formula="of:=[.N8]" office:value-type="float" office:value="5.042" calcext:value-type="float">
            <text:p>5.042</text:p>
          </table:table-cell>
          <table:table-cell table:style-name="ce28" table:formula="of:=[.L12]-[.L13]" office:value-type="float" office:value="-0.760768821407921" calcext:value-type="float">
            <text:p>-0.76</text:p>
          </table:table-cell>
          <table:table-cell table:style-name="ce4" office:value-type="float" office:value="3.19273702884946" calcext:value-type="float">
            <text:p>3.193</text:p>
          </table:table-cell>
          <table:table-cell table:style-name="ce4" office:value-type="float" office:value="-7.06329463834284" calcext:value-type="float">
            <text:p>-7.063</text:p>
          </table:table-cell>
          <table:table-cell/>
          <table:table-cell table:formula="of:=[.S11]+1" office:value-type="float" office:value="4" calcext:value-type="float">
            <text:p>4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10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-19.2614415441404" calcext:value-type="float">
            <text:p>-19.261</text:p>
          </table:table-cell>
          <table:table-cell table:style-name="ce9" office:value-type="float" office:value="-35.4317822980653" calcext:value-type="float">
            <text:p>-35.432</text:p>
          </table:table-cell>
          <table:table-cell office:value-type="float" office:value="-34.4768670368627" calcext:value-type="float">
            <text:p>-34.477</text:p>
          </table:table-cell>
          <table:table-cell office:value-type="float" office:value="8.75702192636484" calcext:value-type="float">
            <text:p>8.757</text:p>
          </table:table-cell>
          <table:table-cell office:value-type="float" office:value="-32.9553293940469" calcext:value-type="float">
            <text:p>-32.955</text:p>
          </table:table-cell>
          <table:table-cell office:value-type="float" office:value="9.280929351446" calcext:value-type="float">
            <text:p>9.281</text:p>
          </table:table-cell>
          <table:table-cell office:value-type="float" office:value="-17.7399039013246" calcext:value-type="float">
            <text:p>-17.740</text:p>
          </table:table-cell>
          <table:table-cell office:value-type="float" office:value="-34.9078748729842" calcext:value-type="float">
            <text:p>-34.90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4.76742623640027" calcext:value-type="float">
            <text:p>4.767</text:p>
          </table:table-cell>
          <table:table-cell table:style-name="ce14" office:value-type="float" office:value="-9.16513736480055" calcext:value-type="float">
            <text:p>-9.165</text:p>
          </table:table-cell>
          <table:table-cell table:formula="of:=[.N9]" office:value-type="float" office:value="1.902" calcext:value-type="float">
            <text:p>1.902</text:p>
          </table:table-cell>
          <table:table-cell/>
          <table:table-cell table:style-name="ce4" office:value-type="float" office:value="3.95350585025738" calcext:value-type="float">
            <text:p>3.954</text:p>
          </table:table-cell>
          <table:table-cell table:style-name="ce4" office:value-type="float" office:value="-6.80134092580226" calcext:value-type="float">
            <text:p>-6.801</text:p>
          </table:table-cell>
          <table:table-cell/>
          <table:table-cell table:formula="of:=[.S12]" office:value-type="float" office:value="4" calcext:value-type="float">
            <text:p>4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11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7.7355007528878" calcext:value-type="float">
            <text:p>-17.736</text:p>
          </table:table-cell>
          <table:table-cell office:value-type="float" office:value="-34.9206625445702" calcext:value-type="float">
            <text:p>-34.921</text:p>
          </table:table-cell>
          <table:table-cell office:value-type="float" office:value="-32.9622680129531" calcext:value-type="float">
            <text:p>-32.962</text:p>
          </table:table-cell>
          <table:table-cell office:value-type="float" office:value="9.30108056394948" calcext:value-type="float">
            <text:p>9.301</text:p>
          </table:table-cell>
          <table:table-cell office:value-type="float" office:value="-32.8578971722571" calcext:value-type="float">
            <text:p>-32.858</text:p>
          </table:table-cell>
          <table:table-cell office:value-type="float" office:value="8.99796563308807" calcext:value-type="float">
            <text:p>8.998</text:p>
          </table:table-cell>
          <table:table-cell office:value-type="float" office:value="-16.213963110072" calcext:value-type="float">
            <text:p>-16.214</text:p>
          </table:table-cell>
          <table:table-cell office:value-type="float" office:value="-34.3967551194891" calcext:value-type="float">
            <text:p>-34.39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table:formula="of:=INDIRECT([.T14] &amp; [.V14])" office:value-type="float" office:value="-39.7458784279206" calcext:value-type="float">
            <text:p>-39.746</text:p>
          </table:table-cell>
          <table:table-cell table:style-name="ce11" table:formula="of:=INDIRECT([.U14] &amp; [.V14])" office:value-type="float" office:value="-0.654525867827817" calcext:value-type="float">
            <text:p>-0.655</text:p>
          </table:table-cell>
          <table:table-cell table:formula="of:=[.N10]" office:value-type="float" office:value="1.902" calcext:value-type="float">
            <text:p>1.902</text:p>
          </table:table-cell>
          <table:table-cell table:style-name="ce28" table:formula="of:=[.L14]-[.L15]" office:value-type="float" office:value="-1.52153764281585" calcext:value-type="float">
            <text:p>-1.52</text:p>
          </table:table-cell>
          <table:table-cell table:number-columns-repeated="3"/>
          <table:table-cell table:formula="of:=[.S13]+1" office:value-type="float" office:value="5" calcext:value-type="float">
            <text:p>5</text:p>
          </table:table-cell>
          <table:table-cell table:style-name="ce20" table:formula="of:=[.T10]" office:value-type="string" office:string-value="D" calcext:value-type="string">
            <text:p>D</text:p>
          </table:table-cell>
          <table:table-cell table:style-name="ce20" table:formula="of:=[.U10]" office:value-type="string" office:string-value="E" calcext:value-type="string">
            <text:p>E</text:p>
          </table:table-cell>
          <table:table-cell table:style-name="ce20" table:formula="of:=[.V12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6.2095819768898" calcext:value-type="float">
            <text:p>-16.210</text:p>
          </table:table-cell>
          <table:table-cell office:value-type="float" office:value="-34.4094788541333" calcext:value-type="float">
            <text:p>-34.409</text:p>
          </table:table-cell>
          <table:table-cell office:value-type="float" office:value="-31.3363595294413" calcext:value-type="float">
            <text:p>-31.336</text:p>
          </table:table-cell>
          <table:table-cell office:value-type="float" office:value="9.52187305816923" calcext:value-type="float">
            <text:p>9.522</text:p>
          </table:table-cell>
          <table:table-cell office:value-type="float" office:value="-31.2747843092689" calcext:value-type="float">
            <text:p>-31.275</text:p>
          </table:table-cell>
          <table:table-cell office:value-type="float" office:value="9.34304563394923" calcext:value-type="float">
            <text:p>9.343</text:p>
          </table:table-cell>
          <table:table-cell office:value-type="float" office:value="-14.6880443340739" calcext:value-type="float">
            <text:p>-14.688</text:p>
          </table:table-cell>
          <table:table-cell office:value-type="float" office:value="-33.8855714290522" calcext:value-type="float">
            <text:p>-33.88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3" table:formula="of:=INDIRECT([.T15] &amp; [.V15])" office:value-type="float" office:value="-38.2243407851048" calcext:value-type="float">
            <text:p>-38.224</text:p>
          </table:table-cell>
          <table:table-cell table:style-name="ce13" table:formula="of:=INDIRECT([.U15] &amp; [.V15])" office:value-type="float" office:value="-0.130618442746652" calcext:value-type="float">
            <text:p>-0.131</text:p>
          </table:table-cell>
          <table:table-cell table:formula="of:=[.N11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10 and 11</text:p>
          </table:table-cell>
          <table:table-cell table:number-columns-repeated="2"/>
          <table:table-cell table:formula="of:=[.S14]" office:value-type="float" office:value="5" calcext:value-type="float">
            <text:p>5</text:p>
          </table:table-cell>
          <table:table-cell table:style-name="ce20" table:formula="of:=[.T11]" office:value-type="string" office:string-value="F" calcext:value-type="string">
            <text:p>F</text:p>
          </table:table-cell>
          <table:table-cell table:style-name="ce20" table:formula="of:=[.U11]" office:value-type="string" office:string-value="G" calcext:value-type="string">
            <text:p>G</text:p>
          </table:table-cell>
          <table:table-cell table:style-name="ce20" table:formula="of:=[.V13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4.6836632008918" calcext:value-type="float">
            <text:p>-14.684</text:p>
          </table:table-cell>
          <table:table-cell office:value-type="float" office:value="-33.8982951636964" calcext:value-type="float">
            <text:p>-33.898</text:p>
          </table:table-cell>
          <table:table-cell office:value-type="float" office:value="-29.753246666453" calcext:value-type="float">
            <text:p>-29.753</text:p>
          </table:table-cell>
          <table:table-cell office:value-type="float" office:value="9.8669530590304" calcext:value-type="float">
            <text:p>9.867</text:p>
          </table:table-cell>
          <table:table-cell office:value-type="float" office:value="-28.2317090236372" calcext:value-type="float">
            <text:p>-28.232</text:p>
          </table:table-cell>
          <table:table-cell office:value-type="float" office:value="10.3908604841116" calcext:value-type="float">
            <text:p>10.391</text:p>
          </table:table-cell>
          <table:table-cell office:value-type="float" office:value="-15.0572455924774" calcext:value-type="float">
            <text:p>-15.057</text:p>
          </table:table-cell>
          <table:table-cell office:value-type="float" office:value="-32.8133331183452" calcext:value-type="float">
            <text:p>-32.8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table:formula="of:=INDIRECT([.T16] &amp; [.V16])" office:value-type="float" office:value="-25.9108221555647" calcext:value-type="float">
            <text:p>-25.911</text:p>
          </table:table-cell>
          <table:table-cell table:style-name="ce9" table:formula="of:=INDIRECT([.U16] &amp; [.V16])" office:value-type="float" office:value="-35.8916731891208" calcext:value-type="float">
            <text:p>-35.892</text:p>
          </table:table-cell>
          <table:table-cell table:formula="of:=[.N12]" office:value-type="float" office:value="5.042" calcext:value-type="float">
            <text:p>5.042</text:p>
          </table:table-cell>
          <table:table-cell table:style-name="ce28" table:formula="of:=[.L16]-[.L17]" office:value-type="float" office:value="-1.62720623790527" calcext:value-type="float">
            <text:p>-1.63</text:p>
          </table:table-cell>
          <table:table-cell office:value-type="float" office:value="-6.00357530716501" calcext:value-type="float">
            <text:p>-6.00357530716501</text:p>
          </table:table-cell>
          <table:table-cell office:value-type="float" office:value="17.1733488833447" calcext:value-type="float">
            <text:p>17.1733488833447</text:p>
          </table:table-cell>
          <table:table-cell/>
          <table:table-cell table:formula="of:=[.S15]+1" office:value-type="float" office:value="6" calcext:value-type="float">
            <text:p>6</text:p>
          </table:table-cell>
          <table:table-cell table:formula="of:=[.T12]" office:value-type="string" office:string-value="B" calcext:value-type="string">
            <text:p>B</text:p>
          </table:table-cell>
          <table:table-cell table:style-name="ce1" table:formula="of:=[.U12]" office:value-type="string" office:string-value="C" calcext:value-type="string">
            <text:p>C</text:p>
          </table:table-cell>
          <table:table-cell table:style-name="ce20" table:formula="of:=[.V14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3.5357079496616" calcext:value-type="float">
            <text:p>-13.536</text:p>
          </table:table-cell>
          <table:table-cell office:value-type="float" office:value="-32.289425693264" calcext:value-type="float">
            <text:p>-32.289</text:p>
          </table:table-cell>
          <table:table-cell office:value-type="float" office:value="-28.2392687674294" calcext:value-type="float">
            <text:p>-28.239</text:p>
          </table:table-cell>
          <table:table-cell office:value-type="float" office:value="10.4128155742652" calcext:value-type="float">
            <text:p>10.413</text:p>
          </table:table-cell>
          <table:table-cell office:value-type="float" office:value="-26.7177311246135" calcext:value-type="float">
            <text:p>-26.718</text:p>
          </table:table-cell>
          <table:table-cell office:value-type="float" office:value="10.9367229993463" calcext:value-type="float">
            <text:p>10.937</text:p>
          </table:table-cell>
          <table:table-cell office:value-type="float" office:value="-13.9478911167446" calcext:value-type="float">
            <text:p>-13.948</text:p>
          </table:table-cell>
          <table:table-cell office:value-type="float" office:value="-31.0923588558267" calcext:value-type="float">
            <text:p>-31.09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table:formula="of:=INDIRECT([.T17] &amp; [.V17])" office:value-type="float" office:value="-24.2836159176594" calcext:value-type="float">
            <text:p>-24.284</text:p>
          </table:table-cell>
          <table:table-cell table:style-name="ce14" table:formula="of:=INDIRECT([.U17] &amp; [.V17])" office:value-type="float" office:value="-35.6746496473271" calcext:value-type="float">
            <text:p>-35.675</text:p>
          </table:table-cell>
          <table:table-cell table:formula="of:=[.N13]" office:value-type="float" office:value="1.902" calcext:value-type="float">
            <text:p>1.902</text:p>
          </table:table-cell>
          <table:table-cell table:style-name="ce28"/>
          <table:table-cell office:value-type="float" office:value="-5.24280648575711" calcext:value-type="float">
            <text:p>-5.24280648575711</text:p>
          </table:table-cell>
          <table:table-cell office:value-type="float" office:value="17.4353025958853" calcext:value-type="float">
            <text:p>17.4353025958853</text:p>
          </table:table-cell>
          <table:table-cell/>
          <table:table-cell table:formula="of:=[.S16]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swap from HI to BC and add 1 to row; Keep the sequence below from switching</text:p>
          </table:table-cell>
          <table:table-cell/>
        </table:table-row>
        <table:table-row table:style-name="ro1">
          <table:table-cell/>
          <table:table-cell office:value-type="float" office:value="-12.4263534739287" calcext:value-type="float">
            <text:p>-12.426</text:p>
          </table:table-cell>
          <table:table-cell office:value-type="float" office:value="-30.5684514307456" calcext:value-type="float">
            <text:p>-30.568</text:p>
          </table:table-cell>
          <table:table-cell office:value-type="float" office:value="-26.7484246499629" calcext:value-type="float">
            <text:p>-26.748</text:p>
          </table:table-cell>
          <table:table-cell office:value-type="float" office:value="11.0258634695402" calcext:value-type="float">
            <text:p>11.026</text:p>
          </table:table-cell>
          <table:table-cell office:value-type="float" office:value="-26.640588615456" calcext:value-type="float">
            <text:p>-26.641</text:p>
          </table:table-cell>
          <table:table-cell office:value-type="float" office:value="10.71268488512" calcext:value-type="float">
            <text:p>10.713</text:p>
          </table:table-cell>
          <table:table-cell office:value-type="float" office:value="-12.4630568793428" calcext:value-type="float">
            <text:p>-12.463</text:p>
          </table:table-cell>
          <table:table-cell office:value-type="float" office:value="-30.4618570014943" calcext:value-type="float">
            <text:p>-30.46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table:formula="of:=INDIRECT([.T18] &amp; [.V18])" office:value-type="float" office:value="-37.5170526847066" calcext:value-type="float">
            <text:p>-37.517</text:p>
          </table:table-cell>
          <table:table-cell table:style-name="ce11" table:formula="of:=INDIRECT([.U18] &amp; [.V18])" office:value-type="float" office:value="2.75804136056651" calcext:value-type="float">
            <text:p>2.758</text:p>
          </table:table-cell>
          <table:table-cell table:formula="of:=[.N14]" office:value-type="float" office:value="1.902" calcext:value-type="float">
            <text:p>1.902</text:p>
          </table:table-cell>
          <table:table-cell table:style-name="ce28" table:formula="of:=[.L18]-[.L19]" office:value-type="float" office:value="-1.52153764281583" calcext:value-type="float">
            <text:p>-1.52</text:p>
          </table:table-cell>
          <table:table-cell table:number-columns-repeated="3"/>
          <table:table-cell table:formula="of:=[.S17]+1" office:value-type="float" office:value="7" calcext:value-type="float">
            <text:p>7</text:p>
          </table:table-cell>
          <table:table-cell table:style-name="ce20" table:formula="of:=[.T14]" office:value-type="string" office:string-value="D" calcext:value-type="string">
            <text:p>D</text:p>
          </table:table-cell>
          <table:table-cell table:style-name="ce20" table:formula="of:=[.U14]" office:value-type="string" office:string-value="E" calcext:value-type="string">
            <text:p>E</text:p>
          </table:table-cell>
          <table:table-cell table:style-name="ce20" table:formula="of:=[.V16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.941519236527" calcext:value-type="float">
            <text:p>-10.942</text:p>
          </table:table-cell>
          <table:table-cell office:value-type="float" office:value="-29.9379495764131" calcext:value-type="float">
            <text:p>-29.938</text:p>
          </table:table-cell>
          <table:table-cell office:value-type="float" office:value="-25.1190509726402" calcext:value-type="float">
            <text:p>-25.119</text:p>
          </table:table-cell>
          <table:table-cell office:value-type="float" office:value="11.2365923102012" calcext:value-type="float">
            <text:p>11.237</text:p>
          </table:table-cell>
          <table:table-cell office:value-type="float" office:value="-25.020730185667" calcext:value-type="float">
            <text:p>-25.021</text:p>
          </table:table-cell>
          <table:table-cell office:value-type="float" office:value="10.9510480111718" calcext:value-type="float">
            <text:p>10.951</text:p>
          </table:table-cell>
          <table:table-cell office:value-type="float" office:value="-9.41998159371113" calcext:value-type="float">
            <text:p>-9.420</text:p>
          </table:table-cell>
          <table:table-cell office:value-type="float" office:value="-29.4140421513319" calcext:value-type="float">
            <text:p>-29.41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 table:formula="of:=INDIRECT([.T19] &amp; [.V19])" office:value-type="float" office:value="-35.9955150418908" calcext:value-type="float">
            <text:p>-35.996</text:p>
          </table:table-cell>
          <table:table-cell table:style-name="ce13" table:formula="of:=INDIRECT([.U19] &amp; [.V19])" office:value-type="float" office:value="3.28194878564767" calcext:value-type="float">
            <text:p>3.282</text:p>
          </table:table-cell>
          <table:table-cell table:formula="of:=[.N15]" office:value-type="float" office:value="5.042" calcext:value-type="float">
            <text:p>5.042</text:p>
          </table:table-cell>
          <table:table-cell table:number-columns-repeated="4"/>
          <table:table-cell table:formula="of:=[.S18]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ard coded row, due to row 17 change</text:p>
          </table:table-cell>
          <table:table-cell/>
        </table:table-row>
        <table:table-row table:style-name="ro1">
          <table:table-cell/>
          <table:table-cell office:value-type="float" office:value="-9.14028180575462" calcext:value-type="float">
            <text:p>-9.140</text:p>
          </table:table-cell>
          <table:table-cell office:value-type="float" office:value="-30.2263493179989" calcext:value-type="float">
            <text:p>-30.226</text:p>
          </table:table-cell>
          <table:table-cell office:value-type="float" office:value="-23.4991925428511" calcext:value-type="float">
            <text:p>-23.499</text:p>
          </table:table-cell>
          <table:table-cell office:value-type="float" office:value="11.474955436253" calcext:value-type="float">
            <text:p>11.475</text:p>
          </table:table-cell>
          <table:table-cell office:value-type="float" office:value="-23.4707152521504" calcext:value-type="float">
            <text:p>-23.471</text:p>
          </table:table-cell>
          <table:table-cell office:value-type="float" office:value="11.3922513788333" calcext:value-type="float">
            <text:p>11.392</text:p>
          </table:table-cell>
          <table:table-cell office:value-type="float" office:value="-7.61874416293877" calcext:value-type="float">
            <text:p>-7.619</text:p>
          </table:table-cell>
          <table:table-cell office:value-type="float" office:value="-29.7024418929177" calcext:value-type="float">
            <text:p>-29.70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INDIRECT([.T20] &amp; [.V20])" office:value-type="float" office:value="-22.5546611834077" calcext:value-type="float">
            <text:p>-22.555</text:p>
          </table:table-cell>
          <table:table-cell table:style-name="ce9" table:formula="of:=INDIRECT([.U20] &amp; [.V20])" office:value-type="float" office:value="-35.75312519541" calcext:value-type="float">
            <text:p>-35.753</text:p>
          </table:table-cell>
          <table:table-cell table:formula="of:=[.N16]" office:value-type="float" office:value="5.042" calcext:value-type="float">
            <text:p>5.042</text:p>
          </table:table-cell>
          <table:table-cell table:style-name="ce28" table:formula="of:=[.L20]-[.L21]" office:value-type="float" office:value="-1.71320549002875" calcext:value-type="float">
            <text:p>-1.71</text:p>
          </table:table-cell>
          <table:table-cell table:number-columns-repeated="3"/>
          <table:table-cell table:formula="of:=[.S19]+1" office:value-type="float" office:value="8" calcext:value-type="float">
            <text:p>8</text:p>
          </table:table-cell>
          <table:table-cell table:formula="of:=[.T16]" office:value-type="string" office:string-value="B" calcext:value-type="string">
            <text:p>B</text:p>
          </table:table-cell>
          <table:table-cell table:style-name="ce1" table:formula="of:=[.U16]" office:value-type="string" office:string-value="C" calcext:value-type="string">
            <text:p>C</text:p>
          </table:table-cell>
          <table:table-cell table:style-name="ce1" table:formula="of:=[.V18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.99128523079152" calcext:value-type="float">
            <text:p>-6.991</text:p>
          </table:table-cell>
          <table:table-cell office:value-type="float" office:value="-31.5247149489546" calcext:value-type="float">
            <text:p>-31.525</text:p>
          </table:table-cell>
          <table:table-cell office:value-type="float" office:value="-21.9491776093346" calcext:value-type="float">
            <text:p>-21.949</text:p>
          </table:table-cell>
          <table:table-cell office:value-type="float" office:value="11.9161588039145" calcext:value-type="float">
            <text:p>11.916</text:p>
          </table:table-cell>
          <table:table-cell office:value-type="float" office:value="-20.4276399665188" calcext:value-type="float">
            <text:p>-20.428</text:p>
          </table:table-cell>
          <table:table-cell office:value-type="float" office:value="12.4400662289956" calcext:value-type="float">
            <text:p>12.440</text:p>
          </table:table-cell>
          <table:table-cell office:value-type="float" office:value="-7.06985912877331" calcext:value-type="float">
            <text:p>-7.070</text:p>
          </table:table-cell>
          <table:table-cell office:value-type="float" office:value="-31.2965197797345" calcext:value-type="float">
            <text:p>-31.29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table:formula="of:=INDIRECT([.T21] &amp; [.V21])" office:value-type="float" office:value="-20.8414556933789" calcext:value-type="float">
            <text:p>-20.841</text:p>
          </table:table-cell>
          <table:table-cell table:style-name="ce14" table:formula="of:=INDIRECT([.U21] &amp; [.V21])" office:value-type="float" office:value="-35.7858616171053" calcext:value-type="float">
            <text:p>-35.786</text:p>
          </table:table-cell>
          <table:table-cell table:formula="of:=[.N17]" office:value-type="float" office:value="1.902" calcext:value-type="float">
            <text:p>1.902</text:p>
          </table:table-cell>
          <table:table-cell table:number-columns-repeated="4"/>
          <table:table-cell table:formula="of:=[.S20]" office:value-type="float" office:value="8" calcext:value-type="float">
            <text:p>8</text:p>
          </table:table-cell>
          <table:table-cell table:formula="of:=[.T17]" office:value-type="string" office:string-value="B" calcext:value-type="string">
            <text:p>B</text:p>
          </table:table-cell>
          <table:table-cell table:style-name="ce1" table:formula="of:=[.U17]" office:value-type="string" office:string-value="C" calcext:value-type="string">
            <text:p>C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wap from HI to BC and add 1 to row; Keep the sequence below from switching</text:p>
          </table:table-cell>
          <table:table-cell/>
        </table:table-row>
        <table:table-row table:style-name="ro1">
          <table:table-cell/>
          <table:table-cell office:value-type="float" office:value="-5.54832148595747" calcext:value-type="float">
            <text:p>-5.548</text:p>
          </table:table-cell>
          <table:table-cell office:value-type="float" office:value="-30.7726123546533" calcext:value-type="float">
            <text:p>-30.773</text:p>
          </table:table-cell>
          <table:table-cell office:value-type="float" office:value="-20.4356248988348" calcext:value-type="float">
            <text:p>-20.436</text:p>
          </table:table-cell>
          <table:table-cell office:value-type="float" office:value="12.4632561562853" calcext:value-type="float">
            <text:p>12.463</text:p>
          </table:table-cell>
          <table:table-cell office:value-type="float" office:value="-18.9140872560189" calcext:value-type="float">
            <text:p>-18.914</text:p>
          </table:table-cell>
          <table:table-cell office:value-type="float" office:value="12.9871635813665" calcext:value-type="float">
            <text:p>12.987</text:p>
          </table:table-cell>
          <table:table-cell office:value-type="float" office:value="-5.65345840824094" calcext:value-type="float">
            <text:p>-5.653</text:p>
          </table:table-cell>
          <table:table-cell office:value-type="float" office:value="-30.4672725613123" calcext:value-type="float">
            <text:p>-30.46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" table:formula="of:=INDIRECT([.T22] &amp; [.V22])" office:value-type="float" office:value="-35.8394272531002" calcext:value-type="float">
            <text:p>-35.839</text:p>
          </table:table-cell>
          <table:table-cell table:style-name="ce11" table:formula="of:=INDIRECT([.U22] &amp; [.V22])" office:value-type="float" office:value="7.77141052970997" calcext:value-type="float">
            <text:p>7.771</text:p>
          </table:table-cell>
          <table:table-cell table:formula="of:=[.N18]" office:value-type="float" office:value="1.902" calcext:value-type="float">
            <text:p>1.902</text:p>
          </table:table-cell>
          <table:table-cell table:style-name="ce28" table:formula="of:=[.L22]-[.L23]" office:value-type="float" office:value="-1.52153764281585" calcext:value-type="float">
            <text:p>-1.52</text:p>
          </table:table-cell>
          <table:table-cell table:number-columns-repeated="3"/>
          <table:table-cell table:formula="of:=[.S21]+1" office:value-type="float" office:value="9" calcext:value-type="float">
            <text:p>9</text:p>
          </table:table-cell>
          <table:table-cell table:formula="of:=[.T18]" office:value-type="string" office:string-value="D" calcext:value-type="string">
            <text:p>D</text:p>
          </table:table-cell>
          <table:table-cell table:style-name="ce1" table:formula="of:=[.U18]" office:value-type="string" office:string-value="E" calcext:value-type="string">
            <text:p>E</text:p>
          </table:table-cell>
          <table:table-cell table:style-name="ce1" table:formula="of:=[.V20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.13192076542511" calcext:value-type="float">
            <text:p>-4.132</text:p>
          </table:table-cell>
          <table:table-cell office:value-type="float" office:value="-29.9433651362312" calcext:value-type="float">
            <text:p>-29.943</text:p>
          </table:table-cell>
          <table:table-cell office:value-type="float" office:value="-18.930497528918" calcext:value-type="float">
            <text:p>-18.930</text:p>
          </table:table-cell>
          <table:table-cell office:value-type="float" office:value="13.0348224744255" calcext:value-type="float">
            <text:p>13.035</text:p>
          </table:table-cell>
          <table:table-cell office:value-type="float" office:value="-18.8095196891056" calcext:value-type="float">
            <text:p>-18.810</text:p>
          </table:table-cell>
          <table:table-cell office:value-type="float" office:value="12.6834773160846" calcext:value-type="float">
            <text:p>12.683</text:p>
          </table:table-cell>
          <table:table-cell office:value-type="float" office:value="-2.61038312260926" calcext:value-type="float">
            <text:p>-2.610</text:p>
          </table:table-cell>
          <table:table-cell office:value-type="float" office:value="-29.41945771115" calcext:value-type="float">
            <text:p>-29.41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3" table:formula="of:=INDIRECT([.T23] &amp; [.V23])" office:value-type="float" office:value="-34.3178896102844" calcext:value-type="float">
            <text:p>-34.318</text:p>
          </table:table-cell>
          <table:table-cell table:style-name="ce13" table:formula="of:=INDIRECT([.U23] &amp; [.V23])" office:value-type="float" office:value="8.29531795479114" calcext:value-type="float">
            <text:p>8.295</text:p>
          </table:table-cell>
          <table:table-cell table:formula="of:=[.N19]" office:value-type="float" office:value="5.042" calcext:value-type="float">
            <text:p>5.042</text:p>
          </table:table-cell>
          <table:table-cell table:number-columns-repeated="4"/>
          <table:table-cell table:formula="of:=[.S22]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Hard coded row, due to row 21 change</text:p>
          </table:table-cell>
          <table:table-cell/>
        </table:table-row>
        <table:table-row table:style-name="ro1">
          <table:table-cell/>
          <table:table-cell office:value-type="float" office:value="-2.59736736871384" calcext:value-type="float">
            <text:p>-2.597</text:p>
          </table:table-cell>
          <table:table-cell office:value-type="float" office:value="-29.4572582051942" calcext:value-type="float">
            <text:p>-29.457</text:p>
          </table:table-cell>
          <table:table-cell office:value-type="float" office:value="-17.2879820462897" calcext:value-type="float">
            <text:p>-17.288</text:p>
          </table:table-cell>
          <table:table-cell office:value-type="float" office:value="13.2073847411658" calcext:value-type="float">
            <text:p>13.207</text:p>
          </table:table-cell>
          <table:table-cell office:value-type="float" office:value="-17.2167494123587" calcext:value-type="float">
            <text:p>-17.217</text:p>
          </table:table-cell>
          <table:table-cell office:value-type="float" office:value="13.0005101508579" calcext:value-type="float">
            <text:p>13.001</text:p>
          </table:table-cell>
          <table:table-cell office:value-type="float" office:value="-1.075829725898" calcext:value-type="float">
            <text:p>-1.076</text:p>
          </table:table-cell>
          <table:table-cell office:value-type="float" office:value="-28.9333507801131" calcext:value-type="float">
            <text:p>-28.93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INDIRECT([.T24] &amp; [.V24])" office:value-type="float" office:value="-19.2614415441404" calcext:value-type="float">
            <text:p>-19.261</text:p>
          </table:table-cell>
          <table:table-cell table:style-name="ce9" table:formula="of:=INDIRECT([.U24] &amp; [.V24])" office:value-type="float" office:value="-35.4317822980653" calcext:value-type="float">
            <text:p>-35.432</text:p>
          </table:table-cell>
          <table:table-cell table:formula="of:=[.N20]" office:value-type="float" office:value="5.042" calcext:value-type="float">
            <text:p>5.042</text:p>
          </table:table-cell>
          <table:table-cell table:style-name="ce28" table:formula="of:=[.L24]-[.L25]" office:value-type="float" office:value="-1.52594079125259" calcext:value-type="float">
            <text:p>-1.53</text:p>
          </table:table-cell>
          <table:table-cell table:number-columns-repeated="3"/>
          <table:table-cell table:formula="of:=[.S23]+1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944334091482568" calcext:value-type="float">
            <text:p>-0.944</text:p>
          </table:table-cell>
          <table:table-cell office:value-type="float" office:value="-29.3152418319492" calcext:value-type="float">
            <text:p>-29.315</text:p>
          </table:table-cell>
          <table:table-cell office:value-type="float" office:value="-15.6952117695429" calcext:value-type="float">
            <text:p>-15.695</text:p>
          </table:table-cell>
          <table:table-cell office:value-type="float" office:value="13.5244175759391" calcext:value-type="float">
            <text:p>13.524</text:p>
          </table:table-cell>
          <table:table-cell office:value-type="float" office:value="-15.4505888206939" calcext:value-type="float">
            <text:p>-15.451</text:p>
          </table:table-cell>
          <table:table-cell office:value-type="float" office:value="12.8139809469628" calcext:value-type="float">
            <text:p>12.814</text:p>
          </table:table-cell>
          <table:table-cell office:value-type="float" office:value="-1.0429162453404" calcext:value-type="float">
            <text:p>-1.043</text:p>
          </table:table-cell>
          <table:table-cell office:value-type="float" office:value="-29.0289384683706" calcext:value-type="float">
            <text:p>-29.02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NDIRECT([.T25] &amp; [.V25])" office:value-type="float" office:value="-17.7355007528878" calcext:value-type="float">
            <text:p>-17.736</text:p>
          </table:table-cell>
          <table:table-cell table:formula="of:=INDIRECT([.U25] &amp; [.V25])" office:value-type="float" office:value="-34.9206625445702" calcext:value-type="float">
            <text:p>-34.921</text:p>
          </table:table-cell>
          <table:table-cell table:formula="of:=[.N21]" office:value-type="float" office:value="1.902" calcext:value-type="float">
            <text:p>1.902</text:p>
          </table:table-cell>
          <table:table-cell table:style-name="ce28"/>
          <table:table-cell table:number-columns-repeated="3"/>
          <table:table-cell table:formula="of:=[.S24]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change to row 14</text:p>
          </table:table-cell>
          <table:table-cell/>
        </table:table-row>
        <table:table-row table:style-name="ro1">
          <table:table-cell/>
          <table:table-cell office:value-type="float" office:value="0.478621397475437" calcext:value-type="float">
            <text:p>0.479</text:p>
          </table:table-cell>
          <table:table-cell office:value-type="float" office:value="-28.5050310432895" calcext:value-type="float">
            <text:p>-28.505</text:p>
          </table:table-cell>
          <table:table-cell office:value-type="float" office:value="-13.9290511778781" calcext:value-type="float">
            <text:p>-13.929</text:p>
          </table:table-cell>
          <table:table-cell office:value-type="float" office:value="13.337888372044" calcext:value-type="float">
            <text:p>13.338</text:p>
          </table:table-cell>
          <table:table-cell office:value-type="float" office:value="-13.7541822124756" calcext:value-type="float">
            <text:p>-13.754</text:p>
          </table:table-cell>
          <table:table-cell office:value-type="float" office:value="12.8300320205541" calcext:value-type="float">
            <text:p>12.830</text:p>
          </table:table-cell>
          <table:table-cell office:value-type="float" office:value="-0.575886512305095" calcext:value-type="float">
            <text:p>-0.576</text:p>
          </table:table-cell>
          <table:table-cell office:value-type="float" office:value="-25.4425177011097" calcext:value-type="float">
            <text:p>-25.44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NDIRECT([.T26] &amp; [.V26])" office:value-type="float" office:value="-32.9622680129531" calcext:value-type="float">
            <text:p>-32.962</text:p>
          </table:table-cell>
          <table:table-cell table:formula="of:=INDIRECT([.U26] &amp; [.V26])" office:value-type="float" office:value="9.30108056394948" calcext:value-type="float">
            <text:p>9.301</text:p>
          </table:table-cell>
          <table:table-cell table:formula="of:=[.N22]" office:value-type="float" office:value="1.902" calcext:value-type="float">
            <text:p>1.902</text:p>
          </table:table-cell>
          <table:table-cell table:style-name="ce28" table:formula="of:=[.L26]-[.L27]" office:value-type="float" office:value="-0.104370840695971" calcext:value-type="float">
            <text:p>-0.1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45651130510751" calcext:value-type="float">
            <text:p>0.946</text:p>
          </table:table-cell>
          <table:table-cell office:value-type="float" office:value="-24.9186102760285" calcext:value-type="float">
            <text:p>-24.919</text:p>
          </table:table-cell>
          <table:table-cell office:value-type="float" office:value="-12.2326445696598" calcext:value-type="float">
            <text:p>-12.233</text:p>
          </table:table-cell>
          <table:table-cell office:value-type="float" office:value="13.3539394456353" calcext:value-type="float">
            <text:p>13.354</text:p>
          </table:table-cell>
          <table:table-cell office:value-type="float" office:value="-12.0472663733092" calcext:value-type="float">
            <text:p>-12.047</text:p>
          </table:table-cell>
          <table:table-cell office:value-type="float" office:value="12.8155620713099" calcext:value-type="float">
            <text:p>12.816</text:p>
          </table:table-cell>
          <table:table-cell office:value-type="float" office:value="-0.71552774578332" calcext:value-type="float">
            <text:p>-0.716</text:p>
          </table:table-cell>
          <table:table-cell office:value-type="float" office:value="-20.0941965137299" calcext:value-type="float">
            <text:p>-20.09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NDIRECT([.T27] &amp; [.V27])" office:value-type="float" office:value="-32.8578971722571" calcext:value-type="float">
            <text:p>-32.858</text:p>
          </table:table-cell>
          <table:table-cell table:formula="of:=INDIRECT([.U27] &amp; [.V27])" office:value-type="float" office:value="8.99796563308807" calcext:value-type="float">
            <text:p>8.998</text:p>
          </table:table-cell>
          <table:table-cell table:formula="of:=[.N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0600989703253" calcext:value-type="float">
            <text:p>0.806</text:p>
          </table:table-cell>
          <table:table-cell office:value-type="float" office:value="-19.5702890886488" calcext:value-type="float">
            <text:p>-19.570</text:p>
          </table:table-cell>
          <table:table-cell office:value-type="float" office:value="-10.5257287304933" calcext:value-type="float">
            <text:p>-10.526</text:p>
          </table:table-cell>
          <table:table-cell office:value-type="float" office:value="13.3394694963911" calcext:value-type="float">
            <text:p>13.339</text:p>
          </table:table-cell>
          <table:table-cell office:value-type="float" office:value="-8.2659965212977" calcext:value-type="float">
            <text:p>-8.266</text:p>
          </table:table-cell>
          <table:table-cell office:value-type="float" office:value="6.77673063381073" calcext:value-type="float">
            <text:p>6.777</text:p>
          </table:table-cell>
          <table:table-cell office:value-type="float" office:value="-8.16689429951736" calcext:value-type="float">
            <text:p>-8.167</text:p>
          </table:table-cell>
          <table:table-cell office:value-type="float" office:value="6.48891688331442" calcext:value-type="float">
            <text:p>6.48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INDIRECT([.T28] &amp; [.V28])" office:value-type="float" office:value="-16.2095819768898" calcext:value-type="float">
            <text:p>-16.210</text:p>
          </table:table-cell>
          <table:table-cell table:formula="of:=INDIRECT([.U28] &amp; [.V28])" office:value-type="float" office:value="-34.4094788541333" calcext:value-type="float">
            <text:p>-34.409</text:p>
          </table:table-cell>
          <table:table-cell table:formula="of:=[.N24]" office:value-type="float" office:value="5.042" calcext:value-type="float">
            <text:p>5.042</text:p>
          </table:table-cell>
          <table:table-cell table:style-name="ce28" table:formula="of:=[.L28]-[.L29]" office:value-type="float" office:value="-1.52591877599803" calcext:value-type="float">
            <text:p>-1.5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formula="of:=INDIRECT([.T29] &amp; [.V29])" office:value-type="float" office:value="-14.6836632008918" calcext:value-type="float">
            <text:p>-14.684</text:p>
          </table:table-cell>
          <table:table-cell table:formula="of:=INDIRECT([.U29] &amp; [.V29])" office:value-type="float" office:value="-33.8982951636964" calcext:value-type="float">
            <text:p>-33.898</text:p>
          </table:table-cell>
          <table:table-cell table:formula="of:=[.N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ange to row 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formula="of:=INDIRECT([.T30] &amp; [.V30])" office:value-type="float" office:value="-29.753246666453" calcext:value-type="float">
            <text:p>-29.753</text:p>
          </table:table-cell>
          <table:table-cell table:formula="of:=INDIRECT([.U30] &amp; [.V30])" office:value-type="float" office:value="9.8669530590304" calcext:value-type="float">
            <text:p>9.867</text:p>
          </table:table-cell>
          <table:table-cell table:formula="of:=[.N26]" office:value-type="float" office:value="1.902" calcext:value-type="float">
            <text:p>1.902</text:p>
          </table:table-cell>
          <table:table-cell table:style-name="ce28" table:formula="of:=[.L30]-[.L31]" office:value-type="float" office:value="-1.52153764281584" calcext:value-type="float">
            <text:p>-1.52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formula="of:=INDIRECT([.T31] &amp; [.V31])" office:value-type="float" office:value="-28.2317090236372" calcext:value-type="float">
            <text:p>-28.232</text:p>
          </table:table-cell>
          <table:table-cell table:formula="of:=INDIRECT([.U31] &amp; [.V31])" office:value-type="float" office:value="10.3908604841116" calcext:value-type="float">
            <text:p>10.391</text:p>
          </table:table-cell>
          <table:table-cell table:formula="of:=[.N27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33 and 3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formula="of:=INDIRECT([.T32] &amp; [.V32])" office:value-type="float" office:value="-13.5357079496616" calcext:value-type="float">
            <text:p>-13.536</text:p>
          </table:table-cell>
          <table:table-cell table:formula="of:=INDIRECT([.U32] &amp; [.V32])" office:value-type="float" office:value="-32.289425693264" calcext:value-type="float">
            <text:p>-32.289</text:p>
          </table:table-cell>
          <table:table-cell table:formula="of:=[.N28]" office:value-type="float" office:value="5.042" calcext:value-type="float">
            <text:p>5.042</text:p>
          </table:table-cell>
          <table:table-cell table:style-name="ce28" table:formula="of:=[.L32]-[.L33]" office:value-type="float" office:value="-1.10935447573286" calcext:value-type="float">
            <text:p>-1.11</text:p>
          </table:table-cell>
          <table:table-cell table:style-name="ce4" office:value-type="float" office:value="13.5874434841058" calcext:value-type="float">
            <text:p>13.587</text:p>
          </table:table-cell>
          <table:table-cell table:style-name="ce4" office:value-type="float" office:value="-7.5950726071044" calcext:value-type="float">
            <text:p>-7.59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INDIRECT([.T33] &amp; [.V33])" office:value-type="float" office:value="-12.4263534739287" calcext:value-type="float">
            <text:p>-12.426</text:p>
          </table:table-cell>
          <table:table-cell table:formula="of:=INDIRECT([.U33] &amp; [.V33])" office:value-type="float" office:value="-30.5684514307456" calcext:value-type="float">
            <text:p>-30.568</text:p>
          </table:table-cell>
          <table:table-cell table:formula="of:=[.N29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4.3644433843938" calcext:value-type="float">
            <text:p>14.364</text:p>
          </table:table-cell>
          <table:table-cell table:style-name="ce4" office:value-type="float" office:value="-7.3802573704039" calcext:value-type="float">
            <text:p>-7.38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change to row 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formula="of:=INDIRECT([.T34] &amp; [.V34])" office:value-type="float" office:value="-26.7484246499629" calcext:value-type="float">
            <text:p>-26.748</text:p>
          </table:table-cell>
          <table:table-cell table:formula="of:=INDIRECT([.U34] &amp; [.V34])" office:value-type="float" office:value="11.0258634695402" calcext:value-type="float">
            <text:p>11.026</text:p>
          </table:table-cell>
          <table:table-cell table:formula="of:=[.N30]" office:value-type="float" office:value="1.902" calcext:value-type="float">
            <text:p>1.902</text:p>
          </table:table-cell>
          <table:table-cell table:style-name="ce28" table:formula="of:=[.L34]-[.L35]" office:value-type="float" office:value="-0.107836034506843" calcext:value-type="float">
            <text:p>-0.1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formula="of:=INDIRECT([.T35] &amp; [.V35])" office:value-type="float" office:value="-26.640588615456" calcext:value-type="float">
            <text:p>-26.641</text:p>
          </table:table-cell>
          <table:table-cell table:formula="of:=INDIRECT([.U35] &amp; [.V35])" office:value-type="float" office:value="10.71268488512" calcext:value-type="float">
            <text:p>10.713</text:p>
          </table:table-cell>
          <table:table-cell table:formula="of:=[.N31]" office:value-type="float" office:value="5.042" calcext:value-type="float">
            <text:p>5.042</text:p>
          </table:table-cell>
          <table:table-cell/>
          <table:table-cell office:value-type="string" calcext:value-type="string">
            <text:p>New 33 and 3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13.0986643909495" calcext:value-type="float">
            <text:p>13.099</text:p>
          </table:table-cell>
          <table:table-cell office:value-type="float" office:value="-6.17671641307766" calcext:value-type="float">
            <text:p>-6.177</text:p>
          </table:table-cell>
          <table:table-cell table:formula="of:=[.N32]" office:value-type="float" office:value="5.042" calcext:value-type="float">
            <text:p>5.042</text:p>
          </table:table-cell>
          <table:table-cell table:style-name="ce28" table:formula="of:=[.L36]-[.L37]" office:value-type="float" office:value="-0.776984524492118" calcext:value-type="float">
            <text:p>-0.78</text:p>
          </table:table-cell>
          <table:table-cell office:value-type="float" office:value="13.0986643909495" calcext:value-type="float">
            <text:p>13.0986643909495</text:p>
          </table:table-cell>
          <table:table-cell office:value-type="float" office:value="-6.17671641307766" calcext:value-type="float">
            <text:p>-6.17671641307766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3.8756489154416" calcext:value-type="float">
            <text:p>13.876</text:p>
          </table:table-cell>
          <table:table-cell office:value-type="float" office:value="-5.96172174161391" calcext:value-type="float">
            <text:p>-5.962</text:p>
          </table:table-cell>
          <table:table-cell table:formula="of:=[.N33]" office:value-type="float" office:value="1.902" calcext:value-type="float">
            <text:p>1.902</text:p>
          </table:table-cell>
          <table:table-cell/>
          <table:table-cell office:value-type="float" office:value="13.8756489154416" calcext:value-type="float">
            <text:p>13.8756489154416</text:p>
          </table:table-cell>
          <table:table-cell office:value-type="float" office:value="-5.96172174161391" calcext:value-type="float">
            <text:p>-5.9617217416139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hange to row 2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INDIRECT([.T38] &amp; [.V38])" office:value-type="float" office:value="-23.4991925428511" calcext:value-type="float">
            <text:p>-23.499</text:p>
          </table:table-cell>
          <table:table-cell table:formula="of:=INDIRECT([.U38] &amp; [.V38])" office:value-type="float" office:value="11.474955436253" calcext:value-type="float">
            <text:p>11.475</text:p>
          </table:table-cell>
          <table:table-cell table:formula="of:=[.N34]" office:value-type="float" office:value="1.902" calcext:value-type="float">
            <text:p>1.902</text:p>
          </table:table-cell>
          <table:table-cell table:style-name="ce28" table:formula="of:=[.L38]-[.L39]" office:value-type="float" office:value="-0.0284772907006889" calcext:value-type="float">
            <text:p>-0.03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INDIRECT([.T39] &amp; [.V39])" office:value-type="float" office:value="-23.4707152521504" calcext:value-type="float">
            <text:p>-23.471</text:p>
          </table:table-cell>
          <table:table-cell table:formula="of:=INDIRECT([.U39] &amp; [.V39])" office:value-type="float" office:value="11.3922513788333" calcext:value-type="float">
            <text:p>11.392</text:p>
          </table:table-cell>
          <table:table-cell table:formula="of:=[.N35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0 and 41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14.3214845197951" calcext:value-type="float">
            <text:p>14.321</text:p>
          </table:table-cell>
          <table:table-cell office:value-type="float" office:value="-4.78410896947367" calcext:value-type="float">
            <text:p>-4.784</text:p>
          </table:table-cell>
          <table:table-cell table:formula="of:=[.N36]" office:value-type="float" office:value="5.042" calcext:value-type="float">
            <text:p>5.042</text:p>
          </table:table-cell>
          <table:table-cell table:style-name="ce28" table:formula="of:=[.L40]-[.L41]" office:value-type="float" office:value="-0.761438949973199" calcext:value-type="float">
            <text:p>-0.76</text:p>
          </table:table-cell>
          <table:table-cell table:style-name="ce4" office:value-type="float" office:value="15.135404905938" calcext:value-type="float">
            <text:p>15.135</text:p>
          </table:table-cell>
          <table:table-cell table:style-name="ce4" office:value-type="float" office:value="-7.14790540847197" calcext:value-type="float">
            <text:p>-7.14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15.0829234697683" calcext:value-type="float">
            <text:p>15.083</text:p>
          </table:table-cell>
          <table:table-cell office:value-type="float" office:value="-4.52410145160166" calcext:value-type="float">
            <text:p>-4.524</text:p>
          </table:table-cell>
          <table:table-cell table:formula="of:=[.N37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5.8968438559112" calcext:value-type="float">
            <text:p>15.897</text:p>
          </table:table-cell>
          <table:table-cell table:style-name="ce4" office:value-type="float" office:value="-6.88789789059996" calcext:value-type="float">
            <text:p>-6.88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change to row 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formula="of:=INDIRECT([.T42] &amp; [.V42])" office:value-type="float" office:value="-20.4356248988348" calcext:value-type="float">
            <text:p>-20.436</text:p>
          </table:table-cell>
          <table:table-cell table:formula="of:=INDIRECT([.U42] &amp; [.V42])" office:value-type="float" office:value="12.4632561562853" calcext:value-type="float">
            <text:p>12.463</text:p>
          </table:table-cell>
          <table:table-cell table:formula="of:=[.N38]" office:value-type="float" office:value="1.902" calcext:value-type="float">
            <text:p>1.902</text:p>
          </table:table-cell>
          <table:table-cell table:style-name="ce28" table:formula="of:=[.L42]-[.L43]" office:value-type="float" office:value="-1.52153764281584" calcext:value-type="float">
            <text:p>-1.52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formula="of:=INDIRECT([.T43] &amp; [.V43])" office:value-type="float" office:value="-18.9140872560189" calcext:value-type="float">
            <text:p>-18.914</text:p>
          </table:table-cell>
          <table:table-cell table:formula="of:=INDIRECT([.U43] &amp; [.V43])" office:value-type="float" office:value="12.9871635813665" calcext:value-type="float">
            <text:p>12.987</text:p>
          </table:table-cell>
          <table:table-cell table:formula="of:=[.N39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4 and 45</text:p>
          </table:table-cell>
          <table:table-cell table:style-name="ce4"/>
          <table:table-cell table:number-columns-repeated="2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15.7445679492514" calcext:value-type="float">
            <text:p>15.745</text:p>
          </table:table-cell>
          <table:table-cell office:value-type="float" office:value="-3.97426974700039" calcext:value-type="float">
            <text:p>-3.974</text:p>
          </table:table-cell>
          <table:table-cell table:formula="of:=[.N40]" office:value-type="float" office:value="5.042" calcext:value-type="float">
            <text:p>5.042</text:p>
          </table:table-cell>
          <table:table-cell table:style-name="ce28" table:formula="of:=[.L44]-[.L45]" office:value-type="float" office:value="-0.748229973684298" calcext:value-type="float">
            <text:p>-0.75</text:p>
          </table:table-cell>
          <table:table-cell table:style-name="ce4" office:value-type="float" office:value="16.6561587817314" calcext:value-type="float">
            <text:p>16.656</text:p>
          </table:table-cell>
          <table:table-cell table:style-name="ce4" office:value-type="float" office:value="-6.62172175867847" calcext:value-type="float">
            <text:p>-6.62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16.4927979229357" calcext:value-type="float">
            <text:p>16.493</text:p>
          </table:table-cell>
          <table:table-cell office:value-type="float" office:value="-3.67590057650756" calcext:value-type="float">
            <text:p>-3.676</text:p>
          </table:table-cell>
          <table:table-cell table:formula="of:=[.N41]" office:value-type="float" office:value="1.902" calcext:value-type="float">
            <text:p>1.902</text:p>
          </table:table-cell>
          <table:table-cell/>
          <table:table-cell table:style-name="ce4" office:value-type="float" office:value="17.4043887554157" calcext:value-type="float">
            <text:p>17.404</text:p>
          </table:table-cell>
          <table:table-cell table:style-name="ce4" office:value-type="float" office:value="-6.32335258818565" calcext:value-type="float">
            <text:p>-6.323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ange to row 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formula="of:=INDIRECT([.T46] &amp; [.V46])" office:value-type="float" office:value="-17.2879820462897" calcext:value-type="float">
            <text:p>-17.288</text:p>
          </table:table-cell>
          <table:table-cell table:formula="of:=INDIRECT([.U46] &amp; [.V46])" office:value-type="float" office:value="13.2073847411658" calcext:value-type="float">
            <text:p>13.207</text:p>
          </table:table-cell>
          <table:table-cell table:formula="of:=[.N42]" office:value-type="float" office:value="1.902" calcext:value-type="float">
            <text:p>1.902</text:p>
          </table:table-cell>
          <table:table-cell table:style-name="ce28" table:formula="of:=[.L46]-[.L47]" office:value-type="float" office:value="-0.071232633930979" calcext:value-type="float">
            <text:p>-0.07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formula="of:=INDIRECT([.T47] &amp; [.V47])" office:value-type="float" office:value="-17.2167494123587" calcext:value-type="float">
            <text:p>-17.217</text:p>
          </table:table-cell>
          <table:table-cell table:formula="of:=INDIRECT([.U47] &amp; [.V47])" office:value-type="float" office:value="13.0005101508579" calcext:value-type="float">
            <text:p>13.001</text:p>
          </table:table-cell>
          <table:table-cell table:formula="of:=[.N43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8 and 49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17.4429444755084" calcext:value-type="float">
            <text:p>17.443</text:p>
          </table:table-cell>
          <table:table-cell office:value-type="float" office:value="-3.96393973080534" calcext:value-type="float">
            <text:p>-3.964</text:p>
          </table:table-cell>
          <table:table-cell table:formula="of:=[.N44]" office:value-type="float" office:value="5.042" calcext:value-type="float">
            <text:p>5.042</text:p>
          </table:table-cell>
          <table:table-cell table:style-name="ce28" table:formula="of:=[.L48]-[.L49]" office:value-type="float" office:value="-0.762181226823898" calcext:value-type="float">
            <text:p>-0.76</text:p>
          </table:table-cell>
          <table:table-cell table:style-name="ce4" office:value-type="float" office:value="18.1591944153141" calcext:value-type="float">
            <text:p>18.159</text:p>
          </table:table-cell>
          <table:table-cell table:style-name="ce4" office:value-type="float" office:value="-6.04408059712383" calcext:value-type="float">
            <text:p>-6.04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18.2051257023323" calcext:value-type="float">
            <text:p>18.205</text:p>
          </table:table-cell>
          <table:table-cell office:value-type="float" office:value="-3.70608794143733" calcext:value-type="float">
            <text:p>-3.706</text:p>
          </table:table-cell>
          <table:table-cell table:formula="of:=[.N45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8.921375642138" calcext:value-type="float">
            <text:p>18.921</text:p>
          </table:table-cell>
          <table:table-cell table:style-name="ce4" office:value-type="float" office:value="-5.78622880775582" calcext:value-type="float">
            <text:p>-5.786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change to row 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formula="of:=INDIRECT([.T50] &amp; [.V50])" office:value-type="float" office:value="-13.9290511778781" calcext:value-type="float">
            <text:p>-13.929</text:p>
          </table:table-cell>
          <table:table-cell table:formula="of:=INDIRECT([.U50] &amp; [.V50])" office:value-type="float" office:value="13.337888372044" calcext:value-type="float">
            <text:p>13.338</text:p>
          </table:table-cell>
          <table:table-cell table:formula="of:=[.N46]" office:value-type="float" office:value="1.902" calcext:value-type="float">
            <text:p>1.902</text:p>
          </table:table-cell>
          <table:table-cell table:style-name="ce28" table:formula="of:=[.L50]-[.L51]" office:value-type="float" office:value="-0.174868965402501" calcext:value-type="float">
            <text:p>-0.17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formula="of:=INDIRECT([.T51] &amp; [.V51])" office:value-type="float" office:value="-13.7541822124756" calcext:value-type="float">
            <text:p>-13.754</text:p>
          </table:table-cell>
          <table:table-cell table:formula="of:=INDIRECT([.U51] &amp; [.V51])" office:value-type="float" office:value="12.8300320205541" calcext:value-type="float">
            <text:p>12.830</text:p>
          </table:table-cell>
          <table:table-cell table:formula="of:=[.N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formula="of:=INDIRECT([.T52] &amp; [.V52])" office:value-type="float" office:value="0.945651130510751" calcext:value-type="float">
            <text:p>0.946</text:p>
          </table:table-cell>
          <table:table-cell table:formula="of:=INDIRECT([.U52] &amp; [.V52])" office:value-type="float" office:value="-24.9186102760285" calcext:value-type="float">
            <text:p>-24.919</text:p>
          </table:table-cell>
          <table:table-cell table:formula="of:=[.N48]" office:value-type="float" office:value="5.042" calcext:value-type="float">
            <text:p>5.042</text:p>
          </table:table-cell>
          <table:table-cell table:style-name="ce28" table:formula="of:=[.L52]-[.L53]" office:value-type="float" office:value="0.139641233478221" calcext:value-type="float">
            <text:p>0.14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formula="of:=INDIRECT([.T53] &amp; [.V53])" office:value-type="float" office:value="0.80600989703253" calcext:value-type="float">
            <text:p>0.806</text:p>
          </table:table-cell>
          <table:table-cell table:formula="of:=INDIRECT([.U53] &amp; [.V53])" office:value-type="float" office:value="-19.5702890886488" calcext:value-type="float">
            <text:p>-19.570</text:p>
          </table:table-cell>
          <table:table-cell table:formula="of:=[.N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formula="of:=INDIRECT([.T54] &amp; [.V54])" office:value-type="float" office:value="-10.5257287304933" calcext:value-type="float">
            <text:p>-10.526</text:p>
          </table:table-cell>
          <table:table-cell table:formula="of:=INDIRECT([.U54] &amp; [.V54])" office:value-type="float" office:value="13.3394694963911" calcext:value-type="float">
            <text:p>13.339</text:p>
          </table:table-cell>
          <table:table-cell table:formula="of:=[.N50]" office:value-type="float" office:value="1.902" calcext:value-type="float">
            <text:p>1.902</text:p>
          </table:table-cell>
          <table:table-cell table:style-name="ce28" table:formula="of:=[.L54]-[.L55]" office:value-type="float" office:value="-2.25973220919562" calcext:value-type="float">
            <text:p>-2.2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formula="of:=INDIRECT([.T55] &amp; [.V55])" office:value-type="float" office:value="-8.2659965212977" calcext:value-type="float">
            <text:p>-8.266</text:p>
          </table:table-cell>
          <table:table-cell table:formula="of:=INDIRECT([.U55] &amp; [.V55])" office:value-type="float" office:value="6.77673063381073" calcext:value-type="float">
            <text:p>6.777</text:p>
          </table:table-cell>
          <table:table-cell table:formula="of:=[.N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formula="of:=INDIRECT([.T56] &amp; [.V56])" office:value-type="float" office:value="0" calcext:value-type="float">
            <text:p>0.000</text:p>
          </table:table-cell>
          <table:table-cell table:formula="of:=INDIRECT([.U56] &amp; [.V56])" office:value-type="float" office:value="0" calcext:value-type="float">
            <text:p>0.000</text:p>
          </table:table-cell>
          <table:table-cell table:formula="of:=[.N52]" office:value-type="float" office:value="5.042" calcext:value-type="float">
            <text:p>5.042</text:p>
          </table:table-cell>
          <table:table-cell table:style-name="ce28" table:formula="of:=[.L56]-[.L5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formula="of:=INDIRECT([.T57] &amp; [.V57])" office:value-type="float" office:value="0" calcext:value-type="float">
            <text:p>0.000</text:p>
          </table:table-cell>
          <table:table-cell table:formula="of:=INDIRECT([.U57] &amp; [.V57])" office:value-type="float" office:value="0" calcext:value-type="float">
            <text:p>0.000</text:p>
          </table:table-cell>
          <table:table-cell table:formula="of:=[.N5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formula="of:=INDIRECT([.T58] &amp; [.V58])" office:value-type="float" office:value="0" calcext:value-type="float">
            <text:p>0.000</text:p>
          </table:table-cell>
          <table:table-cell table:formula="of:=INDIRECT([.U58] &amp; [.V58])" office:value-type="float" office:value="0" calcext:value-type="float">
            <text:p>0.000</text:p>
          </table:table-cell>
          <table:table-cell table:formula="of:=[.N54]" office:value-type="float" office:value="1.902" calcext:value-type="float">
            <text:p>1.902</text:p>
          </table:table-cell>
          <table:table-cell table:style-name="ce28" table:formula="of:=[.L58]-[.L59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formula="of:=INDIRECT([.T59] &amp; [.V59])" office:value-type="float" office:value="0" calcext:value-type="float">
            <text:p>0.000</text:p>
          </table:table-cell>
          <table:table-cell table:formula="of:=INDIRECT([.U59] &amp; [.V59])" office:value-type="float" office:value="0" calcext:value-type="float">
            <text:p>0.000</text:p>
          </table:table-cell>
          <table:table-cell table:formula="of:=[.N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formula="of:=INDIRECT([.T60] &amp; [.V60])" office:value-type="float" office:value="0" calcext:value-type="float">
            <text:p>0.000</text:p>
          </table:table-cell>
          <table:table-cell table:formula="of:=INDIRECT([.U60] &amp; [.V60])" office:value-type="float" office:value="0" calcext:value-type="float">
            <text:p>0.000</text:p>
          </table:table-cell>
          <table:table-cell table:formula="of:=[.N56]" office:value-type="float" office:value="5.042" calcext:value-type="float">
            <text:p>5.042</text:p>
          </table:table-cell>
          <table:table-cell table:style-name="ce28" table:formula="of:=[.L60]-[.L6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formula="of:=INDIRECT([.T61] &amp; [.V61])" office:value-type="float" office:value="0" calcext:value-type="float">
            <text:p>0.000</text:p>
          </table:table-cell>
          <table:table-cell table:formula="of:=INDIRECT([.U61] &amp; [.V61])" office:value-type="float" office:value="0" calcext:value-type="float">
            <text:p>0.000</text:p>
          </table:table-cell>
          <table:table-cell table:formula="of:=[.N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formula="of:=INDIRECT([.T62] &amp; [.V62])" office:value-type="float" office:value="0" calcext:value-type="float">
            <text:p>0.000</text:p>
          </table:table-cell>
          <table:table-cell table:formula="of:=INDIRECT([.U62] &amp; [.V62])" office:value-type="float" office:value="0" calcext:value-type="float">
            <text:p>0.000</text:p>
          </table:table-cell>
          <table:table-cell table:formula="of:=[.N58]" office:value-type="float" office:value="1.902" calcext:value-type="float">
            <text:p>1.902</text:p>
          </table:table-cell>
          <table:table-cell table:style-name="ce28" table:formula="of:=[.L62]-[.L6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INDIRECT([.T63] &amp; [.V63])" office:value-type="float" office:value="0" calcext:value-type="float">
            <text:p>0.000</text:p>
          </table:table-cell>
          <table:table-cell table:formula="of:=INDIRECT([.U63] &amp; [.V63])" office:value-type="float" office:value="0" calcext:value-type="float">
            <text:p>0.000</text:p>
          </table:table-cell>
          <table:table-cell table:formula="of:=[.N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INDIRECT([.T64] &amp; [.V64])" office:value-type="float" office:value="0" calcext:value-type="float">
            <text:p>0.000</text:p>
          </table:table-cell>
          <table:table-cell table:formula="of:=INDIRECT([.U64] &amp; [.V64])" office:value-type="float" office:value="0" calcext:value-type="float">
            <text:p>0.000</text:p>
          </table:table-cell>
          <table:table-cell table:formula="of:=[.N60]" office:value-type="float" office:value="5.042" calcext:value-type="float">
            <text:p>5.042</text:p>
          </table:table-cell>
          <table:table-cell table:style-name="ce28" table:formula="of:=[.L64]-[.L6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INDIRECT([.T65] &amp; [.V65])" office:value-type="float" office:value="0" calcext:value-type="float">
            <text:p>0.000</text:p>
          </table:table-cell>
          <table:table-cell table:formula="of:=INDIRECT([.U65] &amp; [.V65])" office:value-type="float" office:value="0" calcext:value-type="float">
            <text:p>0.000</text:p>
          </table:table-cell>
          <table:table-cell table:formula="of:=[.N6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INDIRECT([.T66] &amp; [.V66])" office:value-type="float" office:value="0" calcext:value-type="float">
            <text:p>0.000</text:p>
          </table:table-cell>
          <table:table-cell table:formula="of:=INDIRECT([.U66] &amp; [.V66])" office:value-type="float" office:value="0" calcext:value-type="float">
            <text:p>0.000</text:p>
          </table:table-cell>
          <table:table-cell table:formula="of:=[.N62]" office:value-type="float" office:value="1.902" calcext:value-type="float">
            <text:p>1.902</text:p>
          </table:table-cell>
          <table:table-cell table:style-name="ce28" table:formula="of:=[.L66]-[.L6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INDIRECT([.T67] &amp; [.V67])" office:value-type="float" office:value="0" calcext:value-type="float">
            <text:p>0.000</text:p>
          </table:table-cell>
          <table:table-cell table:formula="of:=INDIRECT([.U67] &amp; [.V67])" office:value-type="float" office:value="0" calcext:value-type="float">
            <text:p>0.000</text:p>
          </table:table-cell>
          <table:table-cell table:formula="of:=[.N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INDIRECT([.T68] &amp; [.V68])" office:value-type="float" office:value="0" calcext:value-type="float">
            <text:p>0.000</text:p>
          </table:table-cell>
          <table:table-cell table:formula="of:=INDIRECT([.U68] &amp; [.V68])" office:value-type="float" office:value="0" calcext:value-type="float">
            <text:p>0.000</text:p>
          </table:table-cell>
          <table:table-cell table:formula="of:=[.N64]" office:value-type="float" office:value="5.042" calcext:value-type="float">
            <text:p>5.042</text:p>
          </table:table-cell>
          <table:table-cell table:style-name="ce28" table:formula="of:=[.L68]-[.L69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INDIRECT([.T69] &amp; [.V69])" office:value-type="float" office:value="0" calcext:value-type="float">
            <text:p>0.000</text:p>
          </table:table-cell>
          <table:table-cell table:formula="of:=INDIRECT([.U69] &amp; [.V69])" office:value-type="float" office:value="0" calcext:value-type="float">
            <text:p>0.000</text:p>
          </table:table-cell>
          <table:table-cell table:formula="of:=[.N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INDIRECT([.T70] &amp; [.V70])" office:value-type="float" office:value="0" calcext:value-type="float">
            <text:p>0.000</text:p>
          </table:table-cell>
          <table:table-cell table:formula="of:=INDIRECT([.U70] &amp; [.V70])" office:value-type="float" office:value="0" calcext:value-type="float">
            <text:p>0.000</text:p>
          </table:table-cell>
          <table:table-cell table:formula="of:=[.N66]" office:value-type="float" office:value="1.902" calcext:value-type="float">
            <text:p>1.902</text:p>
          </table:table-cell>
          <table:table-cell table:style-name="ce28" table:formula="of:=[.L70]-[.L7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INDIRECT([.T71] &amp; [.V71])" office:value-type="float" office:value="0" calcext:value-type="float">
            <text:p>0.000</text:p>
          </table:table-cell>
          <table:table-cell table:formula="of:=INDIRECT([.U71] &amp; [.V71])" office:value-type="float" office:value="0" calcext:value-type="float">
            <text:p>0.000</text:p>
          </table:table-cell>
          <table:table-cell table:formula="of:=[.N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INDIRECT([.T72] &amp; [.V72])" office:value-type="float" office:value="0" calcext:value-type="float">
            <text:p>0.000</text:p>
          </table:table-cell>
          <table:table-cell table:formula="of:=INDIRECT([.U72] &amp; [.V72])" office:value-type="float" office:value="0" calcext:value-type="float">
            <text:p>0.000</text:p>
          </table:table-cell>
          <table:table-cell table:formula="of:=[.N68]" office:value-type="float" office:value="5.042" calcext:value-type="float">
            <text:p>5.042</text:p>
          </table:table-cell>
          <table:table-cell table:style-name="ce28" table:formula="of:=[.L72]-[.L7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INDIRECT([.T73] &amp; [.V73])" office:value-type="float" office:value="0" calcext:value-type="float">
            <text:p>0.000</text:p>
          </table:table-cell>
          <table:table-cell table:formula="of:=INDIRECT([.U73] &amp; [.V73])" office:value-type="float" office:value="0" calcext:value-type="float">
            <text:p>0.000</text:p>
          </table:table-cell>
          <table:table-cell table:formula="of:=[.N6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INDIRECT([.T74] &amp; [.V74])" office:value-type="float" office:value="0" calcext:value-type="float">
            <text:p>0.000</text:p>
          </table:table-cell>
          <table:table-cell table:formula="of:=INDIRECT([.U74] &amp; [.V74])" office:value-type="float" office:value="0" calcext:value-type="float">
            <text:p>0.000</text:p>
          </table:table-cell>
          <table:table-cell table:formula="of:=[.N70]" office:value-type="float" office:value="1.902" calcext:value-type="float">
            <text:p>1.902</text:p>
          </table:table-cell>
          <table:table-cell table:style-name="ce28" table:formula="of:=[.L74]-[.L7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INDIRECT([.T75] &amp; [.V75])" office:value-type="float" office:value="0" calcext:value-type="float">
            <text:p>0.000</text:p>
          </table:table-cell>
          <table:table-cell table:formula="of:=INDIRECT([.U75] &amp; [.V75])" office:value-type="float" office:value="0" calcext:value-type="float">
            <text:p>0.000</text:p>
          </table:table-cell>
          <table:table-cell table:formula="of:=[.N7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INDIRECT([.T76] &amp; [.V76])" office:value-type="float" office:value="0" calcext:value-type="float">
            <text:p>0.000</text:p>
          </table:table-cell>
          <table:table-cell table:formula="of:=INDIRECT([.U76] &amp; [.V76])" office:value-type="float" office:value="0" calcext:value-type="float">
            <text:p>0.000</text:p>
          </table:table-cell>
          <table:table-cell table:formula="of:=[.N72]" office:value-type="float" office:value="5.042" calcext:value-type="float">
            <text:p>5.042</text:p>
          </table:table-cell>
          <table:table-cell table:style-name="ce28" table:formula="of:=[.L76]-[.L7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INDIRECT([.T77] &amp; [.V77])" office:value-type="float" office:value="0" calcext:value-type="float">
            <text:p>0.000</text:p>
          </table:table-cell>
          <table:table-cell table:formula="of:=INDIRECT([.U77] &amp; [.V77])" office:value-type="float" office:value="0" calcext:value-type="float">
            <text:p>0.000</text:p>
          </table:table-cell>
          <table:table-cell table:formula="of:=[.N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INDIRECT([.T78] &amp; [.V78])" office:value-type="float" office:value="0" calcext:value-type="float">
            <text:p>0.000</text:p>
          </table:table-cell>
          <table:table-cell table:formula="of:=INDIRECT([.U78] &amp; [.V78])" office:value-type="float" office:value="0" calcext:value-type="float">
            <text:p>0.000</text:p>
          </table:table-cell>
          <table:table-cell table:formula="of:=[.N74]" office:value-type="float" office:value="1.902" calcext:value-type="float">
            <text:p>1.902</text:p>
          </table:table-cell>
          <table:table-cell table:style-name="ce28" table:formula="of:=[.L78]-[.L79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INDIRECT([.T79] &amp; [.V79])" office:value-type="float" office:value="0" calcext:value-type="float">
            <text:p>0.000</text:p>
          </table:table-cell>
          <table:table-cell table:formula="of:=INDIRECT([.U79] &amp; [.V79])" office:value-type="float" office:value="0" calcext:value-type="float">
            <text:p>0.000</text:p>
          </table:table-cell>
          <table:table-cell table:formula="of:=[.N7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INDIRECT([.T80] &amp; [.V80])" office:value-type="float" office:value="0" calcext:value-type="float">
            <text:p>0.000</text:p>
          </table:table-cell>
          <table:table-cell table:formula="of:=INDIRECT([.U80] &amp; [.V80])" office:value-type="float" office:value="0" calcext:value-type="float">
            <text:p>0.000</text:p>
          </table:table-cell>
          <table:table-cell table:formula="of:=[.N76]" office:value-type="float" office:value="5.042" calcext:value-type="float">
            <text:p>5.042</text:p>
          </table:table-cell>
          <table:table-cell table:style-name="ce28" table:formula="of:=[.L80]-[.L8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INDIRECT([.T81] &amp; [.V81])" office:value-type="float" office:value="0" calcext:value-type="float">
            <text:p>0.000</text:p>
          </table:table-cell>
          <table:table-cell table:formula="of:=INDIRECT([.U81] &amp; [.V81])" office:value-type="float" office:value="0" calcext:value-type="float">
            <text:p>0.000</text:p>
          </table:table-cell>
          <table:table-cell table:formula="of:=[.N7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INDIRECT([.T82] &amp; [.V82])" office:value-type="float" office:value="0" calcext:value-type="float">
            <text:p>0.000</text:p>
          </table:table-cell>
          <table:table-cell table:formula="of:=INDIRECT([.U82] &amp; [.V82])" office:value-type="float" office:value="0" calcext:value-type="float">
            <text:p>0.000</text:p>
          </table:table-cell>
          <table:table-cell table:formula="of:=[.N78]" office:value-type="float" office:value="1.902" calcext:value-type="float">
            <text:p>1.902</text:p>
          </table:table-cell>
          <table:table-cell table:style-name="ce28" table:formula="of:=[.L82]-[.L8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INDIRECT([.T83] &amp; [.V83])" office:value-type="float" office:value="0" calcext:value-type="float">
            <text:p>0.000</text:p>
          </table:table-cell>
          <table:table-cell table:formula="of:=INDIRECT([.U83] &amp; [.V83])" office:value-type="float" office:value="0" calcext:value-type="float">
            <text:p>0.000</text:p>
          </table:table-cell>
          <table:table-cell table:formula="of:=[.N7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INDIRECT([.T84] &amp; [.V84])" office:value-type="float" office:value="0" calcext:value-type="float">
            <text:p>0.000</text:p>
          </table:table-cell>
          <table:table-cell table:formula="of:=INDIRECT([.U84] &amp; [.V84])" office:value-type="float" office:value="0" calcext:value-type="float">
            <text:p>0.000</text:p>
          </table:table-cell>
          <table:table-cell table:formula="of:=[.N80]" office:value-type="float" office:value="5.042" calcext:value-type="float">
            <text:p>5.042</text:p>
          </table:table-cell>
          <table:table-cell table:style-name="ce28" table:formula="of:=[.L84]-[.L8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INDIRECT([.T85] &amp; [.V85])" office:value-type="float" office:value="0" calcext:value-type="float">
            <text:p>0.000</text:p>
          </table:table-cell>
          <table:table-cell table:formula="of:=INDIRECT([.U85] &amp; [.V85])" office:value-type="float" office:value="0" calcext:value-type="float">
            <text:p>0.000</text:p>
          </table:table-cell>
          <table:table-cell table:formula="of:=[.N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INDIRECT([.T86] &amp; [.V86])" office:value-type="float" office:value="0" calcext:value-type="float">
            <text:p>0.000</text:p>
          </table:table-cell>
          <table:table-cell table:formula="of:=INDIRECT([.U86] &amp; [.V86])" office:value-type="float" office:value="0" calcext:value-type="float">
            <text:p>0.000</text:p>
          </table:table-cell>
          <table:table-cell table:formula="of:=[.N82]" office:value-type="float" office:value="1.902" calcext:value-type="float">
            <text:p>1.902</text:p>
          </table:table-cell>
          <table:table-cell table:style-name="ce28" table:formula="of:=[.L86]-[.L8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INDIRECT([.T87] &amp; [.V87])" office:value-type="float" office:value="0" calcext:value-type="float">
            <text:p>0.000</text:p>
          </table:table-cell>
          <table:table-cell table:formula="of:=INDIRECT([.U87] &amp; [.V87])" office:value-type="float" office:value="0" calcext:value-type="float">
            <text:p>0.000</text:p>
          </table:table-cell>
          <table:table-cell table:formula="of:=[.N8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INDIRECT([.T88] &amp; [.V88])" office:value-type="float" office:value="0" calcext:value-type="float">
            <text:p>0.000</text:p>
          </table:table-cell>
          <table:table-cell table:formula="of:=INDIRECT([.U88] &amp; [.V88])" office:value-type="float" office:value="0" calcext:value-type="float">
            <text:p>0.000</text:p>
          </table:table-cell>
          <table:table-cell table:formula="of:=[.N84]" office:value-type="float" office:value="5.042" calcext:value-type="float">
            <text:p>5.042</text:p>
          </table:table-cell>
          <table:table-cell table:style-name="ce28" table:formula="of:=[.L88]-[.L89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INDIRECT([.T89] &amp; [.V89])" office:value-type="float" office:value="0" calcext:value-type="float">
            <text:p>0.000</text:p>
          </table:table-cell>
          <table:table-cell table:formula="of:=INDIRECT([.U89] &amp; [.V89])" office:value-type="float" office:value="0" calcext:value-type="float">
            <text:p>0.000</text:p>
          </table:table-cell>
          <table:table-cell table:formula="of:=[.N8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INDIRECT([.T90] &amp; [.V90])" office:value-type="float" office:value="0" calcext:value-type="float">
            <text:p>0.000</text:p>
          </table:table-cell>
          <table:table-cell table:formula="of:=INDIRECT([.U90] &amp; [.V90])" office:value-type="float" office:value="0" calcext:value-type="float">
            <text:p>0.000</text:p>
          </table:table-cell>
          <table:table-cell table:formula="of:=[.N86]" office:value-type="float" office:value="1.902" calcext:value-type="float">
            <text:p>1.902</text:p>
          </table:table-cell>
          <table:table-cell table:style-name="ce28" table:formula="of:=[.L90]-[.L9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INDIRECT([.T91] &amp; [.V91])" office:value-type="float" office:value="0" calcext:value-type="float">
            <text:p>0.000</text:p>
          </table:table-cell>
          <table:table-cell table:formula="of:=INDIRECT([.U91] &amp; [.V91])" office:value-type="float" office:value="0" calcext:value-type="float">
            <text:p>0.000</text:p>
          </table:table-cell>
          <table:table-cell table:formula="of:=[.N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INDIRECT([.T92] &amp; [.V92])" office:value-type="float" office:value="0" calcext:value-type="float">
            <text:p>0.000</text:p>
          </table:table-cell>
          <table:table-cell table:formula="of:=INDIRECT([.U92] &amp; [.V92])" office:value-type="float" office:value="0" calcext:value-type="float">
            <text:p>0.000</text:p>
          </table:table-cell>
          <table:table-cell table:formula="of:=[.N88]" office:value-type="float" office:value="5.042" calcext:value-type="float">
            <text:p>5.042</text:p>
          </table:table-cell>
          <table:table-cell table:style-name="ce28" table:formula="of:=[.L92]-[.L9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INDIRECT([.T93] &amp; [.V93])" office:value-type="float" office:value="0" calcext:value-type="float">
            <text:p>0.000</text:p>
          </table:table-cell>
          <table:table-cell table:formula="of:=INDIRECT([.U93] &amp; [.V93])" office:value-type="float" office:value="0" calcext:value-type="float">
            <text:p>0.000</text:p>
          </table:table-cell>
          <table:table-cell table:formula="of:=[.N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INDIRECT([.T94] &amp; [.V94])" office:value-type="float" office:value="0" calcext:value-type="float">
            <text:p>0.000</text:p>
          </table:table-cell>
          <table:table-cell table:formula="of:=INDIRECT([.U94] &amp; [.V94])" office:value-type="float" office:value="0" calcext:value-type="float">
            <text:p>0.000</text:p>
          </table:table-cell>
          <table:table-cell table:formula="of:=[.N90]" office:value-type="float" office:value="1.902" calcext:value-type="float">
            <text:p>1.902</text:p>
          </table:table-cell>
          <table:table-cell table:style-name="ce28" table:formula="of:=[.L94]-[.L9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INDIRECT([.T95] &amp; [.V95])" office:value-type="float" office:value="0" calcext:value-type="float">
            <text:p>0.000</text:p>
          </table:table-cell>
          <table:table-cell table:formula="of:=INDIRECT([.U95] &amp; [.V95])" office:value-type="float" office:value="0" calcext:value-type="float">
            <text:p>0.000</text:p>
          </table:table-cell>
          <table:table-cell table:formula="of:=[.N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Added 1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INDIRECT([.T96] &amp; [.V96])" office:value-type="float" office:value="0" calcext:value-type="float">
            <text:p>0.000</text:p>
          </table:table-cell>
          <table:table-cell table:formula="of:=INDIRECT([.U96] &amp; [.V96])" office:value-type="float" office:value="0" calcext:value-type="float">
            <text:p>0.000</text:p>
          </table:table-cell>
          <table:table-cell table:formula="of:=[.N92]" office:value-type="float" office:value="5.042" calcext:value-type="float">
            <text:p>5.042</text:p>
          </table:table-cell>
          <table:table-cell table:style-name="ce28" table:formula="of:=[.L96]-[.L9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INDIRECT([.T97] &amp; [.V97])" office:value-type="float" office:value="0" calcext:value-type="float">
            <text:p>0.000</text:p>
          </table:table-cell>
          <table:table-cell table:formula="of:=INDIRECT([.U97] &amp; [.V97])" office:value-type="float" office:value="0" calcext:value-type="float">
            <text:p>0.000</text:p>
          </table:table-cell>
          <table:table-cell table:formula="of:=[.N9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INDIRECT([.T98] &amp; [.V98])" office:value-type="float" office:value="0" calcext:value-type="float">
            <text:p>0.000</text:p>
          </table:table-cell>
          <table:table-cell table:formula="of:=INDIRECT([.U98] &amp; [.V98])" office:value-type="float" office:value="0" calcext:value-type="float">
            <text:p>0.000</text:p>
          </table:table-cell>
          <table:table-cell table:formula="of:=[.N94]" office:value-type="float" office:value="1.902" calcext:value-type="float">
            <text:p>1.902</text:p>
          </table:table-cell>
          <table:table-cell table:style-name="ce28" table:formula="of:=[.L98]-[.L99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INDIRECT([.T99] &amp; [.V99])" office:value-type="float" office:value="0" calcext:value-type="float">
            <text:p>0.000</text:p>
          </table:table-cell>
          <table:table-cell table:formula="of:=INDIRECT([.U99] &amp; [.V99])" office:value-type="float" office:value="0" calcext:value-type="float">
            <text:p>0.000</text:p>
          </table:table-cell>
          <table:table-cell table:formula="of:=[.N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Added 1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INDIRECT([.T100] &amp; [.V100])" office:value-type="float" office:value="0" calcext:value-type="float">
            <text:p>0.000</text:p>
          </table:table-cell>
          <table:table-cell table:formula="of:=INDIRECT([.U100] &amp; [.V100])" office:value-type="float" office:value="0" calcext:value-type="float">
            <text:p>0.000</text:p>
          </table:table-cell>
          <table:table-cell table:formula="of:=[.N96]" office:value-type="float" office:value="5.042" calcext:value-type="float">
            <text:p>5.042</text:p>
          </table:table-cell>
          <table:table-cell table:style-name="ce28" table:formula="of:=[.L100]-[.L10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INDIRECT([.T101] &amp; [.V101])" office:value-type="float" office:value="0" calcext:value-type="float">
            <text:p>0.000</text:p>
          </table:table-cell>
          <table:table-cell table:formula="of:=INDIRECT([.U101] &amp; [.V101])" office:value-type="float" office:value="0" calcext:value-type="float">
            <text:p>0.000</text:p>
          </table:table-cell>
          <table:table-cell table:formula="of:=[.N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INDIRECT([.T102] &amp; [.V102])" office:value-type="float" office:value="0" calcext:value-type="float">
            <text:p>0.000</text:p>
          </table:table-cell>
          <table:table-cell table:formula="of:=INDIRECT([.U102] &amp; [.V102])" office:value-type="float" office:value="0" calcext:value-type="float">
            <text:p>0.000</text:p>
          </table:table-cell>
          <table:table-cell table:formula="of:=[.N98]" office:value-type="float" office:value="1.902" calcext:value-type="float">
            <text:p>1.902</text:p>
          </table:table-cell>
          <table:table-cell table:style-name="ce28" table:formula="of:=[.L102]-[.L103]" office:value-type="float" office:value="0" calcext:value-type="float">
            <text:p>0.00</text:p>
          </table:table-cell>
          <table:table-cell/>
          <table:table-cell office:value-type="string" calcext:value-type="string">
            <text:p>26.7, 39.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INDIRECT([.T103] &amp; [.V103])" office:value-type="float" office:value="0" calcext:value-type="float">
            <text:p>0.000</text:p>
          </table:table-cell>
          <table:table-cell table:formula="of:=INDIRECT([.U103] &amp; [.V103])" office:value-type="float" office:value="0" calcext:value-type="float">
            <text:p>0.000</text:p>
          </table:table-cell>
          <table:table-cell table:formula="of:=[.N99]" office:value-type="float" office:value="5.042" calcext:value-type="float">
            <text:p>5.042</text:p>
          </table:table-cell>
          <table:table-cell table:number-columns-repeated="2"/>
          <table:table-cell office:value-type="string" calcext:value-type="string">
            <text:p>26.4, 39.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INDIRECT([.T104] &amp; [.V104])" office:value-type="float" office:value="0" calcext:value-type="float">
            <text:p>0.000</text:p>
          </table:table-cell>
          <table:table-cell table:formula="of:=INDIRECT([.U104] &amp; [.V104])" office:value-type="float" office:value="0" calcext:value-type="float">
            <text:p>0.000</text:p>
          </table:table-cell>
          <table:table-cell table:formula="of:=[.N100]" office:value-type="float" office:value="5.042" calcext:value-type="float">
            <text:p>5.042</text:p>
          </table:table-cell>
          <table:table-cell table:style-name="ce28" table:formula="of:=[.L104]-[.L105]" office:value-type="float" office:value="0" calcext:value-type="float">
            <text:p>0.00</text:p>
          </table:table-cell>
          <table:table-cell table:number-columns-repeated="4"/>
          <table:table-cell table:formula="of:=[.T100]" office:value-type="string" office:string-value="B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table:formula="of:=[.V102]+1" office:value-type="float" office:value="53" calcext:value-type="float">
            <text:p>53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INDIRECT([.T105] &amp; [.V105])" office:value-type="float" office:value="0" calcext:value-type="float">
            <text:p>0.000</text:p>
          </table:table-cell>
          <table:table-cell table:formula="of:=INDIRECT([.U105] &amp; [.V105])" office:value-type="float" office:value="0" calcext:value-type="float">
            <text:p>0.000</text:p>
          </table:table-cell>
          <table:table-cell table:formula="of:=[.N10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01]" office:value-type="string" office:string-value="B" calcext:value-type="string">
            <text:p>B</text:p>
          </table:table-cell>
          <table:table-cell table:style-name="ce1" table:formula="of:=[.U101]" office:value-type="string" office:string-value="C" calcext:value-type="string">
            <text:p>C</text:p>
          </table:table-cell>
          <table:table-cell table:style-name="ce1" table:formula="of:=[.V103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INDIRECT([.T106] &amp; [.V106])" office:value-type="float" office:value="0" calcext:value-type="float">
            <text:p>0.000</text:p>
          </table:table-cell>
          <table:table-cell table:formula="of:=INDIRECT([.U106] &amp; [.V106])" office:value-type="float" office:value="0" calcext:value-type="float">
            <text:p>0.000</text:p>
          </table:table-cell>
          <table:table-cell table:formula="of:=[.N102]" office:value-type="float" office:value="1.902" calcext:value-type="float">
            <text:p>1.902</text:p>
          </table:table-cell>
          <table:table-cell table:style-name="ce28" table:formula="of:=[.L106]-[.L107]" office:value-type="float" office:value="0" calcext:value-type="float">
            <text:p>0.00</text:p>
          </table:table-cell>
          <table:table-cell table:number-columns-repeated="4"/>
          <table:table-cell table:formula="of:=[.T102]" office:value-type="string" office:string-value="D" calcext:value-type="string">
            <text:p>D</text:p>
          </table:table-cell>
          <table:table-cell table:style-name="ce1" table:formula="of:=[.U102]" office:value-type="string" office:string-value="E" calcext:value-type="string">
            <text:p>E</text:p>
          </table:table-cell>
          <table:table-cell table:style-name="ce1" table:formula="of:=[.V104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INDIRECT([.T107] &amp; [.V107])" office:value-type="float" office:value="0" calcext:value-type="float">
            <text:p>0.000</text:p>
          </table:table-cell>
          <table:table-cell table:formula="of:=INDIRECT([.U107] &amp; [.V107])" office:value-type="float" office:value="0" calcext:value-type="float">
            <text:p>0.000</text:p>
          </table:table-cell>
          <table:table-cell table:formula="of:=[.N103]" office:value-type="float" office:value="5.042" calcext:value-type="float">
            <text:p>5.042</text:p>
          </table:table-cell>
          <table:table-cell table:number-columns-repeated="5"/>
          <table:table-cell table:formula="of:=[.T103]" office:value-type="string" office:string-value="D" calcext:value-type="string">
            <text:p>D</text:p>
          </table:table-cell>
          <table:table-cell table:style-name="ce1" table:formula="of:=[.U103]" office:value-type="string" office:string-value="E" calcext:value-type="string">
            <text:p>E</text:p>
          </table:table-cell>
          <table:table-cell table:style-name="ce1" table:formula="of:=[.V105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INDIRECT([.T108] &amp; [.V108])" office:value-type="float" office:value="0" calcext:value-type="float">
            <text:p>0.000</text:p>
          </table:table-cell>
          <table:table-cell table:formula="of:=INDIRECT([.U108] &amp; [.V108])" office:value-type="float" office:value="0" calcext:value-type="float">
            <text:p>0.000</text:p>
          </table:table-cell>
          <table:table-cell table:formula="of:=[.N104]" office:value-type="float" office:value="5.042" calcext:value-type="float">
            <text:p>5.042</text:p>
          </table:table-cell>
          <table:table-cell table:style-name="ce28" table:formula="of:=[.L108]-[.L109]" office:value-type="float" office:value="0" calcext:value-type="float">
            <text:p>0.00</text:p>
          </table:table-cell>
          <table:table-cell table:number-columns-repeated="4"/>
          <table:table-cell table:formula="of:=[.T104]" office:value-type="string" office:string-value="B" calcext:value-type="string">
            <text:p>B</text:p>
          </table:table-cell>
          <table:table-cell table:style-name="ce1" table:formula="of:=[.U104]" office:value-type="string" office:string-value="C" calcext:value-type="string">
            <text:p>C</text:p>
          </table:table-cell>
          <table:table-cell table:style-name="ce1" table:formula="of:=[.V106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INDIRECT([.T109] &amp; [.V109])" office:value-type="float" office:value="0" calcext:value-type="float">
            <text:p>0.000</text:p>
          </table:table-cell>
          <table:table-cell table:formula="of:=INDIRECT([.U109] &amp; [.V109])" office:value-type="float" office:value="0" calcext:value-type="float">
            <text:p>0.000</text:p>
          </table:table-cell>
          <table:table-cell table:formula="of:=[.N105]" office:value-type="float" office:value="1.902" calcext:value-type="float">
            <text:p>1.902</text:p>
          </table:table-cell>
          <table:table-cell table:number-columns-repeated="5"/>
          <table:table-cell table:formula="of:=[.T105]" office:value-type="string" office:string-value="B" calcext:value-type="string">
            <text:p>B</text:p>
          </table:table-cell>
          <table:table-cell table:style-name="ce1" table:formula="of:=[.U105]" office:value-type="string" office:string-value="C" calcext:value-type="string">
            <text:p>C</text:p>
          </table:table-cell>
          <table:table-cell table:style-name="ce1" table:formula="of:=[.V107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INDIRECT([.T110] &amp; [.V110])" office:value-type="float" office:value="0" calcext:value-type="float">
            <text:p>0.000</text:p>
          </table:table-cell>
          <table:table-cell table:formula="of:=INDIRECT([.U110] &amp; [.V110])" office:value-type="float" office:value="0" calcext:value-type="float">
            <text:p>0.000</text:p>
          </table:table-cell>
          <table:table-cell table:formula="of:=[.N106]" office:value-type="float" office:value="1.902" calcext:value-type="float">
            <text:p>1.902</text:p>
          </table:table-cell>
          <table:table-cell table:style-name="ce28" table:formula="of:=[.L110]-[.L111]" office:value-type="float" office:value="0" calcext:value-type="float">
            <text:p>0.00</text:p>
          </table:table-cell>
          <table:table-cell table:number-columns-repeated="4"/>
          <table:table-cell table:formula="of:=[.T106]" office:value-type="string" office:string-value="D" calcext:value-type="string">
            <text:p>D</text:p>
          </table:table-cell>
          <table:table-cell table:style-name="ce1" table:formula="of:=[.U106]" office:value-type="string" office:string-value="E" calcext:value-type="string">
            <text:p>E</text:p>
          </table:table-cell>
          <table:table-cell table:style-name="ce1" table:formula="of:=[.V108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INDIRECT([.T111] &amp; [.V111])" office:value-type="float" office:value="0" calcext:value-type="float">
            <text:p>0.000</text:p>
          </table:table-cell>
          <table:table-cell table:formula="of:=INDIRECT([.U111] &amp; [.V111])" office:value-type="float" office:value="0" calcext:value-type="float">
            <text:p>0.000</text:p>
          </table:table-cell>
          <table:table-cell table:formula="of:=[.N107]" office:value-type="float" office:value="5.042" calcext:value-type="float">
            <text:p>5.042</text:p>
          </table:table-cell>
          <table:table-cell table:number-columns-repeated="5"/>
          <table:table-cell table:formula="of:=[.T107]" office:value-type="string" office:string-value="D" calcext:value-type="string">
            <text:p>D</text:p>
          </table:table-cell>
          <table:table-cell table:style-name="ce1" table:formula="of:=[.U107]" office:value-type="string" office:string-value="E" calcext:value-type="string">
            <text:p>E</text:p>
          </table:table-cell>
          <table:table-cell table:style-name="ce1" table:formula="of:=[.V109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INDIRECT([.T112] &amp; [.V112])" office:value-type="float" office:value="0" calcext:value-type="float">
            <text:p>0.000</text:p>
          </table:table-cell>
          <table:table-cell table:formula="of:=INDIRECT([.U112] &amp; [.V112])" office:value-type="float" office:value="0" calcext:value-type="float">
            <text:p>0.000</text:p>
          </table:table-cell>
          <table:table-cell table:formula="of:=[.N108]" office:value-type="float" office:value="5.042" calcext:value-type="float">
            <text:p>5.042</text:p>
          </table:table-cell>
          <table:table-cell table:style-name="ce28" table:formula="of:=[.L112]-[.L113]" office:value-type="float" office:value="0" calcext:value-type="float">
            <text:p>0.00</text:p>
          </table:table-cell>
          <table:table-cell table:number-columns-repeated="4"/>
          <table:table-cell table:formula="of:=[.T108]" office:value-type="string" office:string-value="B" calcext:value-type="string">
            <text:p>B</text:p>
          </table:table-cell>
          <table:table-cell table:style-name="ce1" table:formula="of:=[.U108]" office:value-type="string" office:string-value="C" calcext:value-type="string">
            <text:p>C</text:p>
          </table:table-cell>
          <table:table-cell table:style-name="ce1" table:formula="of:=[.V110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INDIRECT([.T113] &amp; [.V113])" office:value-type="float" office:value="0" calcext:value-type="float">
            <text:p>0.000</text:p>
          </table:table-cell>
          <table:table-cell table:formula="of:=INDIRECT([.U113] &amp; [.V113])" office:value-type="float" office:value="0" calcext:value-type="float">
            <text:p>0.000</text:p>
          </table:table-cell>
          <table:table-cell table:formula="of:=[.N10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09]" office:value-type="string" office:string-value="B" calcext:value-type="string">
            <text:p>B</text:p>
          </table:table-cell>
          <table:table-cell table:style-name="ce1" table:formula="of:=[.U109]" office:value-type="string" office:string-value="C" calcext:value-type="string">
            <text:p>C</text:p>
          </table:table-cell>
          <table:table-cell table:style-name="ce1" table:formula="of:=[.V111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INDIRECT([.T114] &amp; [.V114])" office:value-type="float" office:value="0" calcext:value-type="float">
            <text:p>0.000</text:p>
          </table:table-cell>
          <table:table-cell table:formula="of:=INDIRECT([.U114] &amp; [.V114])" office:value-type="float" office:value="0" calcext:value-type="float">
            <text:p>0.000</text:p>
          </table:table-cell>
          <table:table-cell table:formula="of:=[.N110]" office:value-type="float" office:value="1.902" calcext:value-type="float">
            <text:p>1.902</text:p>
          </table:table-cell>
          <table:table-cell table:style-name="ce28" table:formula="of:=[.L114]-[.L115]" office:value-type="float" office:value="0" calcext:value-type="float">
            <text:p>0.00</text:p>
          </table:table-cell>
          <table:table-cell table:number-columns-repeated="4"/>
          <table:table-cell table:formula="of:=[.T110]" office:value-type="string" office:string-value="D" calcext:value-type="string">
            <text:p>D</text:p>
          </table:table-cell>
          <table:table-cell table:style-name="ce1" table:formula="of:=[.U110]" office:value-type="string" office:string-value="E" calcext:value-type="string">
            <text:p>E</text:p>
          </table:table-cell>
          <table:table-cell table:style-name="ce1" table:formula="of:=[.V112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INDIRECT([.T115] &amp; [.V115])" office:value-type="float" office:value="0" calcext:value-type="float">
            <text:p>0.000</text:p>
          </table:table-cell>
          <table:table-cell table:formula="of:=INDIRECT([.U115] &amp; [.V115])" office:value-type="float" office:value="0" calcext:value-type="float">
            <text:p>0.000</text:p>
          </table:table-cell>
          <table:table-cell table:formula="of:=[.N111]" office:value-type="float" office:value="5.042" calcext:value-type="float">
            <text:p>5.042</text:p>
          </table:table-cell>
          <table:table-cell table:number-columns-repeated="5"/>
          <table:table-cell table:formula="of:=[.T111]" office:value-type="string" office:string-value="D" calcext:value-type="string">
            <text:p>D</text:p>
          </table:table-cell>
          <table:table-cell table:style-name="ce1" table:formula="of:=[.U111]" office:value-type="string" office:string-value="E" calcext:value-type="string">
            <text:p>E</text:p>
          </table:table-cell>
          <table:table-cell table:style-name="ce1" table:formula="of:=[.V113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INDIRECT([.T116] &amp; [.V116])" office:value-type="float" office:value="0" calcext:value-type="float">
            <text:p>0.000</text:p>
          </table:table-cell>
          <table:table-cell table:formula="of:=INDIRECT([.U116] &amp; [.V116])" office:value-type="float" office:value="0" calcext:value-type="float">
            <text:p>0.000</text:p>
          </table:table-cell>
          <table:table-cell table:formula="of:=[.N112]" office:value-type="float" office:value="5.042" calcext:value-type="float">
            <text:p>5.042</text:p>
          </table:table-cell>
          <table:table-cell table:style-name="ce28" table:formula="of:=[.L116]-[.L117]" office:value-type="float" office:value="0" calcext:value-type="float">
            <text:p>0.00</text:p>
          </table:table-cell>
          <table:table-cell table:number-columns-repeated="4"/>
          <table:table-cell table:formula="of:=[.T112]" office:value-type="string" office:string-value="B" calcext:value-type="string">
            <text:p>B</text:p>
          </table:table-cell>
          <table:table-cell table:style-name="ce1" table:formula="of:=[.U112]" office:value-type="string" office:string-value="C" calcext:value-type="string">
            <text:p>C</text:p>
          </table:table-cell>
          <table:table-cell table:style-name="ce1" table:formula="of:=[.V114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INDIRECT([.T117] &amp; [.V117])" office:value-type="float" office:value="0" calcext:value-type="float">
            <text:p>0.000</text:p>
          </table:table-cell>
          <table:table-cell table:formula="of:=INDIRECT([.U117] &amp; [.V117])" office:value-type="float" office:value="0" calcext:value-type="float">
            <text:p>0.000</text:p>
          </table:table-cell>
          <table:table-cell table:formula="of:=[.N113]" office:value-type="float" office:value="1.902" calcext:value-type="float">
            <text:p>1.902</text:p>
          </table:table-cell>
          <table:table-cell table:number-columns-repeated="5"/>
          <table:table-cell table:formula="of:=[.T113]" office:value-type="string" office:string-value="B" calcext:value-type="string">
            <text:p>B</text:p>
          </table:table-cell>
          <table:table-cell table:style-name="ce1" table:formula="of:=[.U113]" office:value-type="string" office:string-value="C" calcext:value-type="string">
            <text:p>C</text:p>
          </table:table-cell>
          <table:table-cell table:style-name="ce1" table:formula="of:=[.V115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INDIRECT([.T118] &amp; [.V118])" office:value-type="float" office:value="0" calcext:value-type="float">
            <text:p>0.000</text:p>
          </table:table-cell>
          <table:table-cell table:formula="of:=INDIRECT([.U118] &amp; [.V118])" office:value-type="float" office:value="0" calcext:value-type="float">
            <text:p>0.000</text:p>
          </table:table-cell>
          <table:table-cell table:formula="of:=[.N114]" office:value-type="float" office:value="1.902" calcext:value-type="float">
            <text:p>1.902</text:p>
          </table:table-cell>
          <table:table-cell table:style-name="ce28" table:formula="of:=[.L118]-[.L119]" office:value-type="float" office:value="0" calcext:value-type="float">
            <text:p>0.00</text:p>
          </table:table-cell>
          <table:table-cell table:number-columns-repeated="4"/>
          <table:table-cell table:formula="of:=[.T114]" office:value-type="string" office:string-value="D" calcext:value-type="string">
            <text:p>D</text:p>
          </table:table-cell>
          <table:table-cell table:style-name="ce1" table:formula="of:=[.U114]" office:value-type="string" office:string-value="E" calcext:value-type="string">
            <text:p>E</text:p>
          </table:table-cell>
          <table:table-cell table:style-name="ce1" table:formula="of:=[.V116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INDIRECT([.T119] &amp; [.V119])" office:value-type="float" office:value="0" calcext:value-type="float">
            <text:p>0.000</text:p>
          </table:table-cell>
          <table:table-cell table:formula="of:=INDIRECT([.U119] &amp; [.V119])" office:value-type="float" office:value="0" calcext:value-type="float">
            <text:p>0.000</text:p>
          </table:table-cell>
          <table:table-cell table:formula="of:=[.N115]" office:value-type="float" office:value="5.042" calcext:value-type="float">
            <text:p>5.042</text:p>
          </table:table-cell>
          <table:table-cell table:number-columns-repeated="5"/>
          <table:table-cell table:formula="of:=[.T115]" office:value-type="string" office:string-value="D" calcext:value-type="string">
            <text:p>D</text:p>
          </table:table-cell>
          <table:table-cell table:style-name="ce1" table:formula="of:=[.U115]" office:value-type="string" office:string-value="E" calcext:value-type="string">
            <text:p>E</text:p>
          </table:table-cell>
          <table:table-cell table:style-name="ce1" table:formula="of:=[.V117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INDIRECT([.T120] &amp; [.V120])" office:value-type="float" office:value="0" calcext:value-type="float">
            <text:p>0.000</text:p>
          </table:table-cell>
          <table:table-cell table:formula="of:=INDIRECT([.U120] &amp; [.V120])" office:value-type="float" office:value="0" calcext:value-type="float">
            <text:p>0.000</text:p>
          </table:table-cell>
          <table:table-cell table:formula="of:=[.N116]" office:value-type="float" office:value="5.042" calcext:value-type="float">
            <text:p>5.042</text:p>
          </table:table-cell>
          <table:table-cell table:style-name="ce28" table:formula="of:=[.L120]-[.L121]" office:value-type="float" office:value="0" calcext:value-type="float">
            <text:p>0.00</text:p>
          </table:table-cell>
          <table:table-cell table:number-columns-repeated="4"/>
          <table:table-cell table:formula="of:=[.T116]" office:value-type="string" office:string-value="B" calcext:value-type="string">
            <text:p>B</text:p>
          </table:table-cell>
          <table:table-cell table:style-name="ce1" table:formula="of:=[.U116]" office:value-type="string" office:string-value="C" calcext:value-type="string">
            <text:p>C</text:p>
          </table:table-cell>
          <table:table-cell table:style-name="ce1" table:formula="of:=[.V118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INDIRECT([.T121] &amp; [.V121])" office:value-type="float" office:value="0" calcext:value-type="float">
            <text:p>0.000</text:p>
          </table:table-cell>
          <table:table-cell table:formula="of:=INDIRECT([.U121] &amp; [.V121])" office:value-type="float" office:value="0" calcext:value-type="float">
            <text:p>0.000</text:p>
          </table:table-cell>
          <table:table-cell table:formula="of:=[.N11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17]" office:value-type="string" office:string-value="B" calcext:value-type="string">
            <text:p>B</text:p>
          </table:table-cell>
          <table:table-cell table:style-name="ce1" table:formula="of:=[.U117]" office:value-type="string" office:string-value="C" calcext:value-type="string">
            <text:p>C</text:p>
          </table:table-cell>
          <table:table-cell table:style-name="ce1" table:formula="of:=[.V119]+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INDIRECT([.T122] &amp; [.V122])" office:value-type="float" office:value="0" calcext:value-type="float">
            <text:p>0.000</text:p>
          </table:table-cell>
          <table:table-cell table:formula="of:=INDIRECT([.U122] &amp; [.V122])" office:value-type="float" office:value="0" calcext:value-type="float">
            <text:p>0.000</text:p>
          </table:table-cell>
          <table:table-cell table:formula="of:=[.N118]" office:value-type="float" office:value="1.902" calcext:value-type="float">
            <text:p>1.902</text:p>
          </table:table-cell>
          <table:table-cell table:style-name="ce28" table:formula="of:=[.L122]-[.L123]" office:value-type="float" office:value="0" calcext:value-type="float">
            <text:p>0.00</text:p>
          </table:table-cell>
          <table:table-cell table:number-columns-repeated="4"/>
          <table:table-cell table:formula="of:=[.T118]" office:value-type="string" office:string-value="D" calcext:value-type="string">
            <text:p>D</text:p>
          </table:table-cell>
          <table:table-cell table:style-name="ce1" table:formula="of:=[.U118]" office:value-type="string" office:string-value="E" calcext:value-type="string">
            <text:p>E</text:p>
          </table:table-cell>
          <table:table-cell table:style-name="ce1" table:formula="of:=[.V120]+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INDIRECT([.T123] &amp; [.V123])" office:value-type="float" office:value="0" calcext:value-type="float">
            <text:p>0.000</text:p>
          </table:table-cell>
          <table:table-cell table:formula="of:=INDIRECT([.U123] &amp; [.V123])" office:value-type="float" office:value="0" calcext:value-type="float">
            <text:p>0.000</text:p>
          </table:table-cell>
          <table:table-cell table:formula="of:=[.N119]" office:value-type="float" office:value="5.042" calcext:value-type="float">
            <text:p>5.042</text:p>
          </table:table-cell>
          <table:table-cell table:number-columns-repeated="5"/>
          <table:table-cell table:formula="of:=[.T119]" office:value-type="string" office:string-value="D" calcext:value-type="string">
            <text:p>D</text:p>
          </table:table-cell>
          <table:table-cell table:style-name="ce1" table:formula="of:=[.U119]" office:value-type="string" office:string-value="E" calcext:value-type="string">
            <text:p>E</text:p>
          </table:table-cell>
          <table:table-cell table:style-name="ce1" table:formula="of:=[.V121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INDIRECT([.T124] &amp; [.V124])" office:value-type="float" office:value="0" calcext:value-type="float">
            <text:p>0.000</text:p>
          </table:table-cell>
          <table:table-cell table:formula="of:=INDIRECT([.U124] &amp; [.V124])" office:value-type="float" office:value="0" calcext:value-type="float">
            <text:p>0.000</text:p>
          </table:table-cell>
          <table:table-cell table:formula="of:=[.N120]" office:value-type="float" office:value="5.042" calcext:value-type="float">
            <text:p>5.042</text:p>
          </table:table-cell>
          <table:table-cell table:style-name="ce28" table:formula="of:=[.L124]-[.L125]" office:value-type="float" office:value="0" calcext:value-type="float">
            <text:p>0.00</text:p>
          </table:table-cell>
          <table:table-cell table:number-columns-repeated="4"/>
          <table:table-cell table:formula="of:=[.T120]" office:value-type="string" office:string-value="B" calcext:value-type="string">
            <text:p>B</text:p>
          </table:table-cell>
          <table:table-cell table:style-name="ce1" table:formula="of:=[.U120]" office:value-type="string" office:string-value="C" calcext:value-type="string">
            <text:p>C</text:p>
          </table:table-cell>
          <table:table-cell table:style-name="ce1" table:formula="of:=[.V122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INDIRECT([.T125] &amp; [.V125])" office:value-type="float" office:value="0" calcext:value-type="float">
            <text:p>0.000</text:p>
          </table:table-cell>
          <table:table-cell table:formula="of:=INDIRECT([.U125] &amp; [.V125])" office:value-type="float" office:value="0" calcext:value-type="float">
            <text:p>0.000</text:p>
          </table:table-cell>
          <table:table-cell table:formula="of:=[.N121]" office:value-type="float" office:value="1.902" calcext:value-type="float">
            <text:p>1.902</text:p>
          </table:table-cell>
          <table:table-cell table:number-columns-repeated="5"/>
          <table:table-cell table:formula="of:=[.T121]" office:value-type="string" office:string-value="B" calcext:value-type="string">
            <text:p>B</text:p>
          </table:table-cell>
          <table:table-cell table:style-name="ce1" table:formula="of:=[.U121]" office:value-type="string" office:string-value="C" calcext:value-type="string">
            <text:p>C</text:p>
          </table:table-cell>
          <table:table-cell table:style-name="ce1" table:formula="of:=[.V123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INDIRECT([.T126] &amp; [.V126])" office:value-type="float" office:value="0" calcext:value-type="float">
            <text:p>0.000</text:p>
          </table:table-cell>
          <table:table-cell table:formula="of:=INDIRECT([.U126] &amp; [.V126])" office:value-type="float" office:value="0" calcext:value-type="float">
            <text:p>0.000</text:p>
          </table:table-cell>
          <table:table-cell table:formula="of:=[.N122]" office:value-type="float" office:value="1.902" calcext:value-type="float">
            <text:p>1.902</text:p>
          </table:table-cell>
          <table:table-cell table:style-name="ce28" table:formula="of:=[.L126]-[.L127]" office:value-type="float" office:value="0" calcext:value-type="float">
            <text:p>0.00</text:p>
          </table:table-cell>
          <table:table-cell table:number-columns-repeated="4"/>
          <table:table-cell table:formula="of:=[.T122]" office:value-type="string" office:string-value="D" calcext:value-type="string">
            <text:p>D</text:p>
          </table:table-cell>
          <table:table-cell table:style-name="ce1" table:formula="of:=[.U122]" office:value-type="string" office:string-value="E" calcext:value-type="string">
            <text:p>E</text:p>
          </table:table-cell>
          <table:table-cell table:style-name="ce1" table:formula="of:=[.V124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INDIRECT([.T127] &amp; [.V127])" office:value-type="float" office:value="0" calcext:value-type="float">
            <text:p>0.000</text:p>
          </table:table-cell>
          <table:table-cell table:formula="of:=INDIRECT([.U127] &amp; [.V127])" office:value-type="float" office:value="0" calcext:value-type="float">
            <text:p>0.000</text:p>
          </table:table-cell>
          <table:table-cell table:formula="of:=[.N123]" office:value-type="float" office:value="5.042" calcext:value-type="float">
            <text:p>5.042</text:p>
          </table:table-cell>
          <table:table-cell table:number-columns-repeated="5"/>
          <table:table-cell table:formula="of:=[.T123]" office:value-type="string" office:string-value="D" calcext:value-type="string">
            <text:p>D</text:p>
          </table:table-cell>
          <table:table-cell table:style-name="ce1" table:formula="of:=[.U123]" office:value-type="string" office:string-value="E" calcext:value-type="string">
            <text:p>E</text:p>
          </table:table-cell>
          <table:table-cell table:style-name="ce1" table:formula="of:=[.V125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INDIRECT([.T128] &amp; [.V128])" office:value-type="float" office:value="0" calcext:value-type="float">
            <text:p>0.000</text:p>
          </table:table-cell>
          <table:table-cell table:formula="of:=INDIRECT([.U128] &amp; [.V128])" office:value-type="float" office:value="0" calcext:value-type="float">
            <text:p>0.000</text:p>
          </table:table-cell>
          <table:table-cell table:formula="of:=[.N124]" office:value-type="float" office:value="5.042" calcext:value-type="float">
            <text:p>5.042</text:p>
          </table:table-cell>
          <table:table-cell table:style-name="ce28" table:formula="of:=[.L128]-[.L129]" office:value-type="float" office:value="0" calcext:value-type="float">
            <text:p>0.00</text:p>
          </table:table-cell>
          <table:table-cell table:number-columns-repeated="4"/>
          <table:table-cell table:formula="of:=[.T124]" office:value-type="string" office:string-value="B" calcext:value-type="string">
            <text:p>B</text:p>
          </table:table-cell>
          <table:table-cell table:style-name="ce1" table:formula="of:=[.U124]" office:value-type="string" office:string-value="C" calcext:value-type="string">
            <text:p>C</text:p>
          </table:table-cell>
          <table:table-cell table:style-name="ce1" table:formula="of:=[.V126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INDIRECT([.T129] &amp; [.V129])" office:value-type="float" office:value="0" calcext:value-type="float">
            <text:p>0.000</text:p>
          </table:table-cell>
          <table:table-cell table:formula="of:=INDIRECT([.U129] &amp; [.V129])" office:value-type="float" office:value="0" calcext:value-type="float">
            <text:p>0.000</text:p>
          </table:table-cell>
          <table:table-cell table:formula="of:=[.N12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25]" office:value-type="string" office:string-value="B" calcext:value-type="string">
            <text:p>B</text:p>
          </table:table-cell>
          <table:table-cell table:style-name="ce1" table:formula="of:=[.U125]" office:value-type="string" office:string-value="C" calcext:value-type="string">
            <text:p>C</text:p>
          </table:table-cell>
          <table:table-cell table:style-name="ce1" table:formula="of:=[.V127]+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INDIRECT([.T130] &amp; [.V130])" office:value-type="float" office:value="0" calcext:value-type="float">
            <text:p>0.000</text:p>
          </table:table-cell>
          <table:table-cell table:formula="of:=INDIRECT([.U130] &amp; [.V130])" office:value-type="float" office:value="0" calcext:value-type="float">
            <text:p>0.000</text:p>
          </table:table-cell>
          <table:table-cell table:formula="of:=[.N126]" office:value-type="float" office:value="1.902" calcext:value-type="float">
            <text:p>1.902</text:p>
          </table:table-cell>
          <table:table-cell table:style-name="ce28" table:formula="of:=[.L130]-[.L131]" office:value-type="float" office:value="0" calcext:value-type="float">
            <text:p>0.00</text:p>
          </table:table-cell>
          <table:table-cell table:number-columns-repeated="4"/>
          <table:table-cell table:formula="of:=[.T126]" office:value-type="string" office:string-value="D" calcext:value-type="string">
            <text:p>D</text:p>
          </table:table-cell>
          <table:table-cell table:style-name="ce1" table:formula="of:=[.U126]" office:value-type="string" office:string-value="E" calcext:value-type="string">
            <text:p>E</text:p>
          </table:table-cell>
          <table:table-cell table:style-name="ce1" table:formula="of:=[.V128]+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INDIRECT([.T131] &amp; [.V131])" office:value-type="float" office:value="0" calcext:value-type="float">
            <text:p>0.000</text:p>
          </table:table-cell>
          <table:table-cell table:formula="of:=INDIRECT([.U131] &amp; [.V131])" office:value-type="float" office:value="0" calcext:value-type="float">
            <text:p>0.000</text:p>
          </table:table-cell>
          <table:table-cell table:formula="of:=[.N127]" office:value-type="float" office:value="5.042" calcext:value-type="float">
            <text:p>5.042</text:p>
          </table:table-cell>
          <table:table-cell table:number-columns-repeated="5"/>
          <table:table-cell table:formula="of:=[.T127]" office:value-type="string" office:string-value="D" calcext:value-type="string">
            <text:p>D</text:p>
          </table:table-cell>
          <table:table-cell table:style-name="ce1" table:formula="of:=[.U127]" office:value-type="string" office:string-value="E" calcext:value-type="string">
            <text:p>E</text:p>
          </table:table-cell>
          <table:table-cell table:style-name="ce1" table:formula="of:=[.V129]+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INDIRECT([.T132] &amp; [.V132])" office:value-type="float" office:value="0" calcext:value-type="float">
            <text:p>0.000</text:p>
          </table:table-cell>
          <table:table-cell table:formula="of:=INDIRECT([.U132] &amp; [.V132])" office:value-type="float" office:value="0" calcext:value-type="float">
            <text:p>0.000</text:p>
          </table:table-cell>
          <table:table-cell table:formula="of:=[.N128]" office:value-type="float" office:value="5.042" calcext:value-type="float">
            <text:p>5.042</text:p>
          </table:table-cell>
          <table:table-cell table:style-name="ce28" table:formula="of:=[.L132]-[.L133]" office:value-type="float" office:value="0" calcext:value-type="float">
            <text:p>0.00</text:p>
          </table:table-cell>
          <table:table-cell table:number-columns-repeated="4"/>
          <table:table-cell table:formula="of:=[.T128]" office:value-type="string" office:string-value="B" calcext:value-type="string">
            <text:p>B</text:p>
          </table:table-cell>
          <table:table-cell table:style-name="ce1" table:formula="of:=[.U128]" office:value-type="string" office:string-value="C" calcext:value-type="string">
            <text:p>C</text:p>
          </table:table-cell>
          <table:table-cell table:style-name="ce1" table:formula="of:=[.V130]+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INDIRECT([.T133] &amp; [.V133])" office:value-type="float" office:value="0" calcext:value-type="float">
            <text:p>0.000</text:p>
          </table:table-cell>
          <table:table-cell table:formula="of:=INDIRECT([.U133] &amp; [.V133])" office:value-type="float" office:value="0" calcext:value-type="float">
            <text:p>0.000</text:p>
          </table:table-cell>
          <table:table-cell table:formula="of:=[.N129]" office:value-type="float" office:value="1.902" calcext:value-type="float">
            <text:p>1.902</text:p>
          </table:table-cell>
          <table:table-cell table:number-columns-repeated="5"/>
          <table:table-cell table:formula="of:=[.T129]" office:value-type="string" office:string-value="B" calcext:value-type="string">
            <text:p>B</text:p>
          </table:table-cell>
          <table:table-cell table:style-name="ce1" table:formula="of:=[.U129]" office:value-type="string" office:string-value="C" calcext:value-type="string">
            <text:p>C</text:p>
          </table:table-cell>
          <table:table-cell table:style-name="ce1" table:formula="of:=[.V131]+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INDIRECT([.T134] &amp; [.V134])" office:value-type="float" office:value="0" calcext:value-type="float">
            <text:p>0.000</text:p>
          </table:table-cell>
          <table:table-cell table:formula="of:=INDIRECT([.U134] &amp; [.V134])" office:value-type="float" office:value="0" calcext:value-type="float">
            <text:p>0.000</text:p>
          </table:table-cell>
          <table:table-cell table:formula="of:=[.N130]" office:value-type="float" office:value="1.902" calcext:value-type="float">
            <text:p>1.902</text:p>
          </table:table-cell>
          <table:table-cell table:style-name="ce28" table:formula="of:=[.L134]-[.L135]" office:value-type="float" office:value="0" calcext:value-type="float">
            <text:p>0.00</text:p>
          </table:table-cell>
          <table:table-cell table:number-columns-repeated="4"/>
          <table:table-cell table:formula="of:=[.T130]" office:value-type="string" office:string-value="D" calcext:value-type="string">
            <text:p>D</text:p>
          </table:table-cell>
          <table:table-cell table:style-name="ce1" table:formula="of:=[.U130]" office:value-type="string" office:string-value="E" calcext:value-type="string">
            <text:p>E</text:p>
          </table:table-cell>
          <table:table-cell table:style-name="ce1" table:formula="of:=[.V132]+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INDIRECT([.T135] &amp; [.V135])" office:value-type="float" office:value="0" calcext:value-type="float">
            <text:p>0.000</text:p>
          </table:table-cell>
          <table:table-cell table:formula="of:=INDIRECT([.U135] &amp; [.V135])" office:value-type="float" office:value="0" calcext:value-type="float">
            <text:p>0.000</text:p>
          </table:table-cell>
          <table:table-cell table:formula="of:=[.N131]" office:value-type="float" office:value="5.042" calcext:value-type="float">
            <text:p>5.042</text:p>
          </table:table-cell>
          <table:table-cell table:number-columns-repeated="5"/>
          <table:table-cell table:formula="of:=[.T131]" office:value-type="string" office:string-value="D" calcext:value-type="string">
            <text:p>D</text:p>
          </table:table-cell>
          <table:table-cell table:style-name="ce1" table:formula="of:=[.U131]" office:value-type="string" office:string-value="E" calcext:value-type="string">
            <text:p>E</text:p>
          </table:table-cell>
          <table:table-cell table:style-name="ce1" table:formula="of:=[.V133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INDIRECT([.T136] &amp; [.V136])" office:value-type="float" office:value="0" calcext:value-type="float">
            <text:p>0.000</text:p>
          </table:table-cell>
          <table:table-cell table:formula="of:=INDIRECT([.U136] &amp; [.V136])" office:value-type="float" office:value="0" calcext:value-type="float">
            <text:p>0.000</text:p>
          </table:table-cell>
          <table:table-cell table:formula="of:=[.N132]" office:value-type="float" office:value="5.042" calcext:value-type="float">
            <text:p>5.042</text:p>
          </table:table-cell>
          <table:table-cell table:style-name="ce28" table:formula="of:=[.L136]-[.L137]" office:value-type="float" office:value="0" calcext:value-type="float">
            <text:p>0.00</text:p>
          </table:table-cell>
          <table:table-cell table:number-columns-repeated="4"/>
          <table:table-cell table:formula="of:=[.T132]" office:value-type="string" office:string-value="B" calcext:value-type="string">
            <text:p>B</text:p>
          </table:table-cell>
          <table:table-cell table:style-name="ce1" table:formula="of:=[.U132]" office:value-type="string" office:string-value="C" calcext:value-type="string">
            <text:p>C</text:p>
          </table:table-cell>
          <table:table-cell table:style-name="ce1" table:formula="of:=[.V134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INDIRECT([.T137] &amp; [.V137])" office:value-type="float" office:value="0" calcext:value-type="float">
            <text:p>0.000</text:p>
          </table:table-cell>
          <table:table-cell table:formula="of:=INDIRECT([.U137] &amp; [.V137])" office:value-type="float" office:value="0" calcext:value-type="float">
            <text:p>0.000</text:p>
          </table:table-cell>
          <table:table-cell table:formula="of:=[.N13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33]" office:value-type="string" office:string-value="B" calcext:value-type="string">
            <text:p>B</text:p>
          </table:table-cell>
          <table:table-cell table:style-name="ce1" table:formula="of:=[.U133]" office:value-type="string" office:string-value="C" calcext:value-type="string">
            <text:p>C</text:p>
          </table:table-cell>
          <table:table-cell table:style-name="ce1" table:formula="of:=[.V135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INDIRECT([.T138] &amp; [.V138])" office:value-type="float" office:value="0" calcext:value-type="float">
            <text:p>0.000</text:p>
          </table:table-cell>
          <table:table-cell table:formula="of:=INDIRECT([.U138] &amp; [.V138])" office:value-type="float" office:value="0" calcext:value-type="float">
            <text:p>0.000</text:p>
          </table:table-cell>
          <table:table-cell table:formula="of:=[.N134]" office:value-type="float" office:value="1.902" calcext:value-type="float">
            <text:p>1.902</text:p>
          </table:table-cell>
          <table:table-cell table:style-name="ce28" table:formula="of:=[.L138]-[.L139]" office:value-type="float" office:value="0" calcext:value-type="float">
            <text:p>0.00</text:p>
          </table:table-cell>
          <table:table-cell table:number-columns-repeated="4"/>
          <table:table-cell table:formula="of:=[.T134]" office:value-type="string" office:string-value="D" calcext:value-type="string">
            <text:p>D</text:p>
          </table:table-cell>
          <table:table-cell table:style-name="ce1" table:formula="of:=[.U134]" office:value-type="string" office:string-value="E" calcext:value-type="string">
            <text:p>E</text:p>
          </table:table-cell>
          <table:table-cell table:style-name="ce1" table:formula="of:=[.V136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INDIRECT([.T139] &amp; [.V139])" office:value-type="float" office:value="0" calcext:value-type="float">
            <text:p>0.000</text:p>
          </table:table-cell>
          <table:table-cell table:formula="of:=INDIRECT([.U139] &amp; [.V139])" office:value-type="float" office:value="0" calcext:value-type="float">
            <text:p>0.000</text:p>
          </table:table-cell>
          <table:table-cell table:formula="of:=[.N135]" office:value-type="float" office:value="5.042" calcext:value-type="float">
            <text:p>5.042</text:p>
          </table:table-cell>
          <table:table-cell table:number-columns-repeated="5"/>
          <table:table-cell table:formula="of:=[.T135]" office:value-type="string" office:string-value="D" calcext:value-type="string">
            <text:p>D</text:p>
          </table:table-cell>
          <table:table-cell table:style-name="ce1" table:formula="of:=[.U135]" office:value-type="string" office:string-value="E" calcext:value-type="string">
            <text:p>E</text:p>
          </table:table-cell>
          <table:table-cell table:style-name="ce1" table:formula="of:=[.V137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INDIRECT([.T140] &amp; [.V140])" office:value-type="float" office:value="0" calcext:value-type="float">
            <text:p>0.000</text:p>
          </table:table-cell>
          <table:table-cell table:formula="of:=INDIRECT([.U140] &amp; [.V140])" office:value-type="float" office:value="0" calcext:value-type="float">
            <text:p>0.000</text:p>
          </table:table-cell>
          <table:table-cell table:formula="of:=[.N136]" office:value-type="float" office:value="5.042" calcext:value-type="float">
            <text:p>5.042</text:p>
          </table:table-cell>
          <table:table-cell table:style-name="ce28" table:formula="of:=[.L140]-[.L141]" office:value-type="float" office:value="0" calcext:value-type="float">
            <text:p>0.00</text:p>
          </table:table-cell>
          <table:table-cell table:number-columns-repeated="4"/>
          <table:table-cell table:formula="of:=[.T136]" office:value-type="string" office:string-value="B" calcext:value-type="string">
            <text:p>B</text:p>
          </table:table-cell>
          <table:table-cell table:style-name="ce1" table:formula="of:=[.U136]" office:value-type="string" office:string-value="C" calcext:value-type="string">
            <text:p>C</text:p>
          </table:table-cell>
          <table:table-cell table:style-name="ce1" table:formula="of:=[.V138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INDIRECT([.T141] &amp; [.V141])" office:value-type="float" office:value="0" calcext:value-type="float">
            <text:p>0.000</text:p>
          </table:table-cell>
          <table:table-cell table:formula="of:=INDIRECT([.U141] &amp; [.V141])" office:value-type="float" office:value="0" calcext:value-type="float">
            <text:p>0.000</text:p>
          </table:table-cell>
          <table:table-cell table:formula="of:=[.N137]" office:value-type="float" office:value="1.902" calcext:value-type="float">
            <text:p>1.902</text:p>
          </table:table-cell>
          <table:table-cell table:number-columns-repeated="5"/>
          <table:table-cell table:formula="of:=[.T137]" office:value-type="string" office:string-value="B" calcext:value-type="string">
            <text:p>B</text:p>
          </table:table-cell>
          <table:table-cell table:style-name="ce1" table:formula="of:=[.U137]" office:value-type="string" office:string-value="C" calcext:value-type="string">
            <text:p>C</text:p>
          </table:table-cell>
          <table:table-cell table:style-name="ce1" table:formula="of:=[.V139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INDIRECT([.T142] &amp; [.V142])" office:value-type="float" office:value="0" calcext:value-type="float">
            <text:p>0.000</text:p>
          </table:table-cell>
          <table:table-cell table:formula="of:=INDIRECT([.U142] &amp; [.V142])" office:value-type="float" office:value="0" calcext:value-type="float">
            <text:p>0.000</text:p>
          </table:table-cell>
          <table:table-cell table:formula="of:=[.N138]" office:value-type="float" office:value="1.902" calcext:value-type="float">
            <text:p>1.902</text:p>
          </table:table-cell>
          <table:table-cell table:style-name="ce28" table:formula="of:=[.L142]-[.L143]" office:value-type="float" office:value="0" calcext:value-type="float">
            <text:p>0.00</text:p>
          </table:table-cell>
          <table:table-cell table:number-columns-repeated="4"/>
          <table:table-cell table:formula="of:=[.T138]" office:value-type="string" office:string-value="D" calcext:value-type="string">
            <text:p>D</text:p>
          </table:table-cell>
          <table:table-cell table:style-name="ce1" table:formula="of:=[.U138]" office:value-type="string" office:string-value="E" calcext:value-type="string">
            <text:p>E</text:p>
          </table:table-cell>
          <table:table-cell table:style-name="ce1" table:formula="of:=[.V140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INDIRECT([.T143] &amp; [.V143])" office:value-type="float" office:value="0" calcext:value-type="float">
            <text:p>0.000</text:p>
          </table:table-cell>
          <table:table-cell table:formula="of:=INDIRECT([.U143] &amp; [.V143])" office:value-type="float" office:value="0" calcext:value-type="float">
            <text:p>0.000</text:p>
          </table:table-cell>
          <table:table-cell table:formula="of:=[.N139]" office:value-type="float" office:value="5.042" calcext:value-type="float">
            <text:p>5.042</text:p>
          </table:table-cell>
          <table:table-cell table:number-columns-repeated="5"/>
          <table:table-cell table:formula="of:=[.T139]" office:value-type="string" office:string-value="D" calcext:value-type="string">
            <text:p>D</text:p>
          </table:table-cell>
          <table:table-cell table:style-name="ce1" table:formula="of:=[.U139]" office:value-type="string" office:string-value="E" calcext:value-type="string">
            <text:p>E</text:p>
          </table:table-cell>
          <table:table-cell table:style-name="ce1" table:formula="of:=[.V141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INDIRECT([.T144] &amp; [.V144])" office:value-type="float" office:value="0" calcext:value-type="float">
            <text:p>0.000</text:p>
          </table:table-cell>
          <table:table-cell table:formula="of:=INDIRECT([.U144] &amp; [.V144])" office:value-type="float" office:value="0" calcext:value-type="float">
            <text:p>0.000</text:p>
          </table:table-cell>
          <table:table-cell table:formula="of:=[.N140]" office:value-type="float" office:value="5.042" calcext:value-type="float">
            <text:p>5.042</text:p>
          </table:table-cell>
          <table:table-cell table:style-name="ce28" table:formula="of:=[.L144]-[.L145]" office:value-type="float" office:value="0" calcext:value-type="float">
            <text:p>0.00</text:p>
          </table:table-cell>
          <table:table-cell table:number-columns-repeated="4"/>
          <table:table-cell table:formula="of:=[.T140]" office:value-type="string" office:string-value="B" calcext:value-type="string">
            <text:p>B</text:p>
          </table:table-cell>
          <table:table-cell table:style-name="ce1" table:formula="of:=[.U140]" office:value-type="string" office:string-value="C" calcext:value-type="string">
            <text:p>C</text:p>
          </table:table-cell>
          <table:table-cell table:style-name="ce1" table:formula="of:=[.V142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INDIRECT([.T145] &amp; [.V145])" office:value-type="float" office:value="0" calcext:value-type="float">
            <text:p>0.000</text:p>
          </table:table-cell>
          <table:table-cell table:formula="of:=INDIRECT([.U145] &amp; [.V145])" office:value-type="float" office:value="0" calcext:value-type="float">
            <text:p>0.000</text:p>
          </table:table-cell>
          <table:table-cell table:formula="of:=[.N14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41]" office:value-type="string" office:string-value="B" calcext:value-type="string">
            <text:p>B</text:p>
          </table:table-cell>
          <table:table-cell table:style-name="ce1" table:formula="of:=[.U141]" office:value-type="string" office:string-value="C" calcext:value-type="string">
            <text:p>C</text:p>
          </table:table-cell>
          <table:table-cell table:style-name="ce1" table:formula="of:=[.V143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INDIRECT([.T146] &amp; [.V146])" office:value-type="float" office:value="0" calcext:value-type="float">
            <text:p>0.000</text:p>
          </table:table-cell>
          <table:table-cell table:formula="of:=INDIRECT([.U146] &amp; [.V146])" office:value-type="float" office:value="0" calcext:value-type="float">
            <text:p>0.000</text:p>
          </table:table-cell>
          <table:table-cell table:formula="of:=[.N142]" office:value-type="float" office:value="1.902" calcext:value-type="float">
            <text:p>1.902</text:p>
          </table:table-cell>
          <table:table-cell table:style-name="ce28" table:formula="of:=[.L146]-[.L147]" office:value-type="float" office:value="0" calcext:value-type="float">
            <text:p>0.00</text:p>
          </table:table-cell>
          <table:table-cell table:number-columns-repeated="4"/>
          <table:table-cell table:formula="of:=[.T142]" office:value-type="string" office:string-value="D" calcext:value-type="string">
            <text:p>D</text:p>
          </table:table-cell>
          <table:table-cell table:style-name="ce1" table:formula="of:=[.U142]" office:value-type="string" office:string-value="E" calcext:value-type="string">
            <text:p>E</text:p>
          </table:table-cell>
          <table:table-cell table:style-name="ce1" table:formula="of:=[.V144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INDIRECT([.T147] &amp; [.V147])" office:value-type="float" office:value="0" calcext:value-type="float">
            <text:p>0.000</text:p>
          </table:table-cell>
          <table:table-cell table:formula="of:=INDIRECT([.U147] &amp; [.V147])" office:value-type="float" office:value="0" calcext:value-type="float">
            <text:p>0.000</text:p>
          </table:table-cell>
          <table:table-cell table:formula="of:=[.N143]" office:value-type="float" office:value="5.042" calcext:value-type="float">
            <text:p>5.042</text:p>
          </table:table-cell>
          <table:table-cell table:number-columns-repeated="5"/>
          <table:table-cell table:formula="of:=[.T143]" office:value-type="string" office:string-value="D" calcext:value-type="string">
            <text:p>D</text:p>
          </table:table-cell>
          <table:table-cell table:style-name="ce1" table:formula="of:=[.U143]" office:value-type="string" office:string-value="E" calcext:value-type="string">
            <text:p>E</text:p>
          </table:table-cell>
          <table:table-cell table:style-name="ce1" table:formula="of:=[.V145]+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INDIRECT([.T148] &amp; [.V148])" office:value-type="float" office:value="0" calcext:value-type="float">
            <text:p>0.000</text:p>
          </table:table-cell>
          <table:table-cell table:formula="of:=INDIRECT([.U148] &amp; [.V148])" office:value-type="float" office:value="0" calcext:value-type="float">
            <text:p>0.000</text:p>
          </table:table-cell>
          <table:table-cell table:formula="of:=[.N144]" office:value-type="float" office:value="5.042" calcext:value-type="float">
            <text:p>5.042</text:p>
          </table:table-cell>
          <table:table-cell table:style-name="ce28" table:formula="of:=[.L148]-[.L149]" office:value-type="float" office:value="0" calcext:value-type="float">
            <text:p>0.00</text:p>
          </table:table-cell>
          <table:table-cell table:number-columns-repeated="4"/>
          <table:table-cell table:formula="of:=[.T144]" office:value-type="string" office:string-value="B" calcext:value-type="string">
            <text:p>B</text:p>
          </table:table-cell>
          <table:table-cell table:style-name="ce1" table:formula="of:=[.U144]" office:value-type="string" office:string-value="C" calcext:value-type="string">
            <text:p>C</text:p>
          </table:table-cell>
          <table:table-cell table:style-name="ce1" table:formula="of:=[.V146]+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INDIRECT([.T149] &amp; [.V149])" office:value-type="float" office:value="0" calcext:value-type="float">
            <text:p>0.000</text:p>
          </table:table-cell>
          <table:table-cell table:formula="of:=INDIRECT([.U149] &amp; [.V149])" office:value-type="float" office:value="0" calcext:value-type="float">
            <text:p>0.000</text:p>
          </table:table-cell>
          <table:table-cell table:formula="of:=[.N145]" office:value-type="float" office:value="1.902" calcext:value-type="float">
            <text:p>1.902</text:p>
          </table:table-cell>
          <table:table-cell table:number-columns-repeated="5"/>
          <table:table-cell table:formula="of:=[.T145]" office:value-type="string" office:string-value="B" calcext:value-type="string">
            <text:p>B</text:p>
          </table:table-cell>
          <table:table-cell table:style-name="ce1" table:formula="of:=[.U145]" office:value-type="string" office:string-value="C" calcext:value-type="string">
            <text:p>C</text:p>
          </table:table-cell>
          <table:table-cell table:style-name="ce1" table:formula="of:=[.V147]+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INDIRECT([.T150] &amp; [.V150])" office:value-type="float" office:value="0" calcext:value-type="float">
            <text:p>0.000</text:p>
          </table:table-cell>
          <table:table-cell table:formula="of:=INDIRECT([.U150] &amp; [.V150])" office:value-type="float" office:value="0" calcext:value-type="float">
            <text:p>0.000</text:p>
          </table:table-cell>
          <table:table-cell table:formula="of:=[.N146]" office:value-type="float" office:value="1.902" calcext:value-type="float">
            <text:p>1.902</text:p>
          </table:table-cell>
          <table:table-cell table:style-name="ce28" table:formula="of:=[.L150]-[.L151]" office:value-type="float" office:value="0" calcext:value-type="float">
            <text:p>0.00</text:p>
          </table:table-cell>
          <table:table-cell table:number-columns-repeated="4"/>
          <table:table-cell table:formula="of:=[.T146]" office:value-type="string" office:string-value="D" calcext:value-type="string">
            <text:p>D</text:p>
          </table:table-cell>
          <table:table-cell table:style-name="ce1" table:formula="of:=[.U146]" office:value-type="string" office:string-value="E" calcext:value-type="string">
            <text:p>E</text:p>
          </table:table-cell>
          <table:table-cell table:style-name="ce1" table:formula="of:=[.V148]+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INDIRECT([.T151] &amp; [.V151])" office:value-type="float" office:value="0" calcext:value-type="float">
            <text:p>0.000</text:p>
          </table:table-cell>
          <table:table-cell table:formula="of:=INDIRECT([.U151] &amp; [.V151])" office:value-type="float" office:value="0" calcext:value-type="float">
            <text:p>0.000</text:p>
          </table:table-cell>
          <table:table-cell table:formula="of:=[.N147]" office:value-type="float" office:value="5.042" calcext:value-type="float">
            <text:p>5.042</text:p>
          </table:table-cell>
          <table:table-cell table:number-columns-repeated="5"/>
          <table:table-cell table:formula="of:=[.T147]" office:value-type="string" office:string-value="D" calcext:value-type="string">
            <text:p>D</text:p>
          </table:table-cell>
          <table:table-cell table:style-name="ce1" table:formula="of:=[.U147]" office:value-type="string" office:string-value="E" calcext:value-type="string">
            <text:p>E</text:p>
          </table:table-cell>
          <table:table-cell table:style-name="ce1" table:formula="of:=[.V149]+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INDIRECT([.T152] &amp; [.V152])" office:value-type="float" office:value="0" calcext:value-type="float">
            <text:p>0.000</text:p>
          </table:table-cell>
          <table:table-cell table:formula="of:=INDIRECT([.U152] &amp; [.V152])" office:value-type="float" office:value="0" calcext:value-type="float">
            <text:p>0.000</text:p>
          </table:table-cell>
          <table:table-cell table:formula="of:=[.N148]" office:value-type="float" office:value="5.042" calcext:value-type="float">
            <text:p>5.042</text:p>
          </table:table-cell>
          <table:table-cell table:style-name="ce28" table:formula="of:=[.L152]-[.L153]" office:value-type="float" office:value="0" calcext:value-type="float">
            <text:p>0.00</text:p>
          </table:table-cell>
          <table:table-cell table:number-columns-repeated="4"/>
          <table:table-cell table:formula="of:=[.T148]" office:value-type="string" office:string-value="B" calcext:value-type="string">
            <text:p>B</text:p>
          </table:table-cell>
          <table:table-cell table:style-name="ce1" table:formula="of:=[.U148]" office:value-type="string" office:string-value="C" calcext:value-type="string">
            <text:p>C</text:p>
          </table:table-cell>
          <table:table-cell table:style-name="ce1" table:formula="of:=[.V150]+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INDIRECT([.T153] &amp; [.V153])" office:value-type="float" office:value="0" calcext:value-type="float">
            <text:p>0.000</text:p>
          </table:table-cell>
          <table:table-cell table:formula="of:=INDIRECT([.U153] &amp; [.V153])" office:value-type="float" office:value="0" calcext:value-type="float">
            <text:p>0.000</text:p>
          </table:table-cell>
          <table:table-cell table:formula="of:=[.N14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49]" office:value-type="string" office:string-value="B" calcext:value-type="string">
            <text:p>B</text:p>
          </table:table-cell>
          <table:table-cell table:style-name="ce1" table:formula="of:=[.U149]" office:value-type="string" office:string-value="C" calcext:value-type="string">
            <text:p>C</text:p>
          </table:table-cell>
          <table:table-cell table:style-name="ce1" table:formula="of:=[.V151]+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INDIRECT([.T154] &amp; [.V154])" office:value-type="float" office:value="0" calcext:value-type="float">
            <text:p>0.000</text:p>
          </table:table-cell>
          <table:table-cell table:formula="of:=INDIRECT([.U154] &amp; [.V154])" office:value-type="float" office:value="0" calcext:value-type="float">
            <text:p>0.000</text:p>
          </table:table-cell>
          <table:table-cell table:formula="of:=[.N150]" office:value-type="float" office:value="1.902" calcext:value-type="float">
            <text:p>1.902</text:p>
          </table:table-cell>
          <table:table-cell table:style-name="ce28" table:formula="of:=[.L154]-[.L155]" office:value-type="float" office:value="0" calcext:value-type="float">
            <text:p>0.00</text:p>
          </table:table-cell>
          <table:table-cell table:number-columns-repeated="4"/>
          <table:table-cell table:formula="of:=[.T150]" office:value-type="string" office:string-value="D" calcext:value-type="string">
            <text:p>D</text:p>
          </table:table-cell>
          <table:table-cell table:style-name="ce1" table:formula="of:=[.U150]" office:value-type="string" office:string-value="E" calcext:value-type="string">
            <text:p>E</text:p>
          </table:table-cell>
          <table:table-cell table:style-name="ce1" table:formula="of:=[.V152]+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INDIRECT([.T155] &amp; [.V155])" office:value-type="float" office:value="0" calcext:value-type="float">
            <text:p>0.000</text:p>
          </table:table-cell>
          <table:table-cell table:formula="of:=INDIRECT([.U155] &amp; [.V155])" office:value-type="float" office:value="0" calcext:value-type="float">
            <text:p>0.000</text:p>
          </table:table-cell>
          <table:table-cell table:formula="of:=[.N151]" office:value-type="float" office:value="5.042" calcext:value-type="float">
            <text:p>5.042</text:p>
          </table:table-cell>
          <table:table-cell table:number-columns-repeated="5"/>
          <table:table-cell table:formula="of:=[.T151]" office:value-type="string" office:string-value="D" calcext:value-type="string">
            <text:p>D</text:p>
          </table:table-cell>
          <table:table-cell table:style-name="ce1" table:formula="of:=[.U151]" office:value-type="string" office:string-value="E" calcext:value-type="string">
            <text:p>E</text:p>
          </table:table-cell>
          <table:table-cell table:style-name="ce1" table:formula="of:=[.V153]+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INDIRECT([.T156] &amp; [.V156])" office:value-type="float" office:value="0" calcext:value-type="float">
            <text:p>0.000</text:p>
          </table:table-cell>
          <table:table-cell table:formula="of:=INDIRECT([.U156] &amp; [.V156])" office:value-type="float" office:value="0" calcext:value-type="float">
            <text:p>0.000</text:p>
          </table:table-cell>
          <table:table-cell table:formula="of:=[.N152]" office:value-type="float" office:value="5.042" calcext:value-type="float">
            <text:p>5.042</text:p>
          </table:table-cell>
          <table:table-cell table:style-name="ce28" table:formula="of:=[.L156]-[.L157]" office:value-type="float" office:value="0" calcext:value-type="float">
            <text:p>0.00</text:p>
          </table:table-cell>
          <table:table-cell table:number-columns-repeated="4"/>
          <table:table-cell table:formula="of:=[.T152]" office:value-type="string" office:string-value="B" calcext:value-type="string">
            <text:p>B</text:p>
          </table:table-cell>
          <table:table-cell table:style-name="ce1" table:formula="of:=[.U152]" office:value-type="string" office:string-value="C" calcext:value-type="string">
            <text:p>C</text:p>
          </table:table-cell>
          <table:table-cell table:style-name="ce1" table:formula="of:=[.V154]+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INDIRECT([.T157] &amp; [.V157])" office:value-type="float" office:value="0" calcext:value-type="float">
            <text:p>0.000</text:p>
          </table:table-cell>
          <table:table-cell table:formula="of:=INDIRECT([.U157] &amp; [.V157])" office:value-type="float" office:value="0" calcext:value-type="float">
            <text:p>0.000</text:p>
          </table:table-cell>
          <table:table-cell table:formula="of:=[.N153]" office:value-type="float" office:value="1.902" calcext:value-type="float">
            <text:p>1.902</text:p>
          </table:table-cell>
          <table:table-cell table:number-columns-repeated="5"/>
          <table:table-cell table:formula="of:=[.T153]" office:value-type="string" office:string-value="B" calcext:value-type="string">
            <text:p>B</text:p>
          </table:table-cell>
          <table:table-cell table:style-name="ce1" table:formula="of:=[.U153]" office:value-type="string" office:string-value="C" calcext:value-type="string">
            <text:p>C</text:p>
          </table:table-cell>
          <table:table-cell table:style-name="ce1" table:formula="of:=[.V155]+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INDIRECT([.T158] &amp; [.V158])" office:value-type="float" office:value="0" calcext:value-type="float">
            <text:p>0.000</text:p>
          </table:table-cell>
          <table:table-cell table:formula="of:=INDIRECT([.U158] &amp; [.V158])" office:value-type="float" office:value="0" calcext:value-type="float">
            <text:p>0.000</text:p>
          </table:table-cell>
          <table:table-cell table:formula="of:=[.N154]" office:value-type="float" office:value="1.902" calcext:value-type="float">
            <text:p>1.902</text:p>
          </table:table-cell>
          <table:table-cell table:style-name="ce28" table:formula="of:=[.L158]-[.L159]" office:value-type="float" office:value="0" calcext:value-type="float">
            <text:p>0.00</text:p>
          </table:table-cell>
          <table:table-cell table:number-columns-repeated="4"/>
          <table:table-cell table:formula="of:=[.T154]" office:value-type="string" office:string-value="D" calcext:value-type="string">
            <text:p>D</text:p>
          </table:table-cell>
          <table:table-cell table:style-name="ce1" table:formula="of:=[.U154]" office:value-type="string" office:string-value="E" calcext:value-type="string">
            <text:p>E</text:p>
          </table:table-cell>
          <table:table-cell table:style-name="ce1" table:formula="of:=[.V156]+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INDIRECT([.T159] &amp; [.V159])" office:value-type="float" office:value="0" calcext:value-type="float">
            <text:p>0.000</text:p>
          </table:table-cell>
          <table:table-cell table:formula="of:=INDIRECT([.U159] &amp; [.V159])" office:value-type="float" office:value="0" calcext:value-type="float">
            <text:p>0.000</text:p>
          </table:table-cell>
          <table:table-cell table:formula="of:=[.N155]" office:value-type="float" office:value="5.042" calcext:value-type="float">
            <text:p>5.042</text:p>
          </table:table-cell>
          <table:table-cell table:number-columns-repeated="5"/>
          <table:table-cell table:formula="of:=[.T155]" office:value-type="string" office:string-value="D" calcext:value-type="string">
            <text:p>D</text:p>
          </table:table-cell>
          <table:table-cell table:style-name="ce1" table:formula="of:=[.U155]" office:value-type="string" office:string-value="E" calcext:value-type="string">
            <text:p>E</text:p>
          </table:table-cell>
          <table:table-cell table:style-name="ce1" table:formula="of:=[.V157]+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INDIRECT([.T160] &amp; [.V160])" office:value-type="float" office:value="0" calcext:value-type="float">
            <text:p>0.000</text:p>
          </table:table-cell>
          <table:table-cell table:formula="of:=INDIRECT([.U160] &amp; [.V160])" office:value-type="float" office:value="0" calcext:value-type="float">
            <text:p>0.000</text:p>
          </table:table-cell>
          <table:table-cell table:formula="of:=[.N156]" office:value-type="float" office:value="5.042" calcext:value-type="float">
            <text:p>5.042</text:p>
          </table:table-cell>
          <table:table-cell table:style-name="ce28" table:formula="of:=[.L160]-[.L161]" office:value-type="float" office:value="0" calcext:value-type="float">
            <text:p>0.00</text:p>
          </table:table-cell>
          <table:table-cell table:number-columns-repeated="4"/>
          <table:table-cell table:formula="of:=[.T156]" office:value-type="string" office:string-value="B" calcext:value-type="string">
            <text:p>B</text:p>
          </table:table-cell>
          <table:table-cell table:style-name="ce1" table:formula="of:=[.U156]" office:value-type="string" office:string-value="C" calcext:value-type="string">
            <text:p>C</text:p>
          </table:table-cell>
          <table:table-cell table:style-name="ce1" table:formula="of:=[.V158]+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INDIRECT([.T161] &amp; [.V161])" office:value-type="float" office:value="0" calcext:value-type="float">
            <text:p>0.000</text:p>
          </table:table-cell>
          <table:table-cell table:formula="of:=INDIRECT([.U161] &amp; [.V161])" office:value-type="float" office:value="0" calcext:value-type="float">
            <text:p>0.000</text:p>
          </table:table-cell>
          <table:table-cell table:formula="of:=[.N15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57]" office:value-type="string" office:string-value="B" calcext:value-type="string">
            <text:p>B</text:p>
          </table:table-cell>
          <table:table-cell table:style-name="ce1" table:formula="of:=[.U157]" office:value-type="string" office:string-value="C" calcext:value-type="string">
            <text:p>C</text:p>
          </table:table-cell>
          <table:table-cell table:style-name="ce1" table:formula="of:=[.V159]+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INDIRECT([.T162] &amp; [.V162])" office:value-type="float" office:value="0" calcext:value-type="float">
            <text:p>0.000</text:p>
          </table:table-cell>
          <table:table-cell table:formula="of:=INDIRECT([.U162] &amp; [.V162])" office:value-type="float" office:value="0" calcext:value-type="float">
            <text:p>0.000</text:p>
          </table:table-cell>
          <table:table-cell table:formula="of:=[.N158]" office:value-type="float" office:value="1.902" calcext:value-type="float">
            <text:p>1.902</text:p>
          </table:table-cell>
          <table:table-cell table:style-name="ce28" table:formula="of:=[.L162]-[.L163]" office:value-type="float" office:value="0" calcext:value-type="float">
            <text:p>0.00</text:p>
          </table:table-cell>
          <table:table-cell table:number-columns-repeated="4"/>
          <table:table-cell table:formula="of:=[.T158]" office:value-type="string" office:string-value="D" calcext:value-type="string">
            <text:p>D</text:p>
          </table:table-cell>
          <table:table-cell table:style-name="ce1" table:formula="of:=[.U158]" office:value-type="string" office:string-value="E" calcext:value-type="string">
            <text:p>E</text:p>
          </table:table-cell>
          <table:table-cell table:style-name="ce1" table:formula="of:=[.V160]+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INDIRECT([.T163] &amp; [.V163])" office:value-type="float" office:value="0" calcext:value-type="float">
            <text:p>0.000</text:p>
          </table:table-cell>
          <table:table-cell table:formula="of:=INDIRECT([.U163] &amp; [.V163])" office:value-type="float" office:value="0" calcext:value-type="float">
            <text:p>0.000</text:p>
          </table:table-cell>
          <table:table-cell table:formula="of:=[.N159]" office:value-type="float" office:value="5.042" calcext:value-type="float">
            <text:p>5.042</text:p>
          </table:table-cell>
          <table:table-cell table:number-columns-repeated="5"/>
          <table:table-cell table:formula="of:=[.T159]" office:value-type="string" office:string-value="D" calcext:value-type="string">
            <text:p>D</text:p>
          </table:table-cell>
          <table:table-cell table:style-name="ce1" table:formula="of:=[.U159]" office:value-type="string" office:string-value="E" calcext:value-type="string">
            <text:p>E</text:p>
          </table:table-cell>
          <table:table-cell table:style-name="ce1" table:formula="of:=[.V161]+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INDIRECT([.T164] &amp; [.V164])" office:value-type="float" office:value="0" calcext:value-type="float">
            <text:p>0.000</text:p>
          </table:table-cell>
          <table:table-cell table:formula="of:=INDIRECT([.U164] &amp; [.V164])" office:value-type="float" office:value="0" calcext:value-type="float">
            <text:p>0.000</text:p>
          </table:table-cell>
          <table:table-cell table:formula="of:=[.N160]" office:value-type="float" office:value="5.042" calcext:value-type="float">
            <text:p>5.042</text:p>
          </table:table-cell>
          <table:table-cell table:style-name="ce28" table:formula="of:=[.L164]-[.L165]" office:value-type="float" office:value="0" calcext:value-type="float">
            <text:p>0.00</text:p>
          </table:table-cell>
          <table:table-cell table:number-columns-repeated="4"/>
          <table:table-cell table:formula="of:=[.T160]" office:value-type="string" office:string-value="B" calcext:value-type="string">
            <text:p>B</text:p>
          </table:table-cell>
          <table:table-cell table:style-name="ce1" table:formula="of:=[.U160]" office:value-type="string" office:string-value="C" calcext:value-type="string">
            <text:p>C</text:p>
          </table:table-cell>
          <table:table-cell table:style-name="ce1" table:formula="of:=[.V162]+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INDIRECT([.T165] &amp; [.V165])" office:value-type="float" office:value="0" calcext:value-type="float">
            <text:p>0.000</text:p>
          </table:table-cell>
          <table:table-cell table:formula="of:=INDIRECT([.U165] &amp; [.V165])" office:value-type="float" office:value="0" calcext:value-type="float">
            <text:p>0.000</text:p>
          </table:table-cell>
          <table:table-cell table:formula="of:=[.N161]" office:value-type="float" office:value="1.902" calcext:value-type="float">
            <text:p>1.902</text:p>
          </table:table-cell>
          <table:table-cell table:number-columns-repeated="5"/>
          <table:table-cell table:formula="of:=[.T161]" office:value-type="string" office:string-value="B" calcext:value-type="string">
            <text:p>B</text:p>
          </table:table-cell>
          <table:table-cell table:style-name="ce1" table:formula="of:=[.U161]" office:value-type="string" office:string-value="C" calcext:value-type="string">
            <text:p>C</text:p>
          </table:table-cell>
          <table:table-cell table:style-name="ce1" table:formula="of:=[.V163]+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INDIRECT([.T166] &amp; [.V166])" office:value-type="float" office:value="0" calcext:value-type="float">
            <text:p>0.000</text:p>
          </table:table-cell>
          <table:table-cell table:formula="of:=INDIRECT([.U166] &amp; [.V166])" office:value-type="float" office:value="0" calcext:value-type="float">
            <text:p>0.000</text:p>
          </table:table-cell>
          <table:table-cell table:formula="of:=[.N162]" office:value-type="float" office:value="1.902" calcext:value-type="float">
            <text:p>1.902</text:p>
          </table:table-cell>
          <table:table-cell table:style-name="ce28" table:formula="of:=[.L166]-[.L167]" office:value-type="float" office:value="0" calcext:value-type="float">
            <text:p>0.00</text:p>
          </table:table-cell>
          <table:table-cell table:number-columns-repeated="4"/>
          <table:table-cell table:formula="of:=[.T162]" office:value-type="string" office:string-value="D" calcext:value-type="string">
            <text:p>D</text:p>
          </table:table-cell>
          <table:table-cell table:style-name="ce1" table:formula="of:=[.U162]" office:value-type="string" office:string-value="E" calcext:value-type="string">
            <text:p>E</text:p>
          </table:table-cell>
          <table:table-cell table:style-name="ce1" table:formula="of:=[.V164]+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INDIRECT([.T167] &amp; [.V167])" office:value-type="float" office:value="0" calcext:value-type="float">
            <text:p>0.000</text:p>
          </table:table-cell>
          <table:table-cell table:formula="of:=INDIRECT([.U167] &amp; [.V167])" office:value-type="float" office:value="0" calcext:value-type="float">
            <text:p>0.000</text:p>
          </table:table-cell>
          <table:table-cell table:formula="of:=[.N163]" office:value-type="float" office:value="5.042" calcext:value-type="float">
            <text:p>5.042</text:p>
          </table:table-cell>
          <table:table-cell table:number-columns-repeated="5"/>
          <table:table-cell table:formula="of:=[.T163]" office:value-type="string" office:string-value="D" calcext:value-type="string">
            <text:p>D</text:p>
          </table:table-cell>
          <table:table-cell table:style-name="ce1" table:formula="of:=[.U163]" office:value-type="string" office:string-value="E" calcext:value-type="string">
            <text:p>E</text:p>
          </table:table-cell>
          <table:table-cell table:style-name="ce1" table:formula="of:=[.V165]+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INDIRECT([.T168] &amp; [.V168])" office:value-type="float" office:value="0" calcext:value-type="float">
            <text:p>0.000</text:p>
          </table:table-cell>
          <table:table-cell table:formula="of:=INDIRECT([.U168] &amp; [.V168])" office:value-type="float" office:value="0" calcext:value-type="float">
            <text:p>0.000</text:p>
          </table:table-cell>
          <table:table-cell table:formula="of:=[.N164]" office:value-type="float" office:value="5.042" calcext:value-type="float">
            <text:p>5.042</text:p>
          </table:table-cell>
          <table:table-cell table:style-name="ce28" table:formula="of:=[.L168]-[.L169]" office:value-type="float" office:value="0" calcext:value-type="float">
            <text:p>0.00</text:p>
          </table:table-cell>
          <table:table-cell table:number-columns-repeated="4"/>
          <table:table-cell table:formula="of:=[.T164]" office:value-type="string" office:string-value="B" calcext:value-type="string">
            <text:p>B</text:p>
          </table:table-cell>
          <table:table-cell table:style-name="ce1" table:formula="of:=[.U164]" office:value-type="string" office:string-value="C" calcext:value-type="string">
            <text:p>C</text:p>
          </table:table-cell>
          <table:table-cell table:style-name="ce1" table:formula="of:=[.V166]+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INDIRECT([.T169] &amp; [.V169])" office:value-type="float" office:value="0" calcext:value-type="float">
            <text:p>0.000</text:p>
          </table:table-cell>
          <table:table-cell table:formula="of:=INDIRECT([.U169] &amp; [.V169])" office:value-type="float" office:value="0" calcext:value-type="float">
            <text:p>0.000</text:p>
          </table:table-cell>
          <table:table-cell table:formula="of:=[.N16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65]" office:value-type="string" office:string-value="B" calcext:value-type="string">
            <text:p>B</text:p>
          </table:table-cell>
          <table:table-cell table:style-name="ce1" table:formula="of:=[.U165]" office:value-type="string" office:string-value="C" calcext:value-type="string">
            <text:p>C</text:p>
          </table:table-cell>
          <table:table-cell table:style-name="ce1" table:formula="of:=[.V167]+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INDIRECT([.T170] &amp; [.V170])" office:value-type="float" office:value="0" calcext:value-type="float">
            <text:p>0.000</text:p>
          </table:table-cell>
          <table:table-cell table:formula="of:=INDIRECT([.U170] &amp; [.V170])" office:value-type="float" office:value="0" calcext:value-type="float">
            <text:p>0.000</text:p>
          </table:table-cell>
          <table:table-cell table:formula="of:=[.N166]" office:value-type="float" office:value="1.902" calcext:value-type="float">
            <text:p>1.902</text:p>
          </table:table-cell>
          <table:table-cell table:style-name="ce28" table:formula="of:=[.L170]-[.L171]" office:value-type="float" office:value="0" calcext:value-type="float">
            <text:p>0.00</text:p>
          </table:table-cell>
          <table:table-cell table:number-columns-repeated="4"/>
          <table:table-cell table:formula="of:=[.T166]" office:value-type="string" office:string-value="D" calcext:value-type="string">
            <text:p>D</text:p>
          </table:table-cell>
          <table:table-cell table:style-name="ce1" table:formula="of:=[.U166]" office:value-type="string" office:string-value="E" calcext:value-type="string">
            <text:p>E</text:p>
          </table:table-cell>
          <table:table-cell table:style-name="ce1" table:formula="of:=[.V168]+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INDIRECT([.T171] &amp; [.V171])" office:value-type="float" office:value="0" calcext:value-type="float">
            <text:p>0.000</text:p>
          </table:table-cell>
          <table:table-cell table:formula="of:=INDIRECT([.U171] &amp; [.V171])" office:value-type="float" office:value="0" calcext:value-type="float">
            <text:p>0.000</text:p>
          </table:table-cell>
          <table:table-cell table:formula="of:=[.N167]" office:value-type="float" office:value="5.042" calcext:value-type="float">
            <text:p>5.042</text:p>
          </table:table-cell>
          <table:table-cell table:number-columns-repeated="5"/>
          <table:table-cell table:formula="of:=[.T167]" office:value-type="string" office:string-value="D" calcext:value-type="string">
            <text:p>D</text:p>
          </table:table-cell>
          <table:table-cell table:style-name="ce1" table:formula="of:=[.U167]" office:value-type="string" office:string-value="E" calcext:value-type="string">
            <text:p>E</text:p>
          </table:table-cell>
          <table:table-cell table:style-name="ce1" table:formula="of:=[.V169]+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INDIRECT([.T172] &amp; [.V172])" office:value-type="float" office:value="0" calcext:value-type="float">
            <text:p>0.000</text:p>
          </table:table-cell>
          <table:table-cell table:formula="of:=INDIRECT([.U172] &amp; [.V172])" office:value-type="float" office:value="0" calcext:value-type="float">
            <text:p>0.000</text:p>
          </table:table-cell>
          <table:table-cell table:formula="of:=[.N168]" office:value-type="float" office:value="5.042" calcext:value-type="float">
            <text:p>5.042</text:p>
          </table:table-cell>
          <table:table-cell table:style-name="ce28" table:formula="of:=[.L172]-[.L173]" office:value-type="float" office:value="0" calcext:value-type="float">
            <text:p>0.00</text:p>
          </table:table-cell>
          <table:table-cell table:number-columns-repeated="4"/>
          <table:table-cell table:formula="of:=[.T168]" office:value-type="string" office:string-value="B" calcext:value-type="string">
            <text:p>B</text:p>
          </table:table-cell>
          <table:table-cell table:style-name="ce1" table:formula="of:=[.U168]" office:value-type="string" office:string-value="C" calcext:value-type="string">
            <text:p>C</text:p>
          </table:table-cell>
          <table:table-cell table:style-name="ce1" table:formula="of:=[.V170]+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INDIRECT([.T173] &amp; [.V173])" office:value-type="float" office:value="0" calcext:value-type="float">
            <text:p>0.000</text:p>
          </table:table-cell>
          <table:table-cell table:formula="of:=INDIRECT([.U173] &amp; [.V173])" office:value-type="float" office:value="0" calcext:value-type="float">
            <text:p>0.000</text:p>
          </table:table-cell>
          <table:table-cell table:formula="of:=[.N169]" office:value-type="float" office:value="1.902" calcext:value-type="float">
            <text:p>1.902</text:p>
          </table:table-cell>
          <table:table-cell table:number-columns-repeated="5"/>
          <table:table-cell table:formula="of:=[.T169]" office:value-type="string" office:string-value="B" calcext:value-type="string">
            <text:p>B</text:p>
          </table:table-cell>
          <table:table-cell table:style-name="ce1" table:formula="of:=[.U169]" office:value-type="string" office:string-value="C" calcext:value-type="string">
            <text:p>C</text:p>
          </table:table-cell>
          <table:table-cell table:style-name="ce1" table:formula="of:=[.V171]+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INDIRECT([.T174] &amp; [.V174])" office:value-type="float" office:value="0" calcext:value-type="float">
            <text:p>0.000</text:p>
          </table:table-cell>
          <table:table-cell table:formula="of:=INDIRECT([.U174] &amp; [.V174])" office:value-type="float" office:value="0" calcext:value-type="float">
            <text:p>0.000</text:p>
          </table:table-cell>
          <table:table-cell table:formula="of:=[.N170]" office:value-type="float" office:value="1.902" calcext:value-type="float">
            <text:p>1.902</text:p>
          </table:table-cell>
          <table:table-cell table:style-name="ce28" table:formula="of:=[.L174]-[.L175]" office:value-type="float" office:value="0" calcext:value-type="float">
            <text:p>0.00</text:p>
          </table:table-cell>
          <table:table-cell table:number-columns-repeated="4"/>
          <table:table-cell table:formula="of:=[.T170]" office:value-type="string" office:string-value="D" calcext:value-type="string">
            <text:p>D</text:p>
          </table:table-cell>
          <table:table-cell table:style-name="ce1" table:formula="of:=[.U170]" office:value-type="string" office:string-value="E" calcext:value-type="string">
            <text:p>E</text:p>
          </table:table-cell>
          <table:table-cell table:style-name="ce1" table:formula="of:=[.V172]+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INDIRECT([.T175] &amp; [.V175])" office:value-type="float" office:value="0" calcext:value-type="float">
            <text:p>0.000</text:p>
          </table:table-cell>
          <table:table-cell table:formula="of:=INDIRECT([.U175] &amp; [.V175])" office:value-type="float" office:value="0" calcext:value-type="float">
            <text:p>0.000</text:p>
          </table:table-cell>
          <table:table-cell table:formula="of:=[.N171]" office:value-type="float" office:value="5.042" calcext:value-type="float">
            <text:p>5.042</text:p>
          </table:table-cell>
          <table:table-cell table:number-columns-repeated="5"/>
          <table:table-cell table:formula="of:=[.T171]" office:value-type="string" office:string-value="D" calcext:value-type="string">
            <text:p>D</text:p>
          </table:table-cell>
          <table:table-cell table:style-name="ce1" table:formula="of:=[.U171]" office:value-type="string" office:string-value="E" calcext:value-type="string">
            <text:p>E</text:p>
          </table:table-cell>
          <table:table-cell table:style-name="ce1" table:formula="of:=[.V173]+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INDIRECT([.T176] &amp; [.V176])" office:value-type="float" office:value="0" calcext:value-type="float">
            <text:p>0.000</text:p>
          </table:table-cell>
          <table:table-cell table:formula="of:=INDIRECT([.U176] &amp; [.V176])" office:value-type="float" office:value="0" calcext:value-type="float">
            <text:p>0.000</text:p>
          </table:table-cell>
          <table:table-cell table:formula="of:=[.N172]" office:value-type="float" office:value="5.042" calcext:value-type="float">
            <text:p>5.042</text:p>
          </table:table-cell>
          <table:table-cell table:style-name="ce28" table:formula="of:=[.L176]-[.L177]" office:value-type="float" office:value="0" calcext:value-type="float">
            <text:p>0.00</text:p>
          </table:table-cell>
          <table:table-cell table:number-columns-repeated="4"/>
          <table:table-cell table:formula="of:=[.T172]" office:value-type="string" office:string-value="B" calcext:value-type="string">
            <text:p>B</text:p>
          </table:table-cell>
          <table:table-cell table:style-name="ce1" table:formula="of:=[.U172]" office:value-type="string" office:string-value="C" calcext:value-type="string">
            <text:p>C</text:p>
          </table:table-cell>
          <table:table-cell table:style-name="ce1" table:formula="of:=[.V174]+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INDIRECT([.T177] &amp; [.V177])" office:value-type="float" office:value="0" calcext:value-type="float">
            <text:p>0.000</text:p>
          </table:table-cell>
          <table:table-cell table:formula="of:=INDIRECT([.U177] &amp; [.V177])" office:value-type="float" office:value="0" calcext:value-type="float">
            <text:p>0.000</text:p>
          </table:table-cell>
          <table:table-cell table:formula="of:=[.N17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73]" office:value-type="string" office:string-value="B" calcext:value-type="string">
            <text:p>B</text:p>
          </table:table-cell>
          <table:table-cell table:style-name="ce1" table:formula="of:=[.U173]" office:value-type="string" office:string-value="C" calcext:value-type="string">
            <text:p>C</text:p>
          </table:table-cell>
          <table:table-cell table:style-name="ce1" table:formula="of:=[.V175]+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INDIRECT([.T178] &amp; [.V178])" office:value-type="float" office:value="0" calcext:value-type="float">
            <text:p>0.000</text:p>
          </table:table-cell>
          <table:table-cell table:formula="of:=INDIRECT([.U178] &amp; [.V178])" office:value-type="float" office:value="0" calcext:value-type="float">
            <text:p>0.000</text:p>
          </table:table-cell>
          <table:table-cell table:formula="of:=[.N174]" office:value-type="float" office:value="1.902" calcext:value-type="float">
            <text:p>1.902</text:p>
          </table:table-cell>
          <table:table-cell table:style-name="ce28" table:formula="of:=[.L178]-[.L179]" office:value-type="float" office:value="0" calcext:value-type="float">
            <text:p>0.00</text:p>
          </table:table-cell>
          <table:table-cell table:number-columns-repeated="4"/>
          <table:table-cell table:formula="of:=[.T174]" office:value-type="string" office:string-value="D" calcext:value-type="string">
            <text:p>D</text:p>
          </table:table-cell>
          <table:table-cell table:style-name="ce1" table:formula="of:=[.U174]" office:value-type="string" office:string-value="E" calcext:value-type="string">
            <text:p>E</text:p>
          </table:table-cell>
          <table:table-cell table:style-name="ce1" table:formula="of:=[.V176]+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INDIRECT([.T179] &amp; [.V179])" office:value-type="float" office:value="0" calcext:value-type="float">
            <text:p>0.000</text:p>
          </table:table-cell>
          <table:table-cell table:formula="of:=INDIRECT([.U179] &amp; [.V179])" office:value-type="float" office:value="0" calcext:value-type="float">
            <text:p>0.000</text:p>
          </table:table-cell>
          <table:table-cell table:formula="of:=[.N175]" office:value-type="float" office:value="5.042" calcext:value-type="float">
            <text:p>5.042</text:p>
          </table:table-cell>
          <table:table-cell table:number-columns-repeated="5"/>
          <table:table-cell table:formula="of:=[.T175]" office:value-type="string" office:string-value="D" calcext:value-type="string">
            <text:p>D</text:p>
          </table:table-cell>
          <table:table-cell table:style-name="ce1" table:formula="of:=[.U175]" office:value-type="string" office:string-value="E" calcext:value-type="string">
            <text:p>E</text:p>
          </table:table-cell>
          <table:table-cell table:style-name="ce1" table:formula="of:=[.V177]+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INDIRECT([.T180] &amp; [.V180])" office:value-type="float" office:value="0" calcext:value-type="float">
            <text:p>0.000</text:p>
          </table:table-cell>
          <table:table-cell table:formula="of:=INDIRECT([.U180] &amp; [.V180])" office:value-type="float" office:value="0" calcext:value-type="float">
            <text:p>0.000</text:p>
          </table:table-cell>
          <table:table-cell table:formula="of:=[.N176]" office:value-type="float" office:value="5.042" calcext:value-type="float">
            <text:p>5.042</text:p>
          </table:table-cell>
          <table:table-cell table:style-name="ce28" table:formula="of:=[.L180]-[.L181]" office:value-type="float" office:value="0" calcext:value-type="float">
            <text:p>0.00</text:p>
          </table:table-cell>
          <table:table-cell table:number-columns-repeated="4"/>
          <table:table-cell table:formula="of:=[.T176]" office:value-type="string" office:string-value="B" calcext:value-type="string">
            <text:p>B</text:p>
          </table:table-cell>
          <table:table-cell table:style-name="ce1" table:formula="of:=[.U176]" office:value-type="string" office:string-value="C" calcext:value-type="string">
            <text:p>C</text:p>
          </table:table-cell>
          <table:table-cell table:style-name="ce1" table:formula="of:=[.V178]+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INDIRECT([.T181] &amp; [.V181])" office:value-type="float" office:value="0" calcext:value-type="float">
            <text:p>0.000</text:p>
          </table:table-cell>
          <table:table-cell table:formula="of:=INDIRECT([.U181] &amp; [.V181])" office:value-type="float" office:value="0" calcext:value-type="float">
            <text:p>0.000</text:p>
          </table:table-cell>
          <table:table-cell table:formula="of:=[.N177]" office:value-type="float" office:value="1.902" calcext:value-type="float">
            <text:p>1.902</text:p>
          </table:table-cell>
          <table:table-cell table:number-columns-repeated="5"/>
          <table:table-cell table:formula="of:=[.T177]" office:value-type="string" office:string-value="B" calcext:value-type="string">
            <text:p>B</text:p>
          </table:table-cell>
          <table:table-cell table:style-name="ce1" table:formula="of:=[.U177]" office:value-type="string" office:string-value="C" calcext:value-type="string">
            <text:p>C</text:p>
          </table:table-cell>
          <table:table-cell table:style-name="ce1" table:formula="of:=[.V179]+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INDIRECT([.T182] &amp; [.V182])" office:value-type="float" office:value="0" calcext:value-type="float">
            <text:p>0.000</text:p>
          </table:table-cell>
          <table:table-cell table:formula="of:=INDIRECT([.U182] &amp; [.V182])" office:value-type="float" office:value="0" calcext:value-type="float">
            <text:p>0.000</text:p>
          </table:table-cell>
          <table:table-cell table:formula="of:=[.N178]" office:value-type="float" office:value="1.902" calcext:value-type="float">
            <text:p>1.902</text:p>
          </table:table-cell>
          <table:table-cell table:style-name="ce28" table:formula="of:=[.L182]-[.L183]" office:value-type="float" office:value="0" calcext:value-type="float">
            <text:p>0.00</text:p>
          </table:table-cell>
          <table:table-cell table:number-columns-repeated="4"/>
          <table:table-cell table:formula="of:=[.T178]" office:value-type="string" office:string-value="D" calcext:value-type="string">
            <text:p>D</text:p>
          </table:table-cell>
          <table:table-cell table:style-name="ce1" table:formula="of:=[.U178]" office:value-type="string" office:string-value="E" calcext:value-type="string">
            <text:p>E</text:p>
          </table:table-cell>
          <table:table-cell table:style-name="ce1" table:formula="of:=[.V180]+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INDIRECT([.T183] &amp; [.V183])" office:value-type="float" office:value="0" calcext:value-type="float">
            <text:p>0.000</text:p>
          </table:table-cell>
          <table:table-cell table:formula="of:=INDIRECT([.U183] &amp; [.V183])" office:value-type="float" office:value="0" calcext:value-type="float">
            <text:p>0.000</text:p>
          </table:table-cell>
          <table:table-cell table:formula="of:=[.N179]" office:value-type="float" office:value="5.042" calcext:value-type="float">
            <text:p>5.042</text:p>
          </table:table-cell>
          <table:table-cell table:number-columns-repeated="5"/>
          <table:table-cell table:formula="of:=[.T179]" office:value-type="string" office:string-value="D" calcext:value-type="string">
            <text:p>D</text:p>
          </table:table-cell>
          <table:table-cell table:style-name="ce1" table:formula="of:=[.U179]" office:value-type="string" office:string-value="E" calcext:value-type="string">
            <text:p>E</text:p>
          </table:table-cell>
          <table:table-cell table:style-name="ce1" table:formula="of:=[.V181]+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INDIRECT([.T184] &amp; [.V184])" office:value-type="float" office:value="0" calcext:value-type="float">
            <text:p>0.000</text:p>
          </table:table-cell>
          <table:table-cell table:formula="of:=INDIRECT([.U184] &amp; [.V184])" office:value-type="float" office:value="0" calcext:value-type="float">
            <text:p>0.000</text:p>
          </table:table-cell>
          <table:table-cell table:formula="of:=[.N180]" office:value-type="float" office:value="5.042" calcext:value-type="float">
            <text:p>5.042</text:p>
          </table:table-cell>
          <table:table-cell table:style-name="ce28" table:formula="of:=[.L184]-[.L185]" office:value-type="float" office:value="0" calcext:value-type="float">
            <text:p>0.00</text:p>
          </table:table-cell>
          <table:table-cell table:number-columns-repeated="4"/>
          <table:table-cell table:formula="of:=[.T180]" office:value-type="string" office:string-value="B" calcext:value-type="string">
            <text:p>B</text:p>
          </table:table-cell>
          <table:table-cell table:style-name="ce1" table:formula="of:=[.U180]" office:value-type="string" office:string-value="C" calcext:value-type="string">
            <text:p>C</text:p>
          </table:table-cell>
          <table:table-cell table:style-name="ce1" table:formula="of:=[.V182]+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INDIRECT([.T185] &amp; [.V185])" office:value-type="float" office:value="0" calcext:value-type="float">
            <text:p>0.000</text:p>
          </table:table-cell>
          <table:table-cell table:formula="of:=INDIRECT([.U185] &amp; [.V185])" office:value-type="float" office:value="0" calcext:value-type="float">
            <text:p>0.000</text:p>
          </table:table-cell>
          <table:table-cell table:formula="of:=[.N18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81]" office:value-type="string" office:string-value="B" calcext:value-type="string">
            <text:p>B</text:p>
          </table:table-cell>
          <table:table-cell table:style-name="ce1" table:formula="of:=[.U181]" office:value-type="string" office:string-value="C" calcext:value-type="string">
            <text:p>C</text:p>
          </table:table-cell>
          <table:table-cell table:style-name="ce1" table:formula="of:=[.V183]+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INDIRECT([.T186] &amp; [.V186])" office:value-type="float" office:value="0" calcext:value-type="float">
            <text:p>0.000</text:p>
          </table:table-cell>
          <table:table-cell table:formula="of:=INDIRECT([.U186] &amp; [.V186])" office:value-type="float" office:value="0" calcext:value-type="float">
            <text:p>0.000</text:p>
          </table:table-cell>
          <table:table-cell table:formula="of:=[.N182]" office:value-type="float" office:value="1.902" calcext:value-type="float">
            <text:p>1.902</text:p>
          </table:table-cell>
          <table:table-cell table:style-name="ce28" table:formula="of:=[.L186]-[.L187]" office:value-type="float" office:value="0" calcext:value-type="float">
            <text:p>0.00</text:p>
          </table:table-cell>
          <table:table-cell table:number-columns-repeated="4"/>
          <table:table-cell table:formula="of:=[.T182]" office:value-type="string" office:string-value="D" calcext:value-type="string">
            <text:p>D</text:p>
          </table:table-cell>
          <table:table-cell table:style-name="ce1" table:formula="of:=[.U182]" office:value-type="string" office:string-value="E" calcext:value-type="string">
            <text:p>E</text:p>
          </table:table-cell>
          <table:table-cell table:style-name="ce1" table:formula="of:=[.V184]+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INDIRECT([.T187] &amp; [.V187])" office:value-type="float" office:value="0" calcext:value-type="float">
            <text:p>0.000</text:p>
          </table:table-cell>
          <table:table-cell table:formula="of:=INDIRECT([.U187] &amp; [.V187])" office:value-type="float" office:value="0" calcext:value-type="float">
            <text:p>0.000</text:p>
          </table:table-cell>
          <table:table-cell table:formula="of:=[.N183]" office:value-type="float" office:value="5.042" calcext:value-type="float">
            <text:p>5.042</text:p>
          </table:table-cell>
          <table:table-cell table:number-columns-repeated="5"/>
          <table:table-cell table:formula="of:=[.T183]" office:value-type="string" office:string-value="D" calcext:value-type="string">
            <text:p>D</text:p>
          </table:table-cell>
          <table:table-cell table:style-name="ce1" table:formula="of:=[.U183]" office:value-type="string" office:string-value="E" calcext:value-type="string">
            <text:p>E</text:p>
          </table:table-cell>
          <table:table-cell table:style-name="ce1" table:formula="of:=[.V185]+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INDIRECT([.T188] &amp; [.V188])" office:value-type="float" office:value="0" calcext:value-type="float">
            <text:p>0.000</text:p>
          </table:table-cell>
          <table:table-cell table:formula="of:=INDIRECT([.U188] &amp; [.V188])" office:value-type="float" office:value="0" calcext:value-type="float">
            <text:p>0.000</text:p>
          </table:table-cell>
          <table:table-cell table:formula="of:=[.N184]" office:value-type="float" office:value="5.042" calcext:value-type="float">
            <text:p>5.042</text:p>
          </table:table-cell>
          <table:table-cell table:style-name="ce28" table:formula="of:=[.L188]-[.L189]" office:value-type="float" office:value="0" calcext:value-type="float">
            <text:p>0.00</text:p>
          </table:table-cell>
          <table:table-cell table:number-columns-repeated="4"/>
          <table:table-cell table:formula="of:=[.T184]" office:value-type="string" office:string-value="B" calcext:value-type="string">
            <text:p>B</text:p>
          </table:table-cell>
          <table:table-cell table:style-name="ce1" table:formula="of:=[.U184]" office:value-type="string" office:string-value="C" calcext:value-type="string">
            <text:p>C</text:p>
          </table:table-cell>
          <table:table-cell table:style-name="ce1" table:formula="of:=[.V186]+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INDIRECT([.T189] &amp; [.V189])" office:value-type="float" office:value="0" calcext:value-type="float">
            <text:p>0.000</text:p>
          </table:table-cell>
          <table:table-cell table:formula="of:=INDIRECT([.U189] &amp; [.V189])" office:value-type="float" office:value="0" calcext:value-type="float">
            <text:p>0.000</text:p>
          </table:table-cell>
          <table:table-cell table:formula="of:=[.N185]" office:value-type="float" office:value="1.902" calcext:value-type="float">
            <text:p>1.902</text:p>
          </table:table-cell>
          <table:table-cell table:number-columns-repeated="5"/>
          <table:table-cell table:formula="of:=[.T185]" office:value-type="string" office:string-value="B" calcext:value-type="string">
            <text:p>B</text:p>
          </table:table-cell>
          <table:table-cell table:style-name="ce1" table:formula="of:=[.U185]" office:value-type="string" office:string-value="C" calcext:value-type="string">
            <text:p>C</text:p>
          </table:table-cell>
          <table:table-cell table:style-name="ce1" table:formula="of:=[.V187]+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INDIRECT([.T190] &amp; [.V190])" office:value-type="float" office:value="0" calcext:value-type="float">
            <text:p>0.000</text:p>
          </table:table-cell>
          <table:table-cell table:formula="of:=INDIRECT([.U190] &amp; [.V190])" office:value-type="float" office:value="0" calcext:value-type="float">
            <text:p>0.000</text:p>
          </table:table-cell>
          <table:table-cell table:formula="of:=[.N186]" office:value-type="float" office:value="1.902" calcext:value-type="float">
            <text:p>1.902</text:p>
          </table:table-cell>
          <table:table-cell table:style-name="ce28" table:formula="of:=[.L190]-[.L191]" office:value-type="float" office:value="0" calcext:value-type="float">
            <text:p>0.00</text:p>
          </table:table-cell>
          <table:table-cell table:number-columns-repeated="4"/>
          <table:table-cell table:formula="of:=[.T186]" office:value-type="string" office:string-value="D" calcext:value-type="string">
            <text:p>D</text:p>
          </table:table-cell>
          <table:table-cell table:style-name="ce1" table:formula="of:=[.U186]" office:value-type="string" office:string-value="E" calcext:value-type="string">
            <text:p>E</text:p>
          </table:table-cell>
          <table:table-cell table:style-name="ce1" table:formula="of:=[.V188]+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INDIRECT([.T191] &amp; [.V191])" office:value-type="float" office:value="0" calcext:value-type="float">
            <text:p>0.000</text:p>
          </table:table-cell>
          <table:table-cell table:formula="of:=INDIRECT([.U191] &amp; [.V191])" office:value-type="float" office:value="0" calcext:value-type="float">
            <text:p>0.000</text:p>
          </table:table-cell>
          <table:table-cell table:formula="of:=[.N187]" office:value-type="float" office:value="5.042" calcext:value-type="float">
            <text:p>5.042</text:p>
          </table:table-cell>
          <table:table-cell table:number-columns-repeated="5"/>
          <table:table-cell table:formula="of:=[.T187]" office:value-type="string" office:string-value="D" calcext:value-type="string">
            <text:p>D</text:p>
          </table:table-cell>
          <table:table-cell table:style-name="ce1" table:formula="of:=[.U187]" office:value-type="string" office:string-value="E" calcext:value-type="string">
            <text:p>E</text:p>
          </table:table-cell>
          <table:table-cell table:style-name="ce1" table:formula="of:=[.V189]+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INDIRECT([.T192] &amp; [.V192])" office:value-type="float" office:value="0" calcext:value-type="float">
            <text:p>0.000</text:p>
          </table:table-cell>
          <table:table-cell table:formula="of:=INDIRECT([.U192] &amp; [.V192])" office:value-type="float" office:value="0" calcext:value-type="float">
            <text:p>0.000</text:p>
          </table:table-cell>
          <table:table-cell table:formula="of:=[.N188]" office:value-type="float" office:value="5.042" calcext:value-type="float">
            <text:p>5.042</text:p>
          </table:table-cell>
          <table:table-cell table:style-name="ce28" table:formula="of:=[.L192]-[.L193]" office:value-type="float" office:value="0" calcext:value-type="float">
            <text:p>0.00</text:p>
          </table:table-cell>
          <table:table-cell table:number-columns-repeated="4"/>
          <table:table-cell table:formula="of:=[.T188]" office:value-type="string" office:string-value="B" calcext:value-type="string">
            <text:p>B</text:p>
          </table:table-cell>
          <table:table-cell table:style-name="ce1" table:formula="of:=[.U188]" office:value-type="string" office:string-value="C" calcext:value-type="string">
            <text:p>C</text:p>
          </table:table-cell>
          <table:table-cell table:style-name="ce1" table:formula="of:=[.V190]+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INDIRECT([.T193] &amp; [.V193])" office:value-type="float" office:value="0" calcext:value-type="float">
            <text:p>0.000</text:p>
          </table:table-cell>
          <table:table-cell table:formula="of:=INDIRECT([.U193] &amp; [.V193])" office:value-type="float" office:value="0" calcext:value-type="float">
            <text:p>0.000</text:p>
          </table:table-cell>
          <table:table-cell table:formula="of:=[.N18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89]" office:value-type="string" office:string-value="B" calcext:value-type="string">
            <text:p>B</text:p>
          </table:table-cell>
          <table:table-cell table:style-name="ce1" table:formula="of:=[.U189]" office:value-type="string" office:string-value="C" calcext:value-type="string">
            <text:p>C</text:p>
          </table:table-cell>
          <table:table-cell table:style-name="ce1" table:formula="of:=[.V191]+1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INDIRECT([.T194] &amp; [.V194])" office:value-type="float" office:value="0" calcext:value-type="float">
            <text:p>0.000</text:p>
          </table:table-cell>
          <table:table-cell table:formula="of:=INDIRECT([.U194] &amp; [.V194])" office:value-type="float" office:value="0" calcext:value-type="float">
            <text:p>0.000</text:p>
          </table:table-cell>
          <table:table-cell table:formula="of:=[.N190]" office:value-type="float" office:value="1.902" calcext:value-type="float">
            <text:p>1.902</text:p>
          </table:table-cell>
          <table:table-cell table:style-name="ce28" table:formula="of:=[.L194]-[.L195]" office:value-type="float" office:value="0" calcext:value-type="float">
            <text:p>0.00</text:p>
          </table:table-cell>
          <table:table-cell table:number-columns-repeated="4"/>
          <table:table-cell table:formula="of:=[.T190]" office:value-type="string" office:string-value="D" calcext:value-type="string">
            <text:p>D</text:p>
          </table:table-cell>
          <table:table-cell table:style-name="ce1" table:formula="of:=[.U190]" office:value-type="string" office:string-value="E" calcext:value-type="string">
            <text:p>E</text:p>
          </table:table-cell>
          <table:table-cell table:style-name="ce1" table:formula="of:=[.V192]+1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INDIRECT([.T195] &amp; [.V195])" office:value-type="float" office:value="0" calcext:value-type="float">
            <text:p>0.000</text:p>
          </table:table-cell>
          <table:table-cell table:formula="of:=INDIRECT([.U195] &amp; [.V195])" office:value-type="float" office:value="0" calcext:value-type="float">
            <text:p>0.000</text:p>
          </table:table-cell>
          <table:table-cell table:formula="of:=[.N191]" office:value-type="float" office:value="5.042" calcext:value-type="float">
            <text:p>5.042</text:p>
          </table:table-cell>
          <table:table-cell table:number-columns-repeated="5"/>
          <table:table-cell table:formula="of:=[.T191]" office:value-type="string" office:string-value="D" calcext:value-type="string">
            <text:p>D</text:p>
          </table:table-cell>
          <table:table-cell table:style-name="ce1" table:formula="of:=[.U191]" office:value-type="string" office:string-value="E" calcext:value-type="string">
            <text:p>E</text:p>
          </table:table-cell>
          <table:table-cell table:style-name="ce1" table:formula="of:=[.V193]+1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INDIRECT([.T196] &amp; [.V196])" office:value-type="float" office:value="0" calcext:value-type="float">
            <text:p>0.000</text:p>
          </table:table-cell>
          <table:table-cell table:formula="of:=INDIRECT([.U196] &amp; [.V196])" office:value-type="float" office:value="0" calcext:value-type="float">
            <text:p>0.000</text:p>
          </table:table-cell>
          <table:table-cell table:formula="of:=[.N192]" office:value-type="float" office:value="5.042" calcext:value-type="float">
            <text:p>5.042</text:p>
          </table:table-cell>
          <table:table-cell table:style-name="ce28" table:formula="of:=[.L196]-[.L197]" office:value-type="float" office:value="0" calcext:value-type="float">
            <text:p>0.00</text:p>
          </table:table-cell>
          <table:table-cell table:number-columns-repeated="4"/>
          <table:table-cell table:formula="of:=[.T192]" office:value-type="string" office:string-value="B" calcext:value-type="string">
            <text:p>B</text:p>
          </table:table-cell>
          <table:table-cell table:style-name="ce1" table:formula="of:=[.U192]" office:value-type="string" office:string-value="C" calcext:value-type="string">
            <text:p>C</text:p>
          </table:table-cell>
          <table:table-cell table:style-name="ce1" table:formula="of:=[.V194]+1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INDIRECT([.T197] &amp; [.V197])" office:value-type="float" office:value="0" calcext:value-type="float">
            <text:p>0.000</text:p>
          </table:table-cell>
          <table:table-cell table:formula="of:=INDIRECT([.U197] &amp; [.V197])" office:value-type="float" office:value="0" calcext:value-type="float">
            <text:p>0.000</text:p>
          </table:table-cell>
          <table:table-cell table:formula="of:=[.N193]" office:value-type="float" office:value="1.902" calcext:value-type="float">
            <text:p>1.902</text:p>
          </table:table-cell>
          <table:table-cell table:number-columns-repeated="5"/>
          <table:table-cell table:formula="of:=[.T193]" office:value-type="string" office:string-value="B" calcext:value-type="string">
            <text:p>B</text:p>
          </table:table-cell>
          <table:table-cell table:style-name="ce1" table:formula="of:=[.U193]" office:value-type="string" office:string-value="C" calcext:value-type="string">
            <text:p>C</text:p>
          </table:table-cell>
          <table:table-cell table:style-name="ce1" table:formula="of:=[.V195]+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INDIRECT([.T198] &amp; [.V198])" office:value-type="float" office:value="0" calcext:value-type="float">
            <text:p>0.000</text:p>
          </table:table-cell>
          <table:table-cell table:formula="of:=INDIRECT([.U198] &amp; [.V198])" office:value-type="float" office:value="0" calcext:value-type="float">
            <text:p>0.000</text:p>
          </table:table-cell>
          <table:table-cell table:formula="of:=[.N194]" office:value-type="float" office:value="1.902" calcext:value-type="float">
            <text:p>1.902</text:p>
          </table:table-cell>
          <table:table-cell table:style-name="ce28" table:formula="of:=[.L198]-[.L199]" office:value-type="float" office:value="0" calcext:value-type="float">
            <text:p>0.00</text:p>
          </table:table-cell>
          <table:table-cell table:number-columns-repeated="4"/>
          <table:table-cell table:formula="of:=[.T194]" office:value-type="string" office:string-value="D" calcext:value-type="string">
            <text:p>D</text:p>
          </table:table-cell>
          <table:table-cell table:style-name="ce1" table:formula="of:=[.U194]" office:value-type="string" office:string-value="E" calcext:value-type="string">
            <text:p>E</text:p>
          </table:table-cell>
          <table:table-cell table:style-name="ce1" table:formula="of:=[.V196]+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INDIRECT([.T199] &amp; [.V199])" office:value-type="float" office:value="0" calcext:value-type="float">
            <text:p>0.000</text:p>
          </table:table-cell>
          <table:table-cell table:formula="of:=INDIRECT([.U199] &amp; [.V199])" office:value-type="float" office:value="0" calcext:value-type="float">
            <text:p>0.000</text:p>
          </table:table-cell>
          <table:table-cell table:formula="of:=[.N195]" office:value-type="float" office:value="5.042" calcext:value-type="float">
            <text:p>5.042</text:p>
          </table:table-cell>
          <table:table-cell table:number-columns-repeated="5"/>
          <table:table-cell table:formula="of:=[.T195]" office:value-type="string" office:string-value="D" calcext:value-type="string">
            <text:p>D</text:p>
          </table:table-cell>
          <table:table-cell table:style-name="ce1" table:formula="of:=[.U195]" office:value-type="string" office:string-value="E" calcext:value-type="string">
            <text:p>E</text:p>
          </table:table-cell>
          <table:table-cell table:style-name="ce1" table:formula="of:=[.V197]+1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INDIRECT([.T200] &amp; [.V200])" office:value-type="float" office:value="0" calcext:value-type="float">
            <text:p>0.000</text:p>
          </table:table-cell>
          <table:table-cell table:formula="of:=INDIRECT([.U200] &amp; [.V200])" office:value-type="float" office:value="0" calcext:value-type="float">
            <text:p>0.000</text:p>
          </table:table-cell>
          <table:table-cell table:formula="of:=[.N196]" office:value-type="float" office:value="5.042" calcext:value-type="float">
            <text:p>5.042</text:p>
          </table:table-cell>
          <table:table-cell table:style-name="ce28" table:formula="of:=[.L200]-[.L201]" office:value-type="float" office:value="0" calcext:value-type="float">
            <text:p>0.00</text:p>
          </table:table-cell>
          <table:table-cell table:number-columns-repeated="4"/>
          <table:table-cell table:formula="of:=[.T196]" office:value-type="string" office:string-value="B" calcext:value-type="string">
            <text:p>B</text:p>
          </table:table-cell>
          <table:table-cell table:style-name="ce1" table:formula="of:=[.U196]" office:value-type="string" office:string-value="C" calcext:value-type="string">
            <text:p>C</text:p>
          </table:table-cell>
          <table:table-cell table:style-name="ce1" table:formula="of:=[.V198]+1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INDIRECT([.T201] &amp; [.V201])" office:value-type="float" office:value="0" calcext:value-type="float">
            <text:p>0.000</text:p>
          </table:table-cell>
          <table:table-cell table:formula="of:=INDIRECT([.U201] &amp; [.V201])" office:value-type="float" office:value="0" calcext:value-type="float">
            <text:p>0.000</text:p>
          </table:table-cell>
          <table:table-cell table:formula="of:=[.N19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97]" office:value-type="string" office:string-value="B" calcext:value-type="string">
            <text:p>B</text:p>
          </table:table-cell>
          <table:table-cell table:style-name="ce1" table:formula="of:=[.U197]" office:value-type="string" office:string-value="C" calcext:value-type="string">
            <text:p>C</text:p>
          </table:table-cell>
          <table:table-cell table:style-name="ce1" table:formula="of:=[.V199]+1" office:value-type="float" office:value="102" calcext:value-type="float">
            <text:p>102</text:p>
          </table:table-cell>
          <table:table-cell table:number-columns-repeated="2"/>
        </table:table-row>
        <table:table-row table:style-name="ro1" table:number-rows-repeated="104837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text> </number:text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8:28:49.181156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6-07T19:49:16.740426923</dc:date>
    <meta:editing-duration>P1DT13H59M40S</meta:editing-duration>
    <meta:editing-cycles>58</meta:editing-cycles>
    <meta:document-statistic meta:table-count="1" meta:cell-count="1831" meta:object-count="0"/>
  </office:meta>
</office:document-meta>
</file>